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12000003B80000035120DB38450CA2B626.wmf" manifest:media-type="image/x-wmf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138.76pt"/>
    </style:style>
    <style:style style:name="co3" style:family="table-column">
      <style:table-column-properties fo:break-before="auto" style:column-width="744.01pt"/>
    </style:style>
    <style:style style:name="co4" style:family="table-column">
      <style:table-column-properties fo:break-before="auto" style:column-width="186.75pt"/>
    </style:style>
    <style:style style:name="co5" style:family="table-column">
      <style:table-column-properties fo:break-before="auto" style:column-width="44.25pt"/>
    </style:style>
    <style:style style:name="co6" style:family="table-column">
      <style:table-column-properties fo:break-before="auto" style:column-width="343.5pt"/>
    </style:style>
    <style:style style:name="co8" style:family="table-column">
      <style:table-column-properties fo:break-before="auto" style:column-width="63.75pt"/>
    </style:style>
    <style:style style:name="co9" style:family="table-column">
      <style:table-column-properties fo:break-before="auto" style:column-width="135.01pt"/>
    </style:style>
    <style:style style:name="co10" style:family="table-column">
      <style:table-column-properties fo:break-before="auto" style:column-width="103.4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.76pt" fo:break-before="auto" style:use-optimal-row-height="true"/>
    </style:style>
    <style:style style:name="ta3" style:family="table" style:master-page-name="PageStyle_5f_Sheet3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77933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ac09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77933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558ed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b3a2c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b3a2c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77933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b3a2c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Hyperlink" style:data-style-name="N0">
      <style:table-cell-properties fo:border-bottom="1.76pt solid #ffffff" fo:background-color="#edf3fe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1/" xlink:type="simple"/>
      </style:table-cell-properties>
      <style:paragraph-properties fo:text-align="start" css3t:text-justify="auto" fo:margin-left="0pt" style:writing-mode="page"/>
    </style:style>
    <style:style style:name="ce23" style:family="table-cell" style:parent-style-name="Default">
      <style:table-cell-properties fo:border-bottom="1.76pt solid #ffffff" fo:background-color="#ffffff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4" style:family="table-cell" style:parent-style-name="Default">
      <style:table-cell-properties fo:border-bottom="1.76pt solid #ffffff" fo:background-color="#edf3f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5" style:family="table-cell" style:parent-style-name="Default">
      <style:table-cell-properties fo:border-bottom="0.74pt dotted #a8d8eb" fo:background-color="#d9ebf5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6" style:family="table-cell" style:parent-style-name="Excel_20_Built-in_20_Hyperlink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2/" xlink:type="simple"/>
      </style:table-cell-properties>
      <style:paragraph-properties fo:text-align="start" css3t:text-justify="auto" fo:margin-left="0pt" style:writing-mode="page"/>
    </style:style>
    <style:style style:name="ce27" style:family="table-cell" style:parent-style-name="Excel_20_Built-in_20_Hyperlink" style:data-style-name="N0">
      <style:table-cell-properties fo:border-bottom="1.76pt solid #ffffff" fo:background-color="#edf3fe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3/" xlink:type="simple"/>
      </style:table-cell-properties>
      <style:paragraph-properties fo:text-align="start" css3t:text-justify="auto" fo:margin-left="0pt" style:writing-mode="page"/>
    </style:style>
    <style:style style:name="ce28" style:family="table-cell" style:parent-style-name="Excel_20_Built-in_20_Hyperlink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4/" xlink:type="simple"/>
      </style:table-cell-properties>
      <style:paragraph-properties fo:text-align="start" css3t:text-justify="auto" fo:margin-left="0pt" style:writing-mode="page"/>
    </style:style>
    <style:style style:name="ce29" style:family="table-cell" style:parent-style-name="Excel_20_Built-in_20_Hyperlink" style:data-style-name="N0">
      <style:table-cell-properties fo:border-bottom="1.76pt solid #ffffff" fo:background-color="#edf3fe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5/" xlink:type="simple"/>
      </style:table-cell-properties>
      <style:paragraph-properties fo:text-align="start" css3t:text-justify="auto" fo:margin-left="0pt" style:writing-mode="page"/>
    </style:style>
    <style:style style:name="ce30" style:family="table-cell" style:parent-style-name="Excel_20_Built-in_20_Hyperlink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6/" xlink:type="simple"/>
      </style:table-cell-properties>
      <style:paragraph-properties fo:text-align="start" css3t:text-justify="auto" fo:margin-left="0pt" style:writing-mode="page"/>
    </style:style>
    <style:style style:name="ce31" style:family="table-cell" style:parent-style-name="Excel_20_Built-in_20_Hyperlink" style:data-style-name="N0">
      <style:table-cell-properties fo:border-bottom="1.76pt solid #ffffff" fo:background-color="#edf3fe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7/" xlink:type="simple"/>
      </style:table-cell-properties>
      <style:paragraph-properties fo:text-align="start" css3t:text-justify="auto" fo:margin-left="0pt" style:writing-mode="page"/>
    </style:style>
    <style:style style:name="ce32" style:family="table-cell" style:parent-style-name="Excel_20_Built-in_20_Hyperlink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8/" xlink:type="simple"/>
      </style:table-cell-properties>
      <style:paragraph-properties fo:text-align="start" css3t:text-justify="auto" fo:margin-left="0pt" style:writing-mode="page"/>
    </style:style>
    <style:style style:name="ce33" style:family="table-cell" style:parent-style-name="Excel_20_Built-in_20_Hyperlink" style:data-style-name="N0">
      <style:table-cell-properties fo:border-bottom="1.76pt solid #ffffff" fo:background-color="#edf3fe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9/" xlink:type="simple"/>
      </style:table-cell-properties>
      <style:paragraph-properties fo:text-align="start" css3t:text-justify="auto" fo:margin-left="0pt" style:writing-mode="page"/>
    </style:style>
    <style:style style:name="ce34" style:family="table-cell" style:parent-style-name="Excel_20_Built-in_20_Hyperlink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10/" xlink:type="simple"/>
      </style:table-cell-properties>
      <style:paragraph-properties fo:text-align="start" css3t:text-justify="auto" fo:margin-left="0pt" style:writing-mode="page"/>
    </style:style>
    <style:style style:name="ce35" style:family="table-cell" style:parent-style-name="Excel_20_Built-in_20_Hyperlink" style:data-style-name="N0">
      <style:table-cell-properties fo:border-bottom="1.76pt solid #ffffff" fo:background-color="#edf3fe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11/" xlink:type="simple"/>
      </style:table-cell-properties>
      <style:paragraph-properties fo:text-align="start" css3t:text-justify="auto" fo:margin-left="0pt" style:writing-mode="page"/>
    </style:style>
    <style:style style:name="ce36" style:family="table-cell" style:parent-style-name="Excel_20_Built-in_20_Hyperlink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37/" xlink:type="simple"/>
      </style:table-cell-properties>
      <style:paragraph-properties fo:text-align="start" css3t:text-justify="auto" fo:margin-left="0pt" style:writing-mode="page"/>
    </style:style>
    <style:style style:name="ce37" style:family="table-cell" style:parent-style-name="Excel_20_Built-in_20_Hyperlink" style:data-style-name="N0">
      <style:table-cell-properties fo:border-bottom="1.76pt solid #ffffff" fo:background-color="#edf3fe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21/" xlink:type="simple"/>
      </style:table-cell-properties>
      <style:paragraph-properties fo:text-align="start" css3t:text-justify="auto" fo:margin-left="0pt" style:writing-mode="page"/>
    </style:style>
    <style:style style:name="ce38" style:family="table-cell" style:parent-style-name="Excel_20_Built-in_20_Hyperlink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22/" xlink:type="simple"/>
      </style:table-cell-properties>
      <style:paragraph-properties fo:text-align="start" css3t:text-justify="auto" fo:margin-left="0pt" style:writing-mode="page"/>
    </style:style>
    <style:style style:name="ce39" style:family="table-cell" style:parent-style-name="Excel_20_Built-in_20_Hyperlink" style:data-style-name="N0">
      <style:table-cell-properties fo:border-bottom="1.76pt solid #ffffff" fo:background-color="#edf3fe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27/" xlink:type="simple"/>
      </style:table-cell-properties>
      <style:paragraph-properties fo:text-align="start" css3t:text-justify="auto" fo:margin-left="0pt" style:writing-mode="page"/>
    </style:style>
    <style:style style:name="ce40" style:family="table-cell" style:parent-style-name="Excel_20_Built-in_20_Hyperlink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20/" xlink:type="simple"/>
      </style:table-cell-properties>
      <style:paragraph-properties fo:text-align="start" css3t:text-justify="auto" fo:margin-left="0pt" style:writing-mode="page"/>
    </style:style>
    <style:style style:name="ce41" style:family="table-cell" style:parent-style-name="Excel_20_Built-in_20_Hyperlink" style:data-style-name="N0">
      <style:table-cell-properties fo:border-bottom="0.74pt dotted #a8d8eb" fo:background-color="#d9ebf5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23/" xlink:type="simple"/>
      </style:table-cell-properties>
      <style:paragraph-properties fo:text-align="start" css3t:text-justify="auto" fo:margin-left="0pt" style:writing-mode="page"/>
    </style:style>
    <style:style style:name="ce42" style:family="table-cell" style:parent-style-name="Excel_20_Built-in_20_Hyperlink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42/" xlink:type="simple"/>
      </style:table-cell-properties>
      <style:paragraph-properties fo:text-align="start" css3t:text-justify="auto" fo:margin-left="0pt" style:writing-mode="page"/>
    </style:style>
    <style:style style:name="ce43" style:family="table-cell" style:parent-style-name="Excel_20_Built-in_20_Hyperlink" style:data-style-name="N0">
      <style:table-cell-properties fo:border-bottom="1.76pt solid #ffffff" fo:background-color="#edf3fe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41/" xlink:type="simple"/>
      </style:table-cell-properties>
      <style:paragraph-properties fo:text-align="start" css3t:text-justify="auto" fo:margin-left="0pt" style:writing-mode="page"/>
    </style:style>
    <style:style style:name="ce44" style:family="table-cell" style:parent-style-name="Excel_20_Built-in_20_Hyperlink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31/" xlink:type="simple"/>
      </style:table-cell-properties>
      <style:paragraph-properties fo:text-align="start" css3t:text-justify="auto" fo:margin-left="0pt" style:writing-mode="page"/>
    </style:style>
    <style:style style:name="ce45" style:family="table-cell" style:parent-style-name="Excel_20_Built-in_20_Hyperlink" style:data-style-name="N0">
      <style:table-cell-properties fo:border-bottom="1.76pt solid #ffffff" fo:background-color="#edf3fe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12/" xlink:type="simple"/>
      </style:table-cell-properties>
      <style:paragraph-properties fo:text-align="start" css3t:text-justify="auto" fo:margin-left="0pt" style:writing-mode="page"/>
    </style:style>
    <style:style style:name="ce46" style:family="table-cell" style:parent-style-name="Excel_20_Built-in_20_Hyperlink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13/" xlink:type="simple"/>
      </style:table-cell-properties>
      <style:paragraph-properties fo:text-align="start" css3t:text-justify="auto" fo:margin-left="0pt" style:writing-mode="page"/>
    </style:style>
    <style:style style:name="ce47" style:family="table-cell" style:parent-style-name="Excel_20_Built-in_20_Hyperlink" style:data-style-name="N0">
      <style:table-cell-properties fo:border-bottom="1.76pt solid #ffffff" fo:background-color="#edf3fe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14/" xlink:type="simple"/>
      </style:table-cell-properties>
      <style:paragraph-properties fo:text-align="start" css3t:text-justify="auto" fo:margin-left="0pt" style:writing-mode="page"/>
    </style:style>
    <style:style style:name="ce48" style:family="table-cell" style:parent-style-name="Excel_20_Built-in_20_Hyperlink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15/" xlink:type="simple"/>
      </style:table-cell-properties>
      <style:paragraph-properties fo:text-align="start" css3t:text-justify="auto" fo:margin-left="0pt" style:writing-mode="page"/>
    </style:style>
    <style:style style:name="ce49" style:family="table-cell" style:parent-style-name="Excel_20_Built-in_20_Hyperlink" style:data-style-name="N0">
      <style:table-cell-properties fo:border-bottom="1.76pt solid #ffffff" fo:background-color="#edf3fe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16/" xlink:type="simple"/>
      </style:table-cell-properties>
      <style:paragraph-properties fo:text-align="start" css3t:text-justify="auto" fo:margin-left="0pt" style:writing-mode="page"/>
    </style:style>
    <style:style style:name="ce50" style:family="table-cell" style:parent-style-name="Excel_20_Built-in_20_Hyperlink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17/" xlink:type="simple"/>
      </style:table-cell-properties>
      <style:paragraph-properties fo:text-align="start" css3t:text-justify="auto" fo:margin-left="0pt" style:writing-mode="page"/>
    </style:style>
    <style:style style:name="ce51" style:family="table-cell" style:parent-style-name="Excel_20_Built-in_20_Hyperlink" style:data-style-name="N0">
      <style:table-cell-properties fo:border-bottom="1.76pt solid #ffffff" fo:background-color="#edf3fe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18/" xlink:type="simple"/>
      </style:table-cell-properties>
      <style:paragraph-properties fo:text-align="start" css3t:text-justify="auto" fo:margin-left="0pt" style:writing-mode="page"/>
    </style:style>
    <style:style style:name="ce52" style:family="table-cell" style:parent-style-name="Excel_20_Built-in_20_Hyperlink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19/" xlink:type="simple"/>
      </style:table-cell-properties>
      <style:paragraph-properties fo:text-align="start" css3t:text-justify="auto" fo:margin-left="0pt" style:writing-mode="page"/>
    </style:style>
    <style:style style:name="ce53" style:family="table-cell" style:parent-style-name="Excel_20_Built-in_20_Hyperlink" style:data-style-name="N0">
      <style:table-cell-properties fo:border-bottom="1.76pt solid #ffffff" fo:background-color="#edf3fe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26/" xlink:type="simple"/>
      </style:table-cell-properties>
      <style:paragraph-properties fo:text-align="start" css3t:text-justify="auto" fo:margin-left="0pt" style:writing-mode="page"/>
    </style:style>
    <style:style style:name="ce54" style:family="table-cell" style:parent-style-name="Excel_20_Built-in_20_Hyperlink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24/" xlink:type="simple"/>
      </style:table-cell-properties>
      <style:paragraph-properties fo:text-align="start" css3t:text-justify="auto" fo:margin-left="0pt" style:writing-mode="page"/>
    </style:style>
    <style:style style:name="ce55" style:family="table-cell" style:parent-style-name="Excel_20_Built-in_20_Hyperlink" style:data-style-name="N0">
      <style:table-cell-properties fo:border-bottom="1.76pt solid #ffffff" fo:background-color="#edf3fe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25/" xlink:type="simple"/>
      </style:table-cell-properties>
      <style:paragraph-properties fo:text-align="start" css3t:text-justify="auto" fo:margin-left="0pt" style:writing-mode="page"/>
    </style:style>
    <style:style style:name="ce56" style:family="table-cell" style:parent-style-name="Excel_20_Built-in_20_Hyperlink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32/" xlink:type="simple"/>
      </style:table-cell-properties>
      <style:paragraph-properties fo:text-align="start" css3t:text-justify="auto" fo:margin-left="0pt" style:writing-mode="page"/>
    </style:style>
    <style:style style:name="ce57" style:family="table-cell" style:parent-style-name="Excel_20_Built-in_20_Hyperlink" style:data-style-name="N0">
      <style:table-cell-properties fo:border-bottom="1.76pt solid #ffffff" fo:background-color="#edf3fe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28/" xlink:type="simple"/>
      </style:table-cell-properties>
      <style:paragraph-properties fo:text-align="start" css3t:text-justify="auto" fo:margin-left="0pt" style:writing-mode="page"/>
    </style:style>
    <style:style style:name="ce58" style:family="table-cell" style:parent-style-name="Excel_20_Built-in_20_Hyperlink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29/" xlink:type="simple"/>
      </style:table-cell-properties>
      <style:paragraph-properties fo:text-align="start" css3t:text-justify="auto" fo:margin-left="0pt" style:writing-mode="page"/>
    </style:style>
    <style:style style:name="ce59" style:family="table-cell" style:parent-style-name="Excel_20_Built-in_20_Hyperlink" style:data-style-name="N0">
      <style:table-cell-properties fo:border-bottom="1.76pt solid #ffffff" fo:background-color="#edf3fe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30/" xlink:type="simple"/>
      </style:table-cell-properties>
      <style:paragraph-properties fo:text-align="start" css3t:text-justify="auto" fo:margin-left="0pt" style:writing-mode="page"/>
    </style:style>
    <style:style style:name="ce60" style:family="table-cell" style:parent-style-name="Excel_20_Built-in_20_Hyperlink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33/" xlink:type="simple"/>
      </style:table-cell-properties>
      <style:paragraph-properties fo:text-align="start" css3t:text-justify="auto" fo:margin-left="0pt" style:writing-mode="page"/>
    </style:style>
    <style:style style:name="ce61" style:family="table-cell" style:parent-style-name="Excel_20_Built-in_20_Hyperlink" style:data-style-name="N0">
      <style:table-cell-properties fo:border-bottom="1.76pt solid #ffffff" fo:background-color="#edf3fe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34/" xlink:type="simple"/>
      </style:table-cell-properties>
      <style:paragraph-properties fo:text-align="start" css3t:text-justify="auto" fo:margin-left="0pt" style:writing-mode="page"/>
    </style:style>
    <style:style style:name="ce62" style:family="table-cell" style:parent-style-name="Excel_20_Built-in_20_Hyperlink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35/" xlink:type="simple"/>
      </style:table-cell-properties>
      <style:paragraph-properties fo:text-align="start" css3t:text-justify="auto" fo:margin-left="0pt" style:writing-mode="page"/>
    </style:style>
    <style:style style:name="ce63" style:family="table-cell" style:parent-style-name="Excel_20_Built-in_20_Hyperlink" style:data-style-name="N0">
      <style:table-cell-properties fo:border-bottom="1.76pt solid #ffffff" fo:background-color="#edf3fe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36/" xlink:type="simple"/>
      </style:table-cell-properties>
      <style:paragraph-properties fo:text-align="start" css3t:text-justify="auto" fo:margin-left="0pt" style:writing-mode="page"/>
    </style:style>
    <style:style style:name="ce64" style:family="table-cell" style:parent-style-name="Excel_20_Built-in_20_Hyperlink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38/" xlink:type="simple"/>
      </style:table-cell-properties>
      <style:paragraph-properties fo:text-align="start" css3t:text-justify="auto" fo:margin-left="0pt" style:writing-mode="page"/>
    </style:style>
    <style:style style:name="ce65" style:family="table-cell" style:parent-style-name="Excel_20_Built-in_20_Hyperlink" style:data-style-name="N0">
      <style:table-cell-properties fo:border-bottom="1.76pt solid #ffffff" fo:background-color="#edf3fe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39/" xlink:type="simple"/>
      </style:table-cell-properties>
      <style:paragraph-properties fo:text-align="start" css3t:text-justify="auto" fo:margin-left="0pt" style:writing-mode="page"/>
    </style:style>
    <style:style style:name="ce66" style:family="table-cell" style:parent-style-name="Excel_20_Built-in_20_Hyperlink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40/" xlink:type="simple"/>
      </style:table-cell-properties>
      <style:paragraph-properties fo:text-align="start" css3t:text-justify="auto" fo:margin-left="0pt" style:writing-mode="page"/>
    </style:style>
    <style:style style:name="ce67" style:family="table-cell" style:parent-style-name="Excel_20_Built-in_20_Hyperlink" style:data-style-name="N0">
      <style:table-cell-properties fo:border-bottom="1.76pt solid #ffffff" fo:background-color="#edf3fe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43/" xlink:type="simple"/>
      </style:table-cell-properties>
      <style:paragraph-properties fo:text-align="start" css3t:text-justify="auto" fo:margin-left="0pt" style:writing-mode="page"/>
    </style:style>
    <style:style style:name="ce68" style:family="table-cell" style:parent-style-name="Excel_20_Built-in_20_Hyperlink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>
        <style:hyperlink xlink:href="http://103.3.77.226:8081/iclock/data/department/101/" xlink:type="simple"/>
      </style:table-cell-properties>
      <style:paragraph-properties fo:text-align="start" css3t:text-justify="auto" fo:margin-left="0pt" style:writing-mode="page"/>
    </style:style>
    <style:style style:name="ce69" style:family="table-cell" style:parent-style-name="Excel_20_Built-in_20_Hyperlink" style:data-style-name="N0">
      <style:table-cell-properties fo:border-bottom="1.76pt solid #ffffff" fo:background-color="#edf3fe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70" style:family="table-cell" style:parent-style-name="Excel_20_Built-in_20_Hyperlink" style:data-style-name="N0">
      <style:table-cell-properties fo:border-bottom="1.76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71" style:family="table-cell" style:parent-style-name="Excel_20_Built-in_20_Hyperlink" style:data-style-name="N0">
      <style:table-cell-properties fo:border-bottom="0.74pt dotted #a8d8eb" fo:background-color="#d9ebf5" style:cell-protect="protected" style:print-content="true" style:diagonal-bl-tr="none" style:diagonal-tl-br="none" style:text-align-source="fix" style:repeat-content="false" fo:wrap-option="no-wrap" fo:border-left="none" style:direction="ltr" fo:border-right="1.76pt solid #dddddd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2">
        <office:forms form:automatic-focus="false" form:apply-design-mode="false"/>
        <table:table-column table:style-name="co2" table:default-cell-style-name="ce1"/>
        <table:table-column table:style-name="co3" table:default-cell-style-name="ce8"/>
        <table:table-column table:style-name="co4" table:default-cell-style-name="ce1"/>
        <table:table-column table:style-name="co5" table:default-cell-style-name="ce1"/>
        <table:table-column table:style-name="co6" table:default-cell-style-name="ce8"/>
        <table:table-column table:style-name="co8" table:number-columns-repeated="1019" table:default-cell-style-name="ce8"/>
        <table:table-row table:style-name="ro2">
          <table:table-cell office:value-type="string" calcext:value-type="string">
            <text:p>DeptID</text:p>
          </table:table-cell>
          <table:table-cell table:style-name="ce4" office:value-type="string" calcext:value-type="string">
            <text:p>DeptName</text:p>
          </table:table-cell>
          <table:table-cell office:value-type="string" calcext:value-type="string">
            <text:p>Parent id</text:p>
          </table:table-cell>
          <table:table-cell table:style-name="Default" table:number-columns-repeated="1021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style-name="ce4" office:value-type="string" calcext:value-type="string">
            <text:p>Gubernur</text:p>
          </table:table-cell>
          <table:table-cell/>
          <table:table-cell table:style-name="Default" table:number-columns-repeated="1021"/>
        </table:table-row>
        <table:table-row table:style-name="ro2">
          <table:table-cell office:value-type="float" office:value="1002" calcext:value-type="float">
            <text:p>1002</text:p>
          </table:table-cell>
          <table:table-cell table:style-name="ce4" office:value-type="string" calcext:value-type="string">
            <text:p>Wakil Gubernur</text:p>
          </table:table-cell>
          <table:table-cell/>
          <table:table-cell table:style-name="Default" table:number-columns-repeated="1021"/>
        </table:table-row>
        <table:table-row table:style-name="ro2">
          <table:table-cell office:value-type="float" office:value="1003" calcext:value-type="float">
            <text:p>1003</text:p>
          </table:table-cell>
          <table:table-cell table:style-name="ce4" office:value-type="string" calcext:value-type="string">
            <text:p>Asisten 1</text:p>
          </table:table-cell>
          <table:table-cell/>
          <table:table-cell table:style-name="Default" table:number-columns-repeated="1021"/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ce4" office:value-type="string" calcext:value-type="string">
            <text:p>Asisten 2</text:p>
          </table:table-cell>
          <table:table-cell/>
          <table:table-cell table:style-name="Default" table:number-columns-repeated="1021"/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ce4" office:value-type="string" calcext:value-type="string">
            <text:p>Asisten 3</text:p>
          </table:table-cell>
          <table:table-cell/>
          <table:table-cell table:style-name="Default"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ekretaris Daerah</text:p>
          </table:table-cell>
          <table:table-cell table:style-name="ce2" office:value-type="float" office:value="1001" calcext:value-type="float">
            <text:p>1001</text:p>
          </table:table-cell>
          <table:table-cell table:style-name="Default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Biro Pemerintahan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7" office:value-type="string" calcext:value-type="string">
            <text:p>Bagian Bina Pertanahan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ubbag Pengawasan dan Pengendalian Pertanahan</text:p>
          </table:table-cell>
          <table:table-cell office:value-type="float" office:value="161" calcext:value-type="float">
            <text:p>161</text:p>
          </table:table-cell>
          <table:table-cell table:style-name="Default"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ubbag Fasilitasi Tanah Bermasalah</text:p>
          </table:table-cell>
          <table:table-cell office:value-type="float" office:value="161" calcext:value-type="float">
            <text:p>161</text:p>
          </table:table-cell>
          <table:table-cell table:style-name="Default" table:number-columns-repeated="102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ubbag Tata Usaha Biro</text:p>
          </table:table-cell>
          <table:table-cell office:value-type="float" office:value="161" calcext:value-type="float">
            <text:p>161</text:p>
          </table:table-cell>
          <table:table-cell table:style-name="Default"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7" office:value-type="string" calcext:value-type="string">
            <text:p>Bagian Otonomi Daerah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1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office:value-type="string" calcext:value-type="string">
            <text:p>Subbag Penataan Daerah</text:p>
          </table:table-cell>
          <table:table-cell office:value-type="float" office:value="162" calcext:value-type="float">
            <text:p>162</text:p>
          </table:table-cell>
          <table:table-cell table:style-name="Default" table:number-columns-repeated="1021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office:value-type="string" calcext:value-type="string">
            <text:p>Subbag Fasilitasi Kepala Daerah dan DPRD</text:p>
          </table:table-cell>
          <table:table-cell office:value-type="float" office:value="162" calcext:value-type="float">
            <text:p>162</text:p>
          </table:table-cell>
          <table:table-cell table:style-name="Default" table:number-columns-repeated="1021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office:value-type="string" calcext:value-type="string">
            <text:p>Subbag Peningkatan Kapasitas Daerah</text:p>
          </table:table-cell>
          <table:table-cell office:value-type="float" office:value="162" calcext:value-type="float">
            <text:p>162</text:p>
          </table:table-cell>
          <table:table-cell table:style-name="Default"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7" office:value-type="string" calcext:value-type="string">
            <text:p>Bagian Bina Administrasi Kewilayahan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ubbag Pembinaan Wilayah</text:p>
          </table:table-cell>
          <table:table-cell office:value-type="float" office:value="163" calcext:value-type="float">
            <text:p>163</text:p>
          </table:table-cell>
          <table:table-cell table:style-name="Default"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ubbag Fasilitasi Kebijakan Ketentraman Ketertiban, Perlindungan Masyarakat dan Kebencanaan</text:p>
          </table:table-cell>
          <table:table-cell office:value-type="float" office:value="163" calcext:value-type="float">
            <text:p>163</text:p>
          </table:table-cell>
          <table:table-cell table:style-name="Default" table:number-columns-repeated="102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ubbag Dekonsentrasi dan Tugas Pembantuan</text:p>
          </table:table-cell>
          <table:table-cell office:value-type="float" office:value="163" calcext:value-type="float">
            <text:p>163</text:p>
          </table:table-cell>
          <table:table-cell table:style-name="Default"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7" office:value-type="string" calcext:value-type="string">
            <text:p>Kelompok Jabatan Fungsional Biro Pemerintahan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1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9" office:value-type="string" calcext:value-type="string">
            <text:p>PTT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Biro Hukum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7" office:value-type="string" calcext:value-type="string">
            <text:p>Bagian Perundang-Undangan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ubbag Rancangan Peraturan Daerah</text:p>
          </table:table-cell>
          <table:table-cell office:value-type="float" office:value="165" calcext:value-type="float">
            <text:p>165</text:p>
          </table:table-cell>
          <table:table-cell table:style-name="Default" table:number-columns-repeated="102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ubbag Rancangan Peraturan Kepala Daerah</text:p>
          </table:table-cell>
          <table:table-cell office:value-type="float" office:value="165" calcext:value-type="float">
            <text:p>165</text:p>
          </table:table-cell>
          <table:table-cell table:style-name="Default" table:number-columns-repeated="102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ubbag Rancangan Ketetapan</text:p>
          </table:table-cell>
          <table:table-cell office:value-type="float" office:value="165" calcext:value-type="float">
            <text:p>165</text:p>
          </table:table-cell>
          <table:table-cell table:style-name="Default"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7" office:value-type="string" calcext:value-type="string">
            <text:p>Bagian Bantuan Hukum dan Ham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ubbag Sengketa Hukum</text:p>
          </table:table-cell>
          <table:table-cell office:value-type="float" office:value="166" calcext:value-type="float">
            <text:p>166</text:p>
          </table:table-cell>
          <table:table-cell table:style-name="Default" table:number-columns-repeated="102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ubbag Penyusunan Naskah Perjanjian</text:p>
          </table:table-cell>
          <table:table-cell office:value-type="float" office:value="166" calcext:value-type="float">
            <text:p>166</text:p>
          </table:table-cell>
          <table:table-cell table:style-name="Default" table:number-columns-repeated="102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ubbag HAM dan HAKI</text:p>
          </table:table-cell>
          <table:table-cell office:value-type="float" office:value="166" calcext:value-type="float">
            <text:p>166</text:p>
          </table:table-cell>
          <table:table-cell table:style-name="Default"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7" office:value-type="string" calcext:value-type="string">
            <text:p>Bagian Pembinaan Hukum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ubbag Penyuluhan Hukum</text:p>
          </table:table-cell>
          <table:table-cell office:value-type="float" office:value="167" calcext:value-type="float">
            <text:p>167</text:p>
          </table:table-cell>
          <table:table-cell table:style-name="Default" table:number-columns-repeated="102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ubbag Dokumentasi Hukum</text:p>
          </table:table-cell>
          <table:table-cell office:value-type="float" office:value="167" calcext:value-type="float">
            <text:p>167</text:p>
          </table:table-cell>
          <table:table-cell table:style-name="Default" table:number-columns-repeated="102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ubbag Tata Usaha Biro</text:p>
          </table:table-cell>
          <table:table-cell office:value-type="float" office:value="167" calcext:value-type="float">
            <text:p>167</text:p>
          </table:table-cell>
          <table:table-cell table:style-name="Default"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7" office:value-type="string" calcext:value-type="string">
            <text:p>Kelompok Jabatan Fungsional Biro Hukum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9" office:value-type="string" calcext:value-type="string">
            <text:p>PTT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Biro Kesejahteraan Rakyat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7" office:value-type="string" calcext:value-type="string">
            <text:p>Bagian Keagamaan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ubbag Bagian Pembinaan Keagamaan dan Kerukunan Umat Beragama</text:p>
          </table:table-cell>
          <table:table-cell office:value-type="float" office:value="169" calcext:value-type="float">
            <text:p>169</text:p>
          </table:table-cell>
          <table:table-cell table:style-name="Default" table:number-columns-repeated="102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ubbag Sarana dan Prasarana Keagamaan</text:p>
          </table:table-cell>
          <table:table-cell office:value-type="float" office:value="169" calcext:value-type="float">
            <text:p>169</text:p>
          </table:table-cell>
          <table:table-cell table:style-name="Default" table:number-columns-repeated="102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ubbag Pendidikan Keagamaan</text:p>
          </table:table-cell>
          <table:table-cell office:value-type="float" office:value="169" calcext:value-type="float">
            <text:p>169</text:p>
          </table:table-cell>
          <table:table-cell table:style-name="Default"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7" office:value-type="string" calcext:value-type="string">
            <text:p>Bagian Kesejahteraan sosial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ubbag Kesehatan dan Pengendalian Penduduk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02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ubbag sosial, Pemberdayaan Perempuan dan Perlindungan Anak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02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ubbag Tenaga Kerja, Transmigrasi dan Pemberdayaan Masyarakat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7" office:value-type="string" calcext:value-type="string">
            <text:p>Bagian Pendidikan, Kebudayaan, Kepemudaan dan Olahraga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ubbag Pendidikan dan Kebudayaan</text:p>
          </table:table-cell>
          <table:table-cell office:value-type="float" office:value="171" calcext:value-type="float">
            <text:p>171</text:p>
          </table:table-cell>
          <table:table-cell table:style-name="Default" table:number-columns-repeated="1021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ubbag Kepemudaan dan Olahraga</text:p>
          </table:table-cell>
          <table:table-cell office:value-type="float" office:value="171" calcext:value-type="float">
            <text:p>171</text:p>
          </table:table-cell>
          <table:table-cell table:style-name="Default" table:number-columns-repeated="102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ubbag Tata Usaha</text:p>
          </table:table-cell>
          <table:table-cell office:value-type="float" office:value="171" calcext:value-type="float">
            <text:p>171</text:p>
          </table:table-cell>
          <table:table-cell table:style-name="Default"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7" office:value-type="string" calcext:value-type="string">
            <text:p>Kelompok Jabatan Fungsional Biro Kesra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9" office:value-type="string" calcext:value-type="string">
            <text:p>PTT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Biro Administrasi Perekonomian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7" office:value-type="string" calcext:value-type="string">
            <text:p>Bagian Produksi Daerah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2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ubbag Pertambangan dan Energi </text:p>
          </table:table-cell>
          <table:table-cell office:value-type="float" office:value="173" calcext:value-type="float">
            <text:p>173</text:p>
          </table:table-cell>
          <table:table-cell table:style-name="Default" table:number-columns-repeated="102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ubbag Pertanian, Kehutanan, Kelautan dan Perikanan </text:p>
          </table:table-cell>
          <table:table-cell office:value-type="float" office:value="173" calcext:value-type="float">
            <text:p>173</text:p>
          </table:table-cell>
          <table:table-cell table:style-name="Default" table:number-columns-repeated="102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ubbag Perdagangan dan Perindustrian </text:p>
          </table:table-cell>
          <table:table-cell office:value-type="float" office:value="173" calcext:value-type="float">
            <text:p>173</text:p>
          </table:table-cell>
          <table:table-cell table:style-name="Default"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7" office:value-type="string" calcext:value-type="string">
            <text:p>Bagian Penanaman Modal, BUMN dan Lembaga Keungan 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2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ubbag Penanaman Modal dan Promosi </text:p>
          </table:table-cell>
          <table:table-cell office:value-type="float" office:value="174" calcext:value-type="float">
            <text:p>174</text:p>
          </table:table-cell>
          <table:table-cell table:style-name="Default" table:number-columns-repeated="102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ubbag Badan Usaha Milik Daerah </text:p>
          </table:table-cell>
          <table:table-cell office:value-type="float" office:value="174" calcext:value-type="float">
            <text:p>174</text:p>
          </table:table-cell>
          <table:table-cell table:style-name="Default" table:number-columns-repeated="102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ubbag Lemabaga Keuangan, Koperasi dan Usaha Kecil Menengah </text:p>
          </table:table-cell>
          <table:table-cell office:value-type="float" office:value="174" calcext:value-type="float">
            <text:p>174</text:p>
          </table:table-cell>
          <table:table-cell table:style-name="Default"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7" office:value-type="string" calcext:value-type="string">
            <text:p>Bagian Pengembangan Perekonomian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2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ubbag Data dan Statistik Perekonomian </text:p>
          </table:table-cell>
          <table:table-cell office:value-type="float" office:value="175" calcext:value-type="float">
            <text:p>175</text:p>
          </table:table-cell>
          <table:table-cell table:style-name="Default" table:number-columns-repeated="102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ubbag Periwisata dan Perhubungan </text:p>
          </table:table-cell>
          <table:table-cell office:value-type="float" office:value="175" calcext:value-type="float">
            <text:p>175</text:p>
          </table:table-cell>
          <table:table-cell table:style-name="Default" table:number-columns-repeated="102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ubbag Tata Usaha Biro </text:p>
          </table:table-cell>
          <table:table-cell office:value-type="float" office:value="175" calcext:value-type="float">
            <text:p>175</text:p>
          </table:table-cell>
          <table:table-cell table:style-name="Default"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7" office:value-type="string" calcext:value-type="string">
            <text:p>Kelompok Jabatan Fungsional Biro Perekonomian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21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9" office:value-type="string" calcext:value-type="string">
            <text:p>PTT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Biro Bina Adm Pengendalian Pembangunan dan LPBJ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7" office:value-type="string" calcext:value-type="string">
            <text:p>Bagian Program dan Sekretariat LPBJP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02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ubbag Program dan Pelaporan </text:p>
          </table:table-cell>
          <table:table-cell office:value-type="float" office:value="177" calcext:value-type="float">
            <text:p>177</text:p>
          </table:table-cell>
          <table:table-cell table:style-name="Default" table:number-columns-repeated="102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ubbag Pelayanan </text:p>
          </table:table-cell>
          <table:table-cell office:value-type="float" office:value="177" calcext:value-type="float">
            <text:p>177</text:p>
          </table:table-cell>
          <table:table-cell table:style-name="Default" table:number-columns-repeated="102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ubbag Tata Usaha </text:p>
          </table:table-cell>
          <table:table-cell office:value-type="float" office:value="177" calcext:value-type="float">
            <text:p>177</text:p>
          </table:table-cell>
          <table:table-cell table:style-name="Default"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7" office:value-type="string" calcext:value-type="string">
            <text:p>Bagian Administrasi Pembangunan <text:s/>Ekonomi, Sosial, Budaya dan Kesejateraan Rakyat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02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ubbag Pembangunan Ekonomi </text:p>
          </table:table-cell>
          <table:table-cell office:value-type="float" office:value="178" calcext:value-type="float">
            <text:p>178</text:p>
          </table:table-cell>
          <table:table-cell table:style-name="Default" table:number-columns-repeated="102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ubbag Pembengunan Sosial Budaya </text:p>
          </table:table-cell>
          <table:table-cell office:value-type="float" office:value="178" calcext:value-type="float">
            <text:p>178</text:p>
          </table:table-cell>
          <table:table-cell table:style-name="Default" table:number-columns-repeated="102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ubbag Pembangunan Kesejahteraan Rakyat </text:p>
          </table:table-cell>
          <table:table-cell office:value-type="float" office:value="178" calcext:value-type="float">
            <text:p>178</text:p>
          </table:table-cell>
          <table:table-cell table:style-name="Default"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0" office:value-type="string" calcext:value-type="string">
            <text:p>Bagian Administrasi Pembangunan Pembangunan Infrastuktur dan Tata Ruang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021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11" office:value-type="string" calcext:value-type="string">
            <text:p>Subbag Pembengunan Perumahann dan Kawasan Pemukiman </text:p>
          </table:table-cell>
          <table:table-cell office:value-type="float" office:value="179" calcext:value-type="float">
            <text:p>179</text:p>
          </table:table-cell>
          <table:table-cell table:style-name="Default" table:number-columns-repeated="1021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11" office:value-type="string" calcext:value-type="string">
            <text:p>Subbag Pembangunan Sumber Daya Air dan Lingkungan Hidup </text:p>
          </table:table-cell>
          <table:table-cell office:value-type="float" office:value="179" calcext:value-type="float">
            <text:p>179</text:p>
          </table:table-cell>
          <table:table-cell table:style-name="Default" table:number-columns-repeated="1021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11" office:value-type="string" calcext:value-type="string">
            <text:p>Subbag Pembangunan Perhubungan Dan Tata Ruang</text:p>
          </table:table-cell>
          <table:table-cell office:value-type="float" office:value="179" calcext:value-type="float">
            <text:p>179</text:p>
          </table:table-cell>
          <table:table-cell table:style-name="Default"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0" office:value-type="string" calcext:value-type="string">
            <text:p>Kelompok Jabatan Fungsional Biro APLPBJP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021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9" office:value-type="string" calcext:value-type="string">
            <text:p>PTT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Biro Organisasi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7" office:value-type="string" calcext:value-type="string">
            <text:p>Bagian Kelembagaan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02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ubbag Analisis Kelembagaan </text:p>
          </table:table-cell>
          <table:table-cell office:value-type="float" office:value="181" calcext:value-type="float">
            <text:p>181</text:p>
          </table:table-cell>
          <table:table-cell table:style-name="Default" table:number-columns-repeated="102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ubbag Fasilitas dan Monitoring dan Evaluasi Kelembagaan </text:p>
          </table:table-cell>
          <table:table-cell office:value-type="float" office:value="181" calcext:value-type="float">
            <text:p>181</text:p>
          </table:table-cell>
          <table:table-cell table:style-name="Default" table:number-columns-repeated="102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ubbag Analisis Kelembagaan UPT Daerah dan Fasilitas Kelembagaan Pusat</text:p>
          </table:table-cell>
          <table:table-cell office:value-type="float" office:value="181" calcext:value-type="float">
            <text:p>181</text:p>
          </table:table-cell>
          <table:table-cell table:style-name="Default"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7" office:value-type="string" calcext:value-type="string">
            <text:p>Bagian Tatalaksana dan Reformasi Birokrasi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021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ubbag Standarisasi dan Budaya Kerja </text:p>
          </table:table-cell>
          <table:table-cell office:value-type="float" office:value="182" calcext:value-type="float">
            <text:p>182</text:p>
          </table:table-cell>
          <table:table-cell table:style-name="Default" table:number-columns-repeated="102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ubbag Akuntabilitas dan Evaluasi Kinerja </text:p>
          </table:table-cell>
          <table:table-cell office:value-type="float" office:value="182" calcext:value-type="float">
            <text:p>182</text:p>
          </table:table-cell>
          <table:table-cell table:style-name="Default" table:number-columns-repeated="102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ubbag Reformasi Birokrasi dan Pelayanan Publik </text:p>
          </table:table-cell>
          <table:table-cell office:value-type="float" office:value="182" calcext:value-type="float">
            <text:p>182</text:p>
          </table:table-cell>
          <table:table-cell table:style-name="Default"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7" office:value-type="string" calcext:value-type="string">
            <text:p>Bagian Analisis Formasi Jabatan dan Sumber Daya Aparatur 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02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ubbag Analisis dan Evaluasi Jabatan </text:p>
          </table:table-cell>
          <table:table-cell office:value-type="float" office:value="183" calcext:value-type="float">
            <text:p>183</text:p>
          </table:table-cell>
          <table:table-cell table:style-name="Default" table:number-columns-repeated="102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ubbag sumber Daya Aparatur </text:p>
          </table:table-cell>
          <table:table-cell office:value-type="float" office:value="183" calcext:value-type="float">
            <text:p>183</text:p>
          </table:table-cell>
          <table:table-cell table:style-name="Default" table:number-columns-repeated="1021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ubbag Tata Usaha </text:p>
          </table:table-cell>
          <table:table-cell office:value-type="float" office:value="183" calcext:value-type="float">
            <text:p>183</text:p>
          </table:table-cell>
          <table:table-cell table:style-name="Default"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7" office:value-type="string" calcext:value-type="string">
            <text:p>kelompok jabatan fungsional biro organisasi 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021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9" office:value-type="string" calcext:value-type="string">
            <text:p>PTT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Biro Umum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7" office:value-type="string" calcext:value-type="string">
            <text:p>Bagian Kesekretariatan dan Rumah Tangga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021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13" office:value-type="string" calcext:value-type="string">
            <text:p>Subbag Rumah tangga Pimpinan</text:p>
          </table:table-cell>
          <table:table-cell office:value-type="float" office:value="185" calcext:value-type="float">
            <text:p>185</text:p>
          </table:table-cell>
          <table:table-cell table:style-name="Default" table:number-columns-repeated="1021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13" office:value-type="string" calcext:value-type="string">
            <text:p>Subbag Arsip dan ekspedisi</text:p>
          </table:table-cell>
          <table:table-cell office:value-type="float" office:value="185" calcext:value-type="float">
            <text:p>185</text:p>
          </table:table-cell>
          <table:table-cell table:style-name="Default" table:number-columns-repeated="1021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13" office:value-type="string" calcext:value-type="string">
            <text:p>Subbag tata Usaha, kepegawaian dan Perjalanan</text:p>
          </table:table-cell>
          <table:table-cell office:value-type="float" office:value="185" calcext:value-type="float">
            <text:p>185</text:p>
          </table:table-cell>
          <table:table-cell table:style-name="Default" table:number-columns-repeated="1021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13" office:value-type="string" calcext:value-type="string">
            <text:p>Subbag Tata Usaha sekda, Asisten dan Staf Ahli Gub</text:p>
          </table:table-cell>
          <table:table-cell office:value-type="float" office:value="185" calcext:value-type="float">
            <text:p>185</text:p>
          </table:table-cell>
          <table:table-cell table:style-name="Default"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7" office:value-type="string" calcext:value-type="string">
            <text:p>Bagian Adm keuangan sekda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021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13" office:value-type="string" calcext:value-type="string">
            <text:p>Subbag perencanaan</text:p>
          </table:table-cell>
          <table:table-cell office:value-type="float" office:value="186" calcext:value-type="float">
            <text:p>186</text:p>
          </table:table-cell>
          <table:table-cell table:style-name="Default" table:number-columns-repeated="1021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13" office:value-type="string" calcext:value-type="string">
            <text:p>Subbag Penatausahaan Keuangan</text:p>
          </table:table-cell>
          <table:table-cell office:value-type="float" office:value="186" calcext:value-type="float">
            <text:p>186</text:p>
          </table:table-cell>
          <table:table-cell table:style-name="Default" table:number-columns-repeated="1021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13" office:value-type="string" calcext:value-type="string">
            <text:p>Subbag akuntasi dan Pelaporan</text:p>
          </table:table-cell>
          <table:table-cell office:value-type="float" office:value="186" calcext:value-type="float">
            <text:p>186</text:p>
          </table:table-cell>
          <table:table-cell table:style-name="Default"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7" office:value-type="string" calcext:value-type="string">
            <text:p>Bagian Sarana Prasarana Sekda dan Rumah Jabatan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021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13" office:value-type="string" calcext:value-type="string">
            <text:p>Subbag Sarana Perkantoran</text:p>
          </table:table-cell>
          <table:table-cell office:value-type="float" office:value="187" calcext:value-type="float">
            <text:p>187</text:p>
          </table:table-cell>
          <table:table-cell table:style-name="Default" table:number-columns-repeated="1021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13" office:value-type="string" calcext:value-type="string">
            <text:p>Subbag Prasarana Perkantoran</text:p>
          </table:table-cell>
          <table:table-cell office:value-type="float" office:value="187" calcext:value-type="float">
            <text:p>187</text:p>
          </table:table-cell>
          <table:table-cell table:style-name="Default" table:number-columns-repeated="1021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13" office:value-type="string" calcext:value-type="string">
            <text:p>Subbag Sarana Prasarana Rumah Jabatan</text:p>
          </table:table-cell>
          <table:table-cell office:value-type="float" office:value="187" calcext:value-type="float">
            <text:p>187</text:p>
          </table:table-cell>
          <table:table-cell table:style-name="Default"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7" office:value-type="string" calcext:value-type="string">
            <text:p>kelompok jabatan fungsional biro Umum 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Staf Ahli Bidang hukum dan Politik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4" office:value-type="string" calcext:value-type="string">
            <text:p>Staf Ahli Bidang Pemerintahan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Staf Ahli Bidang Pembangunan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4" office:value-type="string" calcext:value-type="string">
            <text:p>Staf Ahli Bidang Kemasyarakatan dan Sumber Daya manusia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" office:value-type="string" calcext:value-type="string">
            <text:p>Staf Ahli Bidang ekonomi dan Keuangan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" office:value-type="string" calcext:value-type="string">
            <text:p>Asisten 1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" office:value-type="string" calcext:value-type="string">
            <text:p>Asisten 2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" office:value-type="string" calcext:value-type="string">
            <text:p>Asisten 3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021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9" office:value-type="string" calcext:value-type="string">
            <text:p>PTT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Biro Humas dan Protokol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7" office:value-type="string" calcext:value-type="string">
            <text:p>Bagian Pemeritaan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021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13" office:value-type="string" calcext:value-type="string">
            <text:p>Subbag hubungan Media</text:p>
          </table:table-cell>
          <table:table-cell office:value-type="float" office:value="189" calcext:value-type="float">
            <text:p>189</text:p>
          </table:table-cell>
          <table:table-cell table:style-name="Default" table:number-columns-repeated="1021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13" office:value-type="string" calcext:value-type="string">
            <text:p>Subbag Pengelolaan Data dan Naskah Pimpinan</text:p>
          </table:table-cell>
          <table:table-cell office:value-type="float" office:value="189" calcext:value-type="float">
            <text:p>189</text:p>
          </table:table-cell>
          <table:table-cell table:style-name="Default" table:number-columns-repeated="1021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13" office:value-type="string" calcext:value-type="string">
            <text:p>Subbag Peliputan</text:p>
          </table:table-cell>
          <table:table-cell office:value-type="float" office:value="189" calcext:value-type="float">
            <text:p>189</text:p>
          </table:table-cell>
          <table:table-cell table:style-name="Default"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7" office:value-type="string" calcext:value-type="string">
            <text:p>Bagian Dokumentasi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021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13" office:value-type="string" calcext:value-type="string">
            <text:p>Subbag Pengelolaan Dokumen dan Perpustakaan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021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13" office:value-type="string" calcext:value-type="string">
            <text:p>Subbag Produksi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021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13" office:value-type="string" calcext:value-type="string">
            <text:p>Subbag Tata Usaha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7" office:value-type="string" calcext:value-type="string">
            <text:p>Bagian Protokol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021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13" office:value-type="string" calcext:value-type="string">
            <text:p>Subbag Tata Usaha Pimpinan</text:p>
          </table:table-cell>
          <table:table-cell office:value-type="float" office:value="191" calcext:value-type="float">
            <text:p>19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13" office:value-type="string" calcext:value-type="string">
            <text:p>Subbag Tamu Daerah</text:p>
          </table:table-cell>
          <table:table-cell office:value-type="float" office:value="191" calcext:value-type="float">
            <text:p>19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3" office:value-type="string" calcext:value-type="string">
            <text:p>Subbag Acara</text:p>
          </table:table-cell>
          <table:table-cell office:value-type="float" office:value="191" calcext:value-type="float">
            <text:p>19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7" office:value-type="string" calcext:value-type="string">
            <text:p>Kelompok Jabatan Fungsional Biro Humas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9" office:value-type="string" calcext:value-type="string">
            <text:p>PTT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Sekretariat DPR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7" office:value-type="string" calcext:value-type="string">
            <text:p>Bagian Persidangan dan Perundang-undangan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13" office:value-type="string" calcext:value-type="string">
            <text:p>Subbag Rapat dan Risalaha</text:p>
          </table:table-cell>
          <table:table-cell office:value-type="float" office:value="193" calcext:value-type="float">
            <text:p>19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13" office:value-type="string" calcext:value-type="string">
            <text:p>Subbag Alat Kelengkapan Dewan dan Fraksi</text:p>
          </table:table-cell>
          <table:table-cell office:value-type="float" office:value="193" calcext:value-type="float">
            <text:p>19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13" office:value-type="string" calcext:value-type="string">
            <text:p>Subbag Perundang-undangan, Dokumentasi dan perpustakaan</text:p>
          </table:table-cell>
          <table:table-cell office:value-type="float" office:value="193" calcext:value-type="float">
            <text:p>19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7" office:value-type="string" calcext:value-type="string">
            <text:p>Bagian Umum dan Humas 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ubbag urusan dalam dan pengamanan dalam </text:p>
          </table:table-cell>
          <table:table-cell office:value-type="float" office:value="194" calcext:value-type="float">
            <text:p>194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ubbag humas, protokol dan perjalanan </text:p>
          </table:table-cell>
          <table:table-cell office:value-type="float" office:value="194" calcext:value-type="float">
            <text:p>194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ubbag tata usaha </text:p>
          </table:table-cell>
          <table:table-cell office:value-type="float" office:value="194" calcext:value-type="float">
            <text:p>194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7" office:value-type="string" calcext:value-type="string">
            <text:p>Bagian keuangan terdiri dari : 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ubbag perencanaan </text:p>
          </table:table-cell>
          <table:table-cell office:value-type="float" office:value="195" calcext:value-type="float">
            <text:p>195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ubbag tata usaha keuangan </text:p>
          </table:table-cell>
          <table:table-cell office:value-type="float" office:value="195" calcext:value-type="float">
            <text:p>195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ubbag verifikasi dan pembukuan </text:p>
          </table:table-cell>
          <table:table-cell office:value-type="float" office:value="195" calcext:value-type="float">
            <text:p>195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7" office:value-type="string" calcext:value-type="string">
            <text:p>kelompok jabatan fungsioanal Sekretariat DPRD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9" office:value-type="string" calcext:value-type="string">
            <text:p>PTT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Inspektorat provinsi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7" office:value-type="string" calcext:value-type="string">
            <text:p>Sekretariat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ubbag Program </text:p>
          </table:table-cell>
          <table:table-cell office:value-type="float" office:value="197" calcext:value-type="float">
            <text:p>19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ubbag Analisa dan Evaluasi Hasil Pengawasan </text:p>
          </table:table-cell>
          <table:table-cell office:value-type="float" office:value="197" calcext:value-type="float">
            <text:p>19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ubbag Umum dan Keuangan </text:p>
          </table:table-cell>
          <table:table-cell office:value-type="float" office:value="197" calcext:value-type="float">
            <text:p>19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7" office:value-type="string" calcext:value-type="string">
            <text:p>Inspektur pembantu I 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7" office:value-type="string" calcext:value-type="string">
            <text:p>Inspektur pemabantu II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7" office:value-type="string" calcext:value-type="string">
            <text:p>Inspektur Pembantu III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7" office:value-type="string" calcext:value-type="string">
            <text:p>Inspektur pembantu Khusus 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7" office:value-type="string" calcext:value-type="string">
            <text:p>kelompok jabatan fungsional Inspektorat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9" office:value-type="string" calcext:value-type="string">
            <text:p>PTT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Dinas Pendidikan dan Kebudayaan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7" office:value-type="string" calcext:value-type="string">
            <text:p>Sekretariat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13" office:value-type="string" calcext:value-type="string">
            <text:p>Subbag program dan Keuanagn</text:p>
          </table:table-cell>
          <table:table-cell office:value-type="float" office:value="203" calcext:value-type="float">
            <text:p>20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13" office:value-type="string" calcext:value-type="string">
            <text:p>Subbag Umum dan Keuangan </text:p>
          </table:table-cell>
          <table:table-cell office:value-type="float" office:value="203" calcext:value-type="float">
            <text:p>20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13" office:value-type="string" calcext:value-type="string">
            <text:p>Subbag Penyelenggaraan Tugas Pembantuan</text:p>
          </table:table-cell>
          <table:table-cell office:value-type="float" office:value="203" calcext:value-type="float">
            <text:p>20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7" office:value-type="string" calcext:value-type="string">
            <text:p>Bagian Pembinaan sekolah menengah Atas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eksi kurikulum sekolah menengah atas </text:p>
          </table:table-cell>
          <table:table-cell office:value-type="float" office:value="204" calcext:value-type="float">
            <text:p>204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eksi Peserta Didik Sekolah menengah Atas</text:p>
          </table:table-cell>
          <table:table-cell office:value-type="float" office:value="204" calcext:value-type="float">
            <text:p>204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eksi kelembagaan dan sarana prasarana sekolah menengah atas </text:p>
          </table:table-cell>
          <table:table-cell office:value-type="float" office:value="204" calcext:value-type="float">
            <text:p>204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7" office:value-type="string" calcext:value-type="string">
            <text:p>bidang pembinaan sekoalh menengah kejuruan terdiri dari : 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eksi kurikulum sekolah menengah kejuruan </text:p>
          </table:table-cell>
          <table:table-cell office:value-type="float" office:value="205" calcext:value-type="float">
            <text:p>205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eksi peserta didik sekoalh menengah kejuruan dan </text:p>
          </table:table-cell>
          <table:table-cell office:value-type="float" office:value="205" calcext:value-type="float">
            <text:p>205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eksi kelembagaan dan sarana prasarana sekolah menengah kejuruan </text:p>
          </table:table-cell>
          <table:table-cell office:value-type="float" office:value="205" calcext:value-type="float">
            <text:p>205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7" office:value-type="string" calcext:value-type="string">
            <text:p>bidang pembinaan pendidikan khusus dan pendidikan layanan khusus terdiri dari: 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eksi kurikulum pendidikan khusus dan pendidikan layanan khusus</text:p>
          </table:table-cell>
          <table:table-cell office:value-type="float" office:value="206" calcext:value-type="float">
            <text:p>206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eksi peserta didik dan pembangunan karakater pendidikan khusus dan pendidkan layanan <text:s/>khusus; dan </text:p>
          </table:table-cell>
          <table:table-cell office:value-type="float" office:value="206" calcext:value-type="float">
            <text:p>206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eksi kelembagaan dan sarana prasarana pendidikan khusus dan pendidiakn khusus </text:p>
          </table:table-cell>
          <table:table-cell office:value-type="float" office:value="206" calcext:value-type="float">
            <text:p>206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7" office:value-type="string" calcext:value-type="string">
            <text:p>bidang pembinaan ketenagaan 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eksi guru dan ketengaan pendidikan sekolah menengah atas dan pendidikan khusus </text:p>
          </table:table-cell>
          <table:table-cell office:value-type="float" office:value="207" calcext:value-type="float">
            <text:p>20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eksi guru dan tenaga kependidikan sekolah menengah kejuruan ; dan </text:p>
          </table:table-cell>
          <table:table-cell office:value-type="float" office:value="207" calcext:value-type="float">
            <text:p>20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eksi tenaga kebudayaan </text:p>
          </table:table-cell>
          <table:table-cell office:value-type="float" office:value="207" calcext:value-type="float">
            <text:p>20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7" office:value-type="string" calcext:value-type="string">
            <text:p>bidang pembinaan kebudayaan, terdiri dari 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eksi cagar budaya dan museum </text:p>
          </table:table-cell>
          <table:table-cell office:value-type="float" office:value="208" calcext:value-type="float">
            <text:p>20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eksi sejarah dan tradisi </text:p>
          </table:table-cell>
          <table:table-cell office:value-type="float" office:value="208" calcext:value-type="float">
            <text:p>20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eksi kesenian </text:p>
          </table:table-cell>
          <table:table-cell office:value-type="float" office:value="208" calcext:value-type="float">
            <text:p>20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7" office:value-type="string" calcext:value-type="string">
            <text:p>kelompok pejabat fungsional dinas pendidikan dan kebudayaan 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5" office:value-type="string" calcext:value-type="string">
            <text:p>UPTD Balai Teknologi Informasi dan komunikasi Pendidikan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5" office:value-type="string" calcext:value-type="string">
            <text:p>UPTD Taman Budaya Sasambo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5" office:value-type="string" calcext:value-type="string">
            <text:p>UPTD museum Negeri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5" office:value-type="string" calcext:value-type="string">
            <text:p>UPTD Layanan Pendidikan Menengah dan Pendidikan Khusus, Pendidikan Layanan Khusus Bim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5" office:value-type="string" calcext:value-type="string">
            <text:p>UPTD Layanan Pendidikan Menengah dan Pendidikan Khusus, Pendidikan Layanan Khusus Dompu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5" office:value-type="string" calcext:value-type="string">
            <text:p>UPTD Layanan Pendidikan Menengah dan Pendidikan Khusus, Pendidikan Layanan Khusus Sumbaw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5" office:value-type="string" calcext:value-type="string">
            <text:p>UPTD Layanan Pendidikan Menengah dan Pendidikan Khusus, Pendidikan Layanan Khusus Sumbawa Bara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5" office:value-type="string" calcext:value-type="string">
            <text:p>UPTD Layanan Pendidikan Menengah dan Pendidikan Khusus, Pendidikan Layanan Khusus Lombok Timu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5" office:value-type="string" calcext:value-type="string">
            <text:p>UPTD Layanan Pendidikan Menengah dan Pendidikan Khusus, Pendidikan Layanan Khusus Lombok Tenga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5" office:value-type="string" calcext:value-type="string">
            <text:p>UPTD Layanan Pendidikan Menengah dan Pendidikan Khusus, Pendidikan Layanan Khusus Lombok Barat dan Mataram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5" office:value-type="string" calcext:value-type="string">
            <text:p>UPTD Layanan Pendidikan Menengah dan Pendidikan Khusus, Pendidikan Layanan Khusus Lombok Utar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9" office:value-type="string" calcext:value-type="string">
            <text:p>PTT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Dinas Kesehatan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7" office:value-type="string" calcext:value-type="string">
            <text:p>Sekretariat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ubbag Program 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ubbag Keuangan 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ubbag Umum 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0" office:value-type="string" calcext:value-type="string">
            <text:p>Bidang kesehatan masyarakat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11" office:value-type="string" calcext:value-type="string">
            <text:p>Seksi kesehatan keluarga 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11" office:value-type="string" calcext:value-type="string">
            <text:p>Seksi gizi masyarakat 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11" office:value-type="string" calcext:value-type="string">
            <text:p>Seksi Promosi kesehatan dan Pemberdayaan masyarakat 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0" office:value-type="string" calcext:value-type="string">
            <text:p>Bidang pencegahan, pengendalian penyakit dan kesehatan lingkungan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11" office:value-type="string" calcext:value-type="string">
            <text:p>Seksi survellans epidemiologi, imunisasi dan kesehatan bencana </text:p>
          </table:table-cell>
          <table:table-cell office:value-type="float" office:value="212" calcext:value-type="float">
            <text:p>21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11" office:value-type="string" calcext:value-type="string">
            <text:p>Seksi pencegahan dan pengendalian penyakit; dan </text:p>
          </table:table-cell>
          <table:table-cell office:value-type="float" office:value="212" calcext:value-type="float">
            <text:p>21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11" office:value-type="string" calcext:value-type="string">
            <text:p>Seksi kesehatan lingkungan </text:p>
          </table:table-cell>
          <table:table-cell office:value-type="float" office:value="212" calcext:value-type="float">
            <text:p>21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0" office:value-type="string" calcext:value-type="string">
            <text:p>Bidang pelayanan kesehatan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11" office:value-type="string" calcext:value-type="string">
            <text:p>Seksi pelayanan kesehatan primer dan kesehatan tradisional </text:p>
          </table:table-cell>
          <table:table-cell office:value-type="float" office:value="213" calcext:value-type="float">
            <text:p>21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11" office:value-type="string" calcext:value-type="string">
            <text:p>Seksi pelayanan kesehatan rujukan </text:p>
          </table:table-cell>
          <table:table-cell office:value-type="float" office:value="213" calcext:value-type="float">
            <text:p>21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11" office:value-type="string" calcext:value-type="string">
            <text:p>Seksi sakreditasi dan jaminan kesehatan </text:p>
          </table:table-cell>
          <table:table-cell office:value-type="float" office:value="213" calcext:value-type="float">
            <text:p>21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0" office:value-type="string" calcext:value-type="string">
            <text:p>Bidang sumberdaya kesehatan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11" office:value-type="string" calcext:value-type="string">
            <text:p>Seksi kefarmasian, makanan, minuman dan alat kesehatan </text:p>
          </table:table-cell>
          <table:table-cell office:value-type="float" office:value="214" calcext:value-type="float">
            <text:p>214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11" office:value-type="string" calcext:value-type="string">
            <text:p>Seksi pengembangan sumberdaya manusia kesehatan </text:p>
          </table:table-cell>
          <table:table-cell office:value-type="float" office:value="214" calcext:value-type="float">
            <text:p>214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11" office:value-type="string" calcext:value-type="string">
            <text:p>Seksi data, informasi, penelitian dan pengembangan kesehatan </text:p>
          </table:table-cell>
          <table:table-cell office:value-type="float" office:value="214" calcext:value-type="float">
            <text:p>214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0" office:value-type="string" calcext:value-type="string">
            <text:p>Kelompok jabatan fungsional Dikes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6" office:value-type="string" calcext:value-type="string">
            <text:p>UPTD Balai Laboratorium Kesehatan Pengujian dan Kalibrasi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6" office:value-type="string" calcext:value-type="string">
            <text:p>UPTD Balai Kesehatan Mata Mataram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6" office:value-type="string" calcext:value-type="string">
            <text:p>UPTD Akademi Perawat Kesehatan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6" office:value-type="string" calcext:value-type="string">
            <text:p>UPTD Balai Pelatihan Kesehatan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9" office:value-type="string" calcext:value-type="string">
            <text:p>PTT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Dinas Pekerjaan Umum dan Penataan Ruang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0" office:value-type="string" calcext:value-type="string">
            <text:p>Sekertariat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11" office:value-type="string" calcext:value-type="string">
            <text:p>Subbag Program </text:p>
          </table:table-cell>
          <table:table-cell office:value-type="float" office:value="216" calcext:value-type="float">
            <text:p>216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1" office:value-type="string" calcext:value-type="string">
            <text:p>Subbag Keuangan</text:p>
          </table:table-cell>
          <table:table-cell office:value-type="float" office:value="216" calcext:value-type="float">
            <text:p>216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11" office:value-type="string" calcext:value-type="string">
            <text:p>Subbag Umum </text:p>
          </table:table-cell>
          <table:table-cell office:value-type="float" office:value="216" calcext:value-type="float">
            <text:p>216</text:p>
          </table:table-cell>
          <table:table-cell table:style-name="Default"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0" office:value-type="string" calcext:value-type="string">
            <text:p>Bidang Sumberdaya Air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021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11" office:value-type="string" calcext:value-type="string">
            <text:p>Seksi perencanaan teknis sumber daya air </text:p>
          </table:table-cell>
          <table:table-cell office:value-type="float" office:value="217" calcext:value-type="float">
            <text:p>217</text:p>
          </table:table-cell>
          <table:table-cell table:style-name="Default" table:number-columns-repeated="1021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11" office:value-type="string" calcext:value-type="string">
            <text:p>Sumber pemanfaatan sumberdaya air</text:p>
          </table:table-cell>
          <table:table-cell office:value-type="float" office:value="217" calcext:value-type="float">
            <text:p>217</text:p>
          </table:table-cell>
          <table:table-cell table:style-name="Default" table:number-columns-repeated="1021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11" office:value-type="string" calcext:value-type="string">
            <text:p>Seksi konservasi sumber daya air </text:p>
          </table:table-cell>
          <table:table-cell office:value-type="float" office:value="217" calcext:value-type="float">
            <text:p>217</text:p>
          </table:table-cell>
          <table:table-cell table:style-name="Default" table:number-columns-repeated="1021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0" office:value-type="string" calcext:value-type="string">
            <text:p>Bidang Bina Marga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021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11" office:value-type="string" calcext:value-type="string">
            <text:p>Seksi perencanaan teknis jalan </text:p>
          </table:table-cell>
          <table:table-cell office:value-type="float" office:value="218" calcext:value-type="float">
            <text:p>218</text:p>
          </table:table-cell>
          <table:table-cell table:style-name="Default" table:number-columns-repeated="1021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11" office:value-type="string" calcext:value-type="string">
            <text:p>Seksi pembangunan jalan</text:p>
          </table:table-cell>
          <table:table-cell office:value-type="float" office:value="218" calcext:value-type="float">
            <text:p>218</text:p>
          </table:table-cell>
          <table:table-cell table:style-name="Default" table:number-columns-repeated="1021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11" office:value-type="string" calcext:value-type="string">
            <text:p>Seksi pembinaan teknik jalan </text:p>
          </table:table-cell>
          <table:table-cell office:value-type="float" office:value="218" calcext:value-type="float">
            <text:p>218</text:p>
          </table:table-cell>
          <table:table-cell table:style-name="Default"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0" office:value-type="string" calcext:value-type="string">
            <text:p>Bidang Cipta Karya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021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11" office:value-type="string" calcext:value-type="string">
            <text:p>Seksi perencanaan teknis </text:p>
          </table:table-cell>
          <table:table-cell office:value-type="float" office:value="219" calcext:value-type="float">
            <text:p>219</text:p>
          </table:table-cell>
          <table:table-cell table:style-name="Default" table:number-columns-repeated="1021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11" office:value-type="string" calcext:value-type="string">
            <text:p>Seksi air Bersih dan penyehatan lingkungan </text:p>
          </table:table-cell>
          <table:table-cell office:value-type="float" office:value="219" calcext:value-type="float">
            <text:p>219</text:p>
          </table:table-cell>
          <table:table-cell table:style-name="Default" table:number-columns-repeated="1021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11" office:value-type="string" calcext:value-type="string">
            <text:p>Seksi tata banguna dan permukiman </text:p>
          </table:table-cell>
          <table:table-cell office:value-type="float" office:value="219" calcext:value-type="float">
            <text:p>219</text:p>
          </table:table-cell>
          <table:table-cell table:style-name="Default"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0" office:value-type="string" calcext:value-type="string">
            <text:p>Bidang pengembangan infrastruktur wilayah 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021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11" office:value-type="string" calcext:value-type="string">
            <text:p>Seksi pengembangan keterpaduan antar kawasan 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021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11" office:value-type="string" calcext:value-type="string">
            <text:p>Seksi pengembangan keterpaduan antar sektor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021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11" office:value-type="string" calcext:value-type="string">
            <text:p>Seksi pengembangan keterpaduan infrastruktur 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0" office:value-type="string" calcext:value-type="string">
            <text:p>Bidang Tata Ruang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021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11" office:value-type="string" calcext:value-type="string">
            <text:p>Seksi perencanaan tata ruang </text:p>
          </table:table-cell>
          <table:table-cell office:value-type="float" office:value="221" calcext:value-type="float">
            <text:p>221</text:p>
          </table:table-cell>
          <table:table-cell table:style-name="Default" table:number-columns-repeated="1021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11" office:value-type="string" calcext:value-type="string">
            <text:p>Seksi pemanfaatan ruang</text:p>
          </table:table-cell>
          <table:table-cell office:value-type="float" office:value="221" calcext:value-type="float">
            <text:p>221</text:p>
          </table:table-cell>
          <table:table-cell table:style-name="Default" table:number-columns-repeated="1021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11" office:value-type="string" calcext:value-type="string">
            <text:p>Seksi pengendalian pemanfaatan ruang </text:p>
          </table:table-cell>
          <table:table-cell office:value-type="float" office:value="221" calcext:value-type="float">
            <text:p>221</text:p>
          </table:table-cell>
          <table:table-cell table:style-name="Default"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0" office:value-type="string" calcext:value-type="string">
            <text:p>Bidang Bina Konstruksi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021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11" office:value-type="string" calcext:value-type="string">
            <text:p>Seksi pengaturan </text:p>
          </table:table-cell>
          <table:table-cell office:value-type="float" office:value="222" calcext:value-type="float">
            <text:p>222</text:p>
          </table:table-cell>
          <table:table-cell table:style-name="Default" table:number-columns-repeated="1021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11" office:value-type="string" calcext:value-type="string">
            <text:p>Seksi pemeberdayaan jasa konstruksi</text:p>
          </table:table-cell>
          <table:table-cell office:value-type="float" office:value="222" calcext:value-type="float">
            <text:p>222</text:p>
          </table:table-cell>
          <table:table-cell table:style-name="Default" table:number-columns-repeated="1021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11" office:value-type="string" calcext:value-type="string">
            <text:p>Seksi pengawasan jasa konstruksi </text:p>
          </table:table-cell>
          <table:table-cell office:value-type="float" office:value="222" calcext:value-type="float">
            <text:p>222</text:p>
          </table:table-cell>
          <table:table-cell table:style-name="Default"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10" office:value-type="string" calcext:value-type="string">
            <text:p>Kelompok Jabatan Fungsional PUPR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6" office:value-type="string" calcext:value-type="string">
            <text:p>Balai pengujian material konstruksi 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6" office:value-type="string" calcext:value-type="string">
            <text:p>Balai pengelolaan sumber daya air dan hidrologi wilayah sungai pulau lombok 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6" office:value-type="string" calcext:value-type="string">
            <text:p>Balai pengelolaan sumber daya Air dan hidrologi wilayah sungai pulau sumbawa 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6" office:value-type="string" calcext:value-type="string">
            <text:p>Balai pemeliharaan jalan provinsi wilayah pulau lombok 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6" office:value-type="string" calcext:value-type="string">
            <text:p>Balai pemeliharaan jalan provinsi wilayah pulau sumbawa 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6" office:value-type="string" calcext:value-type="string">
            <text:p>Balai informasi infrastruktur wilayah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9" office:value-type="string" calcext:value-type="string">
            <text:p>PTT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Dinas Perumahan dan Permukiman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10" office:value-type="string" calcext:value-type="string">
            <text:p>Sekertariat 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021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11" office:value-type="string" calcext:value-type="string">
            <text:p>Subbag program dan keuangan </text:p>
          </table:table-cell>
          <table:table-cell office:value-type="float" office:value="224" calcext:value-type="float">
            <text:p>224</text:p>
          </table:table-cell>
          <table:table-cell table:style-name="Default" table:number-columns-repeated="1021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11" office:value-type="string" calcext:value-type="string">
            <text:p>Subbag Umum</text:p>
          </table:table-cell>
          <table:table-cell office:value-type="float" office:value="224" calcext:value-type="float">
            <text:p>224</text:p>
          </table:table-cell>
          <table:table-cell table:style-name="Default"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0" office:value-type="string" calcext:value-type="string">
            <text:p>Bidang Perumahan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021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11" office:value-type="string" calcext:value-type="string">
            <text:p>Seksi perencanaan teknis perumahan </text:p>
          </table:table-cell>
          <table:table-cell office:value-type="float" office:value="225" calcext:value-type="float">
            <text:p>225</text:p>
          </table:table-cell>
          <table:table-cell table:style-name="Default" table:number-columns-repeated="1021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11" office:value-type="string" calcext:value-type="string">
            <text:p>Seksi perumahan formal </text:p>
          </table:table-cell>
          <table:table-cell office:value-type="float" office:value="225" calcext:value-type="float">
            <text:p>225</text:p>
          </table:table-cell>
          <table:table-cell table:style-name="Default" table:number-columns-repeated="1021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11" office:value-type="string" calcext:value-type="string">
            <text:p>Seksi perumahan swadaya </text:p>
          </table:table-cell>
          <table:table-cell office:value-type="float" office:value="225" calcext:value-type="float">
            <text:p>225</text:p>
          </table:table-cell>
          <table:table-cell table:style-name="Default"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0" office:value-type="string" calcext:value-type="string">
            <text:p>Bidang pemukiman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021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11" office:value-type="string" calcext:value-type="string">
            <text:p>Seksi perencanaan pemukiman </text:p>
          </table:table-cell>
          <table:table-cell office:value-type="float" office:value="226" calcext:value-type="float">
            <text:p>226</text:p>
          </table:table-cell>
          <table:table-cell table:style-name="Default" table:number-columns-repeated="1021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11" office:value-type="string" calcext:value-type="string">
            <text:p>Seksi penataan kawsan kumuh </text:p>
          </table:table-cell>
          <table:table-cell office:value-type="float" office:value="226" calcext:value-type="float">
            <text:p>226</text:p>
          </table:table-cell>
          <table:table-cell table:style-name="Default" table:number-columns-repeated="1021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11" office:value-type="string" calcext:value-type="string">
            <text:p>Seksi prasarana sarana dan utilitas </text:p>
          </table:table-cell>
          <table:table-cell office:value-type="float" office:value="226" calcext:value-type="float">
            <text:p>226</text:p>
          </table:table-cell>
          <table:table-cell table:style-name="Default"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0" office:value-type="string" calcext:value-type="string">
            <text:p>Bidang Bina Usaha Perumahan dan Pemukiman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021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17" office:value-type="string" calcext:value-type="string">
            <text:p>Seksi pengendalian dan Pengawasan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1021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17" office:value-type="string" calcext:value-type="string">
            <text:p>Seksi Penelitian dan Pengembangan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1021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17" office:value-type="string" calcext:value-type="string">
            <text:p>Seksi Kerjasama Pembangunan Perumahan dan Permukiman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1021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0" office:value-type="string" calcext:value-type="string">
            <text:p>Kelompok Jabatan Fungsional Dinas PP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021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9" office:value-type="string" calcext:value-type="string">
            <text:p>PTT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Dinas Sosial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0" office:value-type="string" calcext:value-type="string">
            <text:p>Sekretariat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021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11" office:value-type="string" calcext:value-type="string">
            <text:p>Subbag program </text:p>
          </table:table-cell>
          <table:table-cell office:value-type="float" office:value="229" calcext:value-type="float">
            <text:p>229</text:p>
          </table:table-cell>
          <table:table-cell table:style-name="Default" table:number-columns-repeated="1021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11" office:value-type="string" calcext:value-type="string">
            <text:p>Subbag Keuangan</text:p>
          </table:table-cell>
          <table:table-cell office:value-type="float" office:value="229" calcext:value-type="float">
            <text:p>229</text:p>
          </table:table-cell>
          <table:table-cell table:style-name="Default" table:number-columns-repeated="1021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11" office:value-type="string" calcext:value-type="string">
            <text:p>Subbag Umum</text:p>
          </table:table-cell>
          <table:table-cell office:value-type="float" office:value="229" calcext:value-type="float">
            <text:p>229</text:p>
          </table:table-cell>
          <table:table-cell table:style-name="Default"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10" office:value-type="string" calcext:value-type="string">
            <text:p>Bidang perlindungan dan jaminan sosial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021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11" office:value-type="string" calcext:value-type="string">
            <text:p>Seksi perlindungan sosial korban bencana alam 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021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11" office:value-type="string" calcext:value-type="string">
            <text:p>Seksi perlindungan sosial korban bencana sosial dan 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021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11" office:value-type="string" calcext:value-type="string">
            <text:p>Seksi jaminan sosial keluarga 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0" office:value-type="string" calcext:value-type="string">
            <text:p>Bidang pemeberdayaan sosial 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021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11" office:value-type="string" calcext:value-type="string">
            <text:p>Seksi pemeberdayaan sosiala perseorangan, keluarga, masyarakat, dan kelembagaan sosial </text:p>
          </table:table-cell>
          <table:table-cell office:value-type="float" office:value="231" calcext:value-type="float">
            <text:p>231</text:p>
          </table:table-cell>
          <table:table-cell table:style-name="Default" table:number-columns-repeated="1021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11" office:value-type="string" calcext:value-type="string">
            <text:p>Seksi pemberdayaan pengelolaan sumber dan dan bantuan sosial </text:p>
          </table:table-cell>
          <table:table-cell office:value-type="float" office:value="231" calcext:value-type="float">
            <text:p>231</text:p>
          </table:table-cell>
          <table:table-cell table:style-name="Default" table:number-columns-repeated="1021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11" office:value-type="string" calcext:value-type="string">
            <text:p>Seksi kepahlawanan dan penyuluhan sosial </text:p>
          </table:table-cell>
          <table:table-cell office:value-type="float" office:value="231" calcext:value-type="float">
            <text:p>231</text:p>
          </table:table-cell>
          <table:table-cell table:style-name="Default"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0" office:value-type="string" calcext:value-type="string">
            <text:p>Bidang rehabilitas sosial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021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11" office:value-type="string" calcext:value-type="string">
            <text:p>Seksi rehabilitas sosial penyandang disabilitas dan korban napza </text:p>
          </table:table-cell>
          <table:table-cell office:value-type="float" office:value="232" calcext:value-type="float">
            <text:p>23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11" office:value-type="string" calcext:value-type="string">
            <text:p>Seksi rahabilitas sosial tuna sosial dan korban peradangan orang </text:p>
          </table:table-cell>
          <table:table-cell office:value-type="float" office:value="232" calcext:value-type="float">
            <text:p>23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11" office:value-type="string" calcext:value-type="string">
            <text:p>Seksi rehabilitas sosial anak dan lanjut usia </text:p>
          </table:table-cell>
          <table:table-cell office:value-type="float" office:value="232" calcext:value-type="float">
            <text:p>23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0" office:value-type="string" calcext:value-type="string">
            <text:p>Bidang penangan fakir miskin 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11" office:value-type="string" calcext:value-type="string">
            <text:p>Seksi penanganan fakir miskin perkotaan </text:p>
          </table:table-cell>
          <table:table-cell office:value-type="float" office:value="233" calcext:value-type="float">
            <text:p>23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11" office:value-type="string" calcext:value-type="string">
            <text:p>Seksi penanganan fakir miskin predesaan dan </text:p>
          </table:table-cell>
          <table:table-cell office:value-type="float" office:value="233" calcext:value-type="float">
            <text:p>23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11" office:value-type="string" calcext:value-type="string">
            <text:p>Seksi penanganan fakir miskin peisisir dan pualau -pulau kecil </text:p>
          </table:table-cell>
          <table:table-cell office:value-type="float" office:value="233" calcext:value-type="float">
            <text:p>23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10" office:value-type="string" calcext:value-type="string">
            <text:p>Kelompok jabatan fungsional 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6" office:value-type="string" calcext:value-type="string">
            <text:p>Balai sosial asuhan anak "Generasi Harapan"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6" office:value-type="string" calcext:value-type="string">
            <text:p>Balai sosial perlindungan petiran anak "Sasambo Matupa"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6" office:value-type="string" calcext:value-type="string">
            <text:p>Balai sosial bina remaja " Karya Mandiri "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6" office:value-type="string" calcext:value-type="string">
            <text:p>Balai sosial karya wanita " Mirah Adi"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6" office:value-type="string" calcext:value-type="string">
            <text:p>Balai sosial bina laras " Mutmainah"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6" office:value-type="string" calcext:value-type="string">
            <text:p>Balai sosial bina karya " Madani"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6" office:value-type="string" calcext:value-type="string">
            <text:p>Balai sosial bina karya " Mandalika"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6" office:value-type="string" calcext:value-type="string">
            <text:p>Balai sosial lanjut usia " Meci Angi"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9" office:value-type="string" calcext:value-type="string">
            <text:p>PTT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string" calcext:value-type="string">
            <text:p>Dinas Tenaga Kerja dan Transmigrasi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0" office:value-type="string" calcext:value-type="string">
            <text:p>Sekretariat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11" office:value-type="string" calcext:value-type="string">
            <text:p>Subbag Program</text:p>
          </table:table-cell>
          <table:table-cell office:value-type="float" office:value="235" calcext:value-type="float">
            <text:p>235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11" office:value-type="string" calcext:value-type="string">
            <text:p>subbag Keuangan</text:p>
          </table:table-cell>
          <table:table-cell office:value-type="float" office:value="235" calcext:value-type="float">
            <text:p>235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11" office:value-type="string" calcext:value-type="string">
            <text:p>Subbag Umum</text:p>
          </table:table-cell>
          <table:table-cell office:value-type="float" office:value="235" calcext:value-type="float">
            <text:p>235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0" office:value-type="string" calcext:value-type="string">
            <text:p>Bidang Penempatan dan Perluasan Kerja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11" office:value-type="string" calcext:value-type="string">
            <text:p>Seksi informasi pasar kerja </text:p>
          </table:table-cell>
          <table:table-cell office:value-type="float" office:value="236" calcext:value-type="float">
            <text:p>236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11" office:value-type="string" calcext:value-type="string">
            <text:p>Seksi penempatan tenaga kerja dan pembina tenaga kerja asing</text:p>
          </table:table-cell>
          <table:table-cell office:value-type="float" office:value="236" calcext:value-type="float">
            <text:p>236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11" office:value-type="string" calcext:value-type="string">
            <text:p>Seksi perlauasan kesempatan kerja </text:p>
          </table:table-cell>
          <table:table-cell office:value-type="float" office:value="236" calcext:value-type="float">
            <text:p>236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0" office:value-type="string" calcext:value-type="string">
            <text:p>Bidang pelatihan dan produktivitas tenaga kerja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11" office:value-type="string" calcext:value-type="string">
            <text:p>Seksi pembinaan instruktur dan kelembagaan </text:p>
          </table:table-cell>
          <table:table-cell office:value-type="float" office:value="237" calcext:value-type="float">
            <text:p>23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11" office:value-type="string" calcext:value-type="string">
            <text:p>Seksi pemagangan</text:p>
          </table:table-cell>
          <table:table-cell office:value-type="float" office:value="237" calcext:value-type="float">
            <text:p>23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11" office:value-type="string" calcext:value-type="string">
            <text:p>Seksi pembinaan pelatihan dan produktivitas tenaga kerja </text:p>
          </table:table-cell>
          <table:table-cell office:value-type="float" office:value="237" calcext:value-type="float">
            <text:p>23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10" office:value-type="string" calcext:value-type="string">
            <text:p>Bidang pembinaan hubungan industri dan jaminan sosial tenaga kerja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11" office:value-type="string" calcext:value-type="string">
            <text:p>Seksi syarat kerja, kelembagaan dan kerja sama hubungan industrial </text:p>
          </table:table-cell>
          <table:table-cell office:value-type="float" office:value="238" calcext:value-type="float">
            <text:p>23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11" office:value-type="string" calcext:value-type="string">
            <text:p>Seksi pengupahan dan jamimnan sosial tenaga kerja </text:p>
          </table:table-cell>
          <table:table-cell office:value-type="float" office:value="238" calcext:value-type="float">
            <text:p>23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11" office:value-type="string" calcext:value-type="string">
            <text:p>Seksi penecegahan dan penyelesaian pesrselisihan hubungan industrial </text:p>
          </table:table-cell>
          <table:table-cell office:value-type="float" office:value="238" calcext:value-type="float">
            <text:p>23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0" office:value-type="string" calcext:value-type="string">
            <text:p>Bidang pembinaan pengawasan ketenaga kerjaan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11" office:value-type="string" calcext:value-type="string">
            <text:p>Seksi norma ketenagakerjaan </text:p>
          </table:table-cell>
          <table:table-cell office:value-type="float" office:value="239" calcext:value-type="float">
            <text:p>23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11" office:value-type="string" calcext:value-type="string">
            <text:p>Seksi keselamatan dan kesehatan kerja </text:p>
          </table:table-cell>
          <table:table-cell office:value-type="float" office:value="239" calcext:value-type="float">
            <text:p>23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11" office:value-type="string" calcext:value-type="string">
            <text:p>Seksi pemeberdayaan pengawasan dan penegakan hukum </text:p>
          </table:table-cell>
          <table:table-cell office:value-type="float" office:value="239" calcext:value-type="float">
            <text:p>23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0" office:value-type="string" calcext:value-type="string">
            <text:p>Bidang ketransmigrasian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11" office:value-type="string" calcext:value-type="string">
            <text:p>Seksi penyedian areal dan pembinaan penegakan transmigrasi 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11" office:value-type="string" calcext:value-type="string">
            <text:p>Seksi perpindahan dan penempatan transmigrasi 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11" office:value-type="string" calcext:value-type="string">
            <text:p>Seksi pembinaan dan pengembangan kawasan transmigrasi 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0" office:value-type="string" calcext:value-type="string">
            <text:p>Kelompok jabatan fungsional 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6" office:value-type="string" calcext:value-type="string">
            <text:p>Balai Latihan Kerja NTB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6" office:value-type="string" calcext:value-type="string">
            <text:p>Balai Hygene Perusahaan, Kesehatan dan Keselamatan Kerj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6" office:value-type="string" calcext:value-type="string">
            <text:p>Balai Latihan Masyarakat dan Transmigrasi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6" office:value-type="string" calcext:value-type="string">
            <text:p>Balai Pengawasan ketenagakerjaan Pulau Lombok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6" office:value-type="string" calcext:value-type="string">
            <text:p>Balai Pengawasan ketenagakerjaan Pulau Sumbaw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9" office:value-type="string" calcext:value-type="string">
            <text:p>PTT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8" office:value-type="string" calcext:value-type="string">
            <text:p>Dinas Pemberdayaan Masyarakat, Pemerintahan Desa, Kependudukan dan Catatan Sipi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0" office:value-type="string" calcext:value-type="string">
            <text:p>Sekertariat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1" office:value-type="string" calcext:value-type="string">
            <text:p>Subbag Program</text:p>
          </table:table-cell>
          <table:table-cell office:value-type="float" office:value="242" calcext:value-type="float">
            <text:p>24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11" office:value-type="string" calcext:value-type="string">
            <text:p>subbag Keuangan</text:p>
          </table:table-cell>
          <table:table-cell office:value-type="float" office:value="242" calcext:value-type="float">
            <text:p>24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11" office:value-type="string" calcext:value-type="string">
            <text:p>Subbag Umum</text:p>
          </table:table-cell>
          <table:table-cell office:value-type="float" office:value="242" calcext:value-type="float">
            <text:p>24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0" office:value-type="string" calcext:value-type="string">
            <text:p>Bidang kelembagaan dan sosial budaya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11" office:value-type="string" calcext:value-type="string">
            <text:p>Seksi sosial budaya masyarakat </text:p>
          </table:table-cell>
          <table:table-cell office:value-type="float" office:value="243" calcext:value-type="float">
            <text:p>24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11" office:value-type="string" calcext:value-type="string">
            <text:p>Seksi kelembagaan masyarakat desa </text:p>
          </table:table-cell>
          <table:table-cell office:value-type="float" office:value="243" calcext:value-type="float">
            <text:p>24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11" office:value-type="string" calcext:value-type="string">
            <text:p>Seksi pengembangan kapasitas dan informasi desa </text:p>
          </table:table-cell>
          <table:table-cell office:value-type="float" office:value="243" calcext:value-type="float">
            <text:p>24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0" office:value-type="string" calcext:value-type="string">
            <text:p>Bidang pemerintahan desa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11" office:value-type="string" calcext:value-type="string">
            <text:p>Seksi pengembangan kapasitas aparatur pemerintah desa dan bpd </text:p>
          </table:table-cell>
          <table:table-cell office:value-type="float" office:value="244" calcext:value-type="float">
            <text:p>244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11" office:value-type="string" calcext:value-type="string">
            <text:p>Seksi penataan desa dan kelembagaan pemerintahan desa </text:p>
          </table:table-cell>
          <table:table-cell office:value-type="float" office:value="244" calcext:value-type="float">
            <text:p>244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11" office:value-type="string" calcext:value-type="string">
            <text:p>Seksi evalluasi perekembangan desa dan kelurahan </text:p>
          </table:table-cell>
          <table:table-cell office:value-type="float" office:value="244" calcext:value-type="float">
            <text:p>244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0" office:value-type="string" calcext:value-type="string">
            <text:p>Bidang pengelolaan sumber daya alam dan teknologi tepat guna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11" office:value-type="string" calcext:value-type="string">
            <text:p>Seksi pengelolaan sumber daya alam </text:p>
          </table:table-cell>
          <table:table-cell office:value-type="float" office:value="245" calcext:value-type="float">
            <text:p>245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11" office:value-type="string" calcext:value-type="string">
            <text:p>Seksi teknologi tepat guna </text:p>
          </table:table-cell>
          <table:table-cell office:value-type="float" office:value="245" calcext:value-type="float">
            <text:p>245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11" office:value-type="string" calcext:value-type="string">
            <text:p>Sekdi sarana dan prasarana </text:p>
          </table:table-cell>
          <table:table-cell office:value-type="float" office:value="245" calcext:value-type="float">
            <text:p>245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10" office:value-type="string" calcext:value-type="string">
            <text:p>Bidang usaha ekonomi masyrakat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11" office:value-type="string" calcext:value-type="string">
            <text:p>Seksi ekonomi <text:s/>masyarakat dan kelompok msyarakat </text:p>
          </table:table-cell>
          <table:table-cell office:value-type="float" office:value="246" calcext:value-type="float">
            <text:p>246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11" office:value-type="string" calcext:value-type="string">
            <text:p>Seksi pengembangan produksi dan pemasaran </text:p>
          </table:table-cell>
          <table:table-cell office:value-type="float" office:value="246" calcext:value-type="float">
            <text:p>246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11" office:value-type="string" calcext:value-type="string">
            <text:p>Seksi kerja sama antar desa </text:p>
          </table:table-cell>
          <table:table-cell office:value-type="float" office:value="246" calcext:value-type="float">
            <text:p>246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10" office:value-type="string" calcext:value-type="string">
            <text:p>Bidang kependudukan dan catatan sipil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11" office:value-type="string" calcext:value-type="string">
            <text:p>Seksi kependudukan </text:p>
          </table:table-cell>
          <table:table-cell office:value-type="float" office:value="247" calcext:value-type="float">
            <text:p>24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11" office:value-type="string" calcext:value-type="string">
            <text:p>Seksi catatn sipil dan </text:p>
          </table:table-cell>
          <table:table-cell office:value-type="float" office:value="247" calcext:value-type="float">
            <text:p>24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11" office:value-type="string" calcext:value-type="string">
            <text:p>Seksi informasi administrasi kependudukan </text:p>
          </table:table-cell>
          <table:table-cell office:value-type="float" office:value="247" calcext:value-type="float">
            <text:p>24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0" office:value-type="string" calcext:value-type="string">
            <text:p>Kelompok jabatan fungsional 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9" office:value-type="string" calcext:value-type="string">
            <text:p>PTT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Dinas pemberdayaan Perempuan, Perlindungan anak, Pengendalian Penduduk dan Keluarga Berencan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0" office:value-type="string" calcext:value-type="string">
            <text:p>Sekretariat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1" office:value-type="string" calcext:value-type="string">
            <text:p>Subbag Program</text:p>
          </table:table-cell>
          <table:table-cell office:value-type="float" office:value="249" calcext:value-type="float">
            <text:p>24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11" office:value-type="string" calcext:value-type="string">
            <text:p>Subbag Keuangan </text:p>
          </table:table-cell>
          <table:table-cell office:value-type="float" office:value="249" calcext:value-type="float">
            <text:p>24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11" office:value-type="string" calcext:value-type="string">
            <text:p>Subbag Umum </text:p>
          </table:table-cell>
          <table:table-cell office:value-type="float" office:value="249" calcext:value-type="float">
            <text:p>24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Bidang kesetaraan gender dan kualitas keluarga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11" office:value-type="string" calcext:value-type="string">
            <text:p>Seksi ekonomi </text:p>
          </table:table-cell>
          <table:table-cell office:value-type="float" office:value="250" calcext:value-type="float">
            <text:p>25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11" office:value-type="string" calcext:value-type="string">
            <text:p>Seksi pendidikan, kesehatan, pembangaunan kelauarga</text:p>
          </table:table-cell>
          <table:table-cell office:value-type="float" office:value="250" calcext:value-type="float">
            <text:p>25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11" office:value-type="string" calcext:value-type="string">
            <text:p>Seksi politik, hukum, pertahanan keamanan, lingkungan, data dan informasi </text:p>
          </table:table-cell>
          <table:table-cell office:value-type="float" office:value="250" calcext:value-type="float">
            <text:p>25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10" office:value-type="string" calcext:value-type="string">
            <text:p>Bidang perlindungan hak perempuan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11" office:value-type="string" calcext:value-type="string">
            <text:p>Seksi perlindungan tindak kekerasan </text:p>
          </table:table-cell>
          <table:table-cell office:value-type="float" office:value="251" calcext:value-type="float">
            <text:p>25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11" office:value-type="string" calcext:value-type="string">
            <text:p>Seksi perlindungan situasi khusus dan darurat</text:p>
          </table:table-cell>
          <table:table-cell office:value-type="float" office:value="251" calcext:value-type="float">
            <text:p>25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11" office:value-type="string" calcext:value-type="string">
            <text:p>Seksi penguatan kelembagaan dan perlindungan </text:p>
          </table:table-cell>
          <table:table-cell office:value-type="float" office:value="251" calcext:value-type="float">
            <text:p>25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0" office:value-type="string" calcext:value-type="string">
            <text:p>Bidang pemenuhan hak anak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11" office:value-type="string" calcext:value-type="string">
            <text:p>Seksi pemenuhan hak anak </text:p>
          </table:table-cell>
          <table:table-cell office:value-type="float" office:value="252" calcext:value-type="float">
            <text:p>25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11" office:value-type="string" calcext:value-type="string">
            <text:p>Seksi perlindungan anak dari kekerasan dan eksploitasi</text:p>
          </table:table-cell>
          <table:table-cell office:value-type="float" office:value="252" calcext:value-type="float">
            <text:p>25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11" office:value-type="string" calcext:value-type="string">
            <text:p>Seksi perlindungan anak dalam sistuasi khusus dan darurat </text:p>
          </table:table-cell>
          <table:table-cell office:value-type="float" office:value="252" calcext:value-type="float">
            <text:p>25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0" office:value-type="string" calcext:value-type="string">
            <text:p>Bidang pengendalian penduduk dan keluarga berencana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11" office:value-type="string" calcext:value-type="string">
            <text:p>Seksi pengendalian penduduk </text:p>
          </table:table-cell>
          <table:table-cell office:value-type="float" office:value="253" calcext:value-type="float">
            <text:p>25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11" office:value-type="string" calcext:value-type="string">
            <text:p>Seksi kelaurga berencana dan kesehatan reproduksi</text:p>
          </table:table-cell>
          <table:table-cell office:value-type="float" office:value="253" calcext:value-type="float">
            <text:p>25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11" office:value-type="string" calcext:value-type="string">
            <text:p>Seksi kelaarga sejahtera </text:p>
          </table:table-cell>
          <table:table-cell office:value-type="float" office:value="253" calcext:value-type="float">
            <text:p>25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10" office:value-type="string" calcext:value-type="string">
            <text:p>Kelompok jabatan fungsional BP5KB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9" office:value-type="string" calcext:value-type="string">
            <text:p>PTT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Dinas Ketahanan Pangan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7" office:value-type="string" calcext:value-type="string">
            <text:p>Sekretariat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ubbag Program </text:p>
          </table:table-cell>
          <table:table-cell office:value-type="float" office:value="255" calcext:value-type="float">
            <text:p>255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ubbag Keuangan </text:p>
          </table:table-cell>
          <table:table-cell office:value-type="float" office:value="255" calcext:value-type="float">
            <text:p>255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ubbag Umum </text:p>
          </table:table-cell>
          <table:table-cell office:value-type="float" office:value="255" calcext:value-type="float">
            <text:p>255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Bidang ketersediaan dan kerawanan pangan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eksi ketersediaan pangan</text:p>
          </table:table-cell>
          <table:table-cell office:value-type="float" office:value="256" calcext:value-type="float">
            <text:p>256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eksi kerawanan pangan </text:p>
          </table:table-cell>
          <table:table-cell office:value-type="float" office:value="256" calcext:value-type="float">
            <text:p>256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7" office:value-type="string" calcext:value-type="string">
            <text:p>Bidang distribusi dan cadangan pangan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eksi ditribusi pangan</text:p>
          </table:table-cell>
          <table:table-cell office:value-type="float" office:value="257" calcext:value-type="float">
            <text:p>25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eksi Cadangan pangan </text:p>
          </table:table-cell>
          <table:table-cell office:value-type="float" office:value="257" calcext:value-type="float">
            <text:p>25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7" office:value-type="string" calcext:value-type="string">
            <text:p>Bidang konsumsi dan keamanan pangan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eksi konsumsi pangan</text:p>
          </table:table-cell>
          <table:table-cell office:value-type="float" office:value="258" calcext:value-type="float">
            <text:p>25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eksi keamanan pangan </text:p>
          </table:table-cell>
          <table:table-cell office:value-type="float" office:value="258" calcext:value-type="float">
            <text:p>25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7" office:value-type="string" calcext:value-type="string">
            <text:p>Kelompok jabatan Fungsional DKP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9" office:value-type="string" calcext:value-type="string">
            <text:p>UPTD Balai Sertifikasi Mutu Pangan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9" office:value-type="string" calcext:value-type="string">
            <text:p>PTT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Dinas Lingkungan Hidup dan Kehutanan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7" office:value-type="string" calcext:value-type="string">
            <text:p>Sekretariat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ubbag Program </text:p>
          </table:table-cell>
          <table:table-cell office:value-type="float" office:value="260" calcext:value-type="float">
            <text:p>26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ubbag Keuangan </text:p>
          </table:table-cell>
          <table:table-cell office:value-type="float" office:value="260" calcext:value-type="float">
            <text:p>26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ubbag Umum</text:p>
          </table:table-cell>
          <table:table-cell office:value-type="float" office:value="260" calcext:value-type="float">
            <text:p>26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7" office:value-type="string" calcext:value-type="string">
            <text:p>Bidang analisis dan penegndalian lingkungan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eksi analisis dampak lingkungan </text:p>
          </table:table-cell>
          <table:table-cell office:value-type="float" office:value="261" calcext:value-type="float">
            <text:p>26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eksi penegendalian pencemaran</text:p>
          </table:table-cell>
          <table:table-cell office:value-type="float" office:value="261" calcext:value-type="float">
            <text:p>26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eksi kerusakan lingkungan </text:p>
          </table:table-cell>
          <table:table-cell office:value-type="float" office:value="261" calcext:value-type="float">
            <text:p>26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7" office:value-type="string" calcext:value-type="string">
            <text:p>Bidang penataan dan penegelolaan llingkungan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eksi penataan lingkungan </text:p>
          </table:table-cell>
          <table:table-cell office:value-type="float" office:value="262" calcext:value-type="float">
            <text:p>26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eksi peningkatan kapasitas lingkungan hidup</text:p>
          </table:table-cell>
          <table:table-cell office:value-type="float" office:value="262" calcext:value-type="float">
            <text:p>26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eksi pengelolaan Sampah dan Limbah B3 </text:p>
          </table:table-cell>
          <table:table-cell office:value-type="float" office:value="262" calcext:value-type="float">
            <text:p>26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7" office:value-type="string" calcext:value-type="string">
            <text:p>Bidang pengelolan hutan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eksi perencanaan dan tata hutan </text:p>
          </table:table-cell>
          <table:table-cell office:value-type="float" office:value="263" calcext:value-type="float">
            <text:p>26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eksi usaha kehutanan </text:p>
          </table:table-cell>
          <table:table-cell office:value-type="float" office:value="263" calcext:value-type="float">
            <text:p>26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eksi pengolahan, pemasaran dan iuran </text:p>
          </table:table-cell>
          <table:table-cell office:value-type="float" office:value="263" calcext:value-type="float">
            <text:p>26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7" office:value-type="string" calcext:value-type="string">
            <text:p>Bidang perlindungan hutan, konservasi sumber daya alam dan ekosistem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eksi pencegahan dan pengamanan hutan </text:p>
          </table:table-cell>
          <table:table-cell office:value-type="float" office:value="264" calcext:value-type="float">
            <text:p>264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eksi penegakan hukum </text:p>
          </table:table-cell>
          <table:table-cell office:value-type="float" office:value="264" calcext:value-type="float">
            <text:p>264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eksi keonservasi dan pelestarian Sumber daya Alam dan ekosistem </text:p>
          </table:table-cell>
          <table:table-cell office:value-type="float" office:value="264" calcext:value-type="float">
            <text:p>264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7" office:value-type="string" calcext:value-type="string">
            <text:p>Bidang rehabilitas dan pemberdayaan masyarakat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eksi rehabilitas hutan dan lahan </text:p>
          </table:table-cell>
          <table:table-cell office:value-type="float" office:value="265" calcext:value-type="float">
            <text:p>265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eksi pengelolaan daerah aliran sungai</text:p>
          </table:table-cell>
          <table:table-cell office:value-type="float" office:value="265" calcext:value-type="float">
            <text:p>265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eksi pemberdayaan dan penyuluhan </text:p>
          </table:table-cell>
          <table:table-cell office:value-type="float" office:value="265" calcext:value-type="float">
            <text:p>265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7" office:value-type="string" calcext:value-type="string">
            <text:p>Kelompok jabatan Fungsional 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5" office:value-type="string" calcext:value-type="string">
            <text:p>Balai laboraturium lingkungan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5" office:value-type="string" calcext:value-type="string">
            <text:p>Balai taman hutan raya nuraksa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5" office:value-type="string" calcext:value-type="string">
            <text:p>KPH Rinjani barat pelanggan tastura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5" office:value-type="string" calcext:value-type="string">
            <text:p>KPH Rinjani timur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5" office:value-type="string" calcext:value-type="string">
            <text:p>KPH Sejorong mataiyang brangrea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5" office:value-type="string" calcext:value-type="string">
            <text:p>KPH Pucak ngengas batulante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5" office:value-type="string" calcext:value-type="string">
            <text:p>KPH Orang teluh balang beh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5" office:value-type="string" calcext:value-type="string">
            <text:p>KPH Ropang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5" office:value-type="string" calcext:value-type="string">
            <text:p>KPH Ampang plampang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5" office:value-type="string" calcext:value-type="string">
            <text:p>KPH Tambora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5" office:value-type="string" calcext:value-type="string">
            <text:p>KPH Ampang riwo soromandi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5" office:value-type="string" calcext:value-type="string">
            <text:p>KPH toffo pajo madapangga rompo waworada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5" office:value-type="string" calcext:value-type="string">
            <text:p>KPH Maria donggomasa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9" office:value-type="string" calcext:value-type="string">
            <text:p>PTT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8" office:value-type="string" calcext:value-type="string">
            <text:p>Dinas Perhubungan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7" office:value-type="string" calcext:value-type="string">
            <text:p>Sekretariat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ubbag Program </text:p>
          </table:table-cell>
          <table:table-cell office:value-type="float" office:value="267" calcext:value-type="float">
            <text:p>26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ubbag Keuangan </text:p>
          </table:table-cell>
          <table:table-cell office:value-type="float" office:value="267" calcext:value-type="float">
            <text:p>26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ubbag Umum </text:p>
          </table:table-cell>
          <table:table-cell office:value-type="float" office:value="267" calcext:value-type="float">
            <text:p>26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7" office:value-type="string" calcext:value-type="string">
            <text:p>Bidang angkutan Darat 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eksi sarana prasarana transportasi darat </text:p>
          </table:table-cell>
          <table:table-cell office:value-type="float" office:value="268" calcext:value-type="float">
            <text:p>26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eksi keselamatan</text:p>
          </table:table-cell>
          <table:table-cell office:value-type="float" office:value="268" calcext:value-type="float">
            <text:p>26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eksi pengendalian angkutan darat </text:p>
          </table:table-cell>
          <table:table-cell office:value-type="float" office:value="268" calcext:value-type="float">
            <text:p>26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7" office:value-type="string" calcext:value-type="string">
            <text:p>Bidang Pengelolaan Terminal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eksi perencanaan terminal </text:p>
          </table:table-cell>
          <table:table-cell office:value-type="float" office:value="269" calcext:value-type="float">
            <text:p>26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eksi operasional terminal </text:p>
          </table:table-cell>
          <table:table-cell office:value-type="float" office:value="269" calcext:value-type="float">
            <text:p>26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eksi pengawasan terminal </text:p>
          </table:table-cell>
          <table:table-cell office:value-type="float" office:value="269" calcext:value-type="float">
            <text:p>26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7" office:value-type="string" calcext:value-type="string">
            <text:p>Bidang perhubungan laut dan udara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eksi angkutan perairan </text:p>
          </table:table-cell>
          <table:table-cell office:value-type="float" office:value="270" calcext:value-type="float">
            <text:p>27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eksi kepelabuhanan</text:p>
          </table:table-cell>
          <table:table-cell office:value-type="float" office:value="270" calcext:value-type="float">
            <text:p>27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eksi manajemen dan keselamatan transportasi laut dan udara </text:p>
          </table:table-cell>
          <table:table-cell office:value-type="float" office:value="270" calcext:value-type="float">
            <text:p>27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7" office:value-type="string" calcext:value-type="string">
            <text:p>Kelompok jabatan fungsional Dishub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9" office:value-type="string" calcext:value-type="string">
            <text:p>PTT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8" office:value-type="string" calcext:value-type="string">
            <text:p>Dinas Komunikasi, Informatika dan Statistik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0" office:value-type="string" calcext:value-type="string">
            <text:p>Sekretaris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021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11" office:value-type="string" calcext:value-type="string">
            <text:p>Subbag Program </text:p>
          </table:table-cell>
          <table:table-cell office:value-type="float" office:value="272" calcext:value-type="float">
            <text:p>272</text:p>
          </table:table-cell>
          <table:table-cell table:style-name="Default" table:number-columns-repeated="1021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11" office:value-type="string" calcext:value-type="string">
            <text:p>Subbag Keuangan </text:p>
          </table:table-cell>
          <table:table-cell office:value-type="float" office:value="272" calcext:value-type="float">
            <text:p>272</text:p>
          </table:table-cell>
          <table:table-cell table:style-name="Default" table:number-columns-repeated="1021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11" office:value-type="string" calcext:value-type="string">
            <text:p>Subbag Umum </text:p>
          </table:table-cell>
          <table:table-cell office:value-type="float" office:value="272" calcext:value-type="float">
            <text:p>272</text:p>
          </table:table-cell>
          <table:table-cell table:style-name="Default"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10" office:value-type="string" calcext:value-type="string">
            <text:p>Bidang informasi dan komunikasi publik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021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11" office:value-type="string" calcext:value-type="string">
            <text:p>Seksi pengelolaan dan dokumentasi informasi </text:p>
          </table:table-cell>
          <table:table-cell office:value-type="float" office:value="273" calcext:value-type="float">
            <text:p>273</text:p>
          </table:table-cell>
          <table:table-cell table:style-name="Default" table:number-columns-repeated="1021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11" office:value-type="string" calcext:value-type="string">
            <text:p>Seksi publikasi </text:p>
          </table:table-cell>
          <table:table-cell office:value-type="float" office:value="273" calcext:value-type="float">
            <text:p>273</text:p>
          </table:table-cell>
          <table:table-cell table:style-name="Default" table:number-columns-repeated="1021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11" office:value-type="string" calcext:value-type="string">
            <text:p>Seksi kelembagaan </text:p>
          </table:table-cell>
          <table:table-cell office:value-type="float" office:value="273" calcext:value-type="float">
            <text:p>273</text:p>
          </table:table-cell>
          <table:table-cell table:style-name="Default" table:number-columns-repeated="1021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0" office:value-type="string" calcext:value-type="string">
            <text:p>Bidang pengelolaan teknologi informasi dan komunikasi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021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11" office:value-type="string" calcext:value-type="string">
            <text:p>Seksi aplikasi teknologi informasi dan komunikasi </text:p>
          </table:table-cell>
          <table:table-cell office:value-type="float" office:value="274" calcext:value-type="float">
            <text:p>274</text:p>
          </table:table-cell>
          <table:table-cell table:style-name="Default" table:number-columns-repeated="1021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11" office:value-type="string" calcext:value-type="string">
            <text:p>Seksi infrastuktur teknologi informasi dan komunikasi </text:p>
          </table:table-cell>
          <table:table-cell office:value-type="float" office:value="274" calcext:value-type="float">
            <text:p>274</text:p>
          </table:table-cell>
          <table:table-cell table:style-name="Default" table:number-columns-repeated="1021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11" office:value-type="string" calcext:value-type="string">
            <text:p>Seksi tata kelola teknologi informasi dan komunikasi </text:p>
          </table:table-cell>
          <table:table-cell office:value-type="float" office:value="274" calcext:value-type="float">
            <text:p>274</text:p>
          </table:table-cell>
          <table:table-cell table:style-name="Default"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0" office:value-type="string" calcext:value-type="string">
            <text:p>Bidang persandian dan pengadaan secara elektronik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021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11" office:value-type="string" calcext:value-type="string">
            <text:p>Seksi persandian dan keamanan informasi </text:p>
          </table:table-cell>
          <table:table-cell office:value-type="float" office:value="275" calcext:value-type="float">
            <text:p>275</text:p>
          </table:table-cell>
          <table:table-cell table:style-name="Default" table:number-columns-repeated="1021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11" office:value-type="string" calcext:value-type="string">
            <text:p>Seksi layanan pengadaan secara elektronik </text:p>
          </table:table-cell>
          <table:table-cell office:value-type="float" office:value="275" calcext:value-type="float">
            <text:p>275</text:p>
          </table:table-cell>
          <table:table-cell table:style-name="Default" table:number-columns-repeated="1021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11" office:value-type="string" calcext:value-type="string">
            <text:p>Seksi telekomunikasi dan pengendalian </text:p>
          </table:table-cell>
          <table:table-cell office:value-type="float" office:value="275" calcext:value-type="float">
            <text:p>275</text:p>
          </table:table-cell>
          <table:table-cell table:style-name="Default"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10" office:value-type="string" calcext:value-type="string">
            <text:p>Bidang statistik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021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11" office:value-type="string" calcext:value-type="string">
            <text:p>Seksi statistik sosial </text:p>
          </table:table-cell>
          <table:table-cell office:value-type="float" office:value="276" calcext:value-type="float">
            <text:p>276</text:p>
          </table:table-cell>
          <table:table-cell table:style-name="Default" table:number-columns-repeated="1021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11" office:value-type="string" calcext:value-type="string">
            <text:p>Seksi statistik ekonomi </text:p>
          </table:table-cell>
          <table:table-cell office:value-type="float" office:value="276" calcext:value-type="float">
            <text:p>276</text:p>
          </table:table-cell>
          <table:table-cell table:style-name="Default" table:number-columns-repeated="1021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11" office:value-type="string" calcext:value-type="string">
            <text:p>Seksi statistik sumber daya alam dan infrastruktur </text:p>
          </table:table-cell>
          <table:table-cell office:value-type="float" office:value="276" calcext:value-type="float">
            <text:p>276</text:p>
          </table:table-cell>
          <table:table-cell table:style-name="Default" table:number-columns-repeated="1021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10" office:value-type="string" calcext:value-type="string">
            <text:p>Kelompok jabatan fungsional Diskominfotik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9" office:value-type="string" calcext:value-type="string">
            <text:p>UPTD Bale ITE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9" office:value-type="string" calcext:value-type="string">
            <text:p>PTT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8" office:value-type="string" calcext:value-type="string">
            <text:p>Dinas Koperasi Usaha Kecil dan Menengah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10" office:value-type="string" calcext:value-type="string">
            <text:p>Sekretaris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021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11" office:value-type="string" calcext:value-type="string">
            <text:p>Sub bagian program </text:p>
          </table:table-cell>
          <table:table-cell office:value-type="float" office:value="278" calcext:value-type="float">
            <text:p>278</text:p>
          </table:table-cell>
          <table:table-cell table:style-name="Default" table:number-columns-repeated="1021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11" office:value-type="string" calcext:value-type="string">
            <text:p>Sub bagian keuangan</text:p>
          </table:table-cell>
          <table:table-cell office:value-type="float" office:value="278" calcext:value-type="float">
            <text:p>278</text:p>
          </table:table-cell>
          <table:table-cell table:style-name="Default" table:number-columns-repeated="1021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11" office:value-type="string" calcext:value-type="string">
            <text:p>Sub bagian umum </text:p>
          </table:table-cell>
          <table:table-cell office:value-type="float" office:value="278" calcext:value-type="float">
            <text:p>278</text:p>
          </table:table-cell>
          <table:table-cell table:style-name="Default"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10" office:value-type="string" calcext:value-type="string">
            <text:p>Bidang pembinaan koperasi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021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11" office:value-type="string" calcext:value-type="string">
            <text:p>Seksi kelembagaan koperasi </text:p>
          </table:table-cell>
          <table:table-cell office:value-type="float" office:value="279" calcext:value-type="float">
            <text:p>279</text:p>
          </table:table-cell>
          <table:table-cell table:style-name="Default" table:number-columns-repeated="1021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11" office:value-type="string" calcext:value-type="string">
            <text:p>Seksi pengembangan usaha koperasi </text:p>
          </table:table-cell>
          <table:table-cell office:value-type="float" office:value="279" calcext:value-type="float">
            <text:p>279</text:p>
          </table:table-cell>
          <table:table-cell table:style-name="Default" table:number-columns-repeated="1021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11" office:value-type="string" calcext:value-type="string">
            <text:p>Seksi penilain akuntabilitas koperasi </text:p>
          </table:table-cell>
          <table:table-cell office:value-type="float" office:value="279" calcext:value-type="float">
            <text:p>279</text:p>
          </table:table-cell>
          <table:table-cell table:style-name="Default"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0" office:value-type="string" calcext:value-type="string">
            <text:p>Bidang pembinaan usaha kecil dan menengah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021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11" office:value-type="string" calcext:value-type="string">
            <text:p>Seksi pemasaran dan jaringan usaha kecil <text:s/>dan menengah </text:p>
          </table:table-cell>
          <table:table-cell office:value-type="float" office:value="280" calcext:value-type="float">
            <text:p>280</text:p>
          </table:table-cell>
          <table:table-cell table:style-name="Default" table:number-columns-repeated="1021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1" office:value-type="string" calcext:value-type="string">
            <text:p>Seksi pengembangan usaha kecil dan menengah</text:p>
          </table:table-cell>
          <table:table-cell office:value-type="float" office:value="280" calcext:value-type="float">
            <text:p>280</text:p>
          </table:table-cell>
          <table:table-cell table:style-name="Default" table:number-columns-repeated="1021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11" office:value-type="string" calcext:value-type="string">
            <text:p>Seksi stndarisasi dan legalitas usaha kecil dan menengah </text:p>
          </table:table-cell>
          <table:table-cell office:value-type="float" office:value="280" calcext:value-type="float">
            <text:p>280</text:p>
          </table:table-cell>
          <table:table-cell table:style-name="Default" table:number-columns-repeated="1021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10" office:value-type="string" calcext:value-type="string">
            <text:p>Bidang pembinaan koperasi dan usaha simpan pinjam terdiridari 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021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11" office:value-type="string" calcext:value-type="string">
            <text:p>Seksi kelembagaan dan perizinan koperasi dan usaha simpan pinjam </text:p>
          </table:table-cell>
          <table:table-cell office:value-type="float" office:value="281" calcext:value-type="float">
            <text:p>281</text:p>
          </table:table-cell>
          <table:table-cell table:style-name="Default" table:number-columns-repeated="1021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11" office:value-type="string" calcext:value-type="string">
            <text:p>Seksi fasilitas pembiayaan koperasi usaha simpan pinjam</text:p>
          </table:table-cell>
          <table:table-cell office:value-type="float" office:value="281" calcext:value-type="float">
            <text:p>281</text:p>
          </table:table-cell>
          <table:table-cell table:style-name="Default" table:number-columns-repeated="1021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11" office:value-type="string" calcext:value-type="string">
            <text:p>Seksi pembinaan koperasi dan usaha simpan pinjam syari'ah </text:p>
          </table:table-cell>
          <table:table-cell office:value-type="float" office:value="281" calcext:value-type="float">
            <text:p>281</text:p>
          </table:table-cell>
          <table:table-cell table:style-name="Default" table:number-columns-repeated="1021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10" office:value-type="string" calcext:value-type="string">
            <text:p>Bidang pengawasan koperasi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021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11" office:value-type="string" calcext:value-type="string">
            <text:p>Seksi pemeriksaan kelembagaan </text:p>
          </table:table-cell>
          <table:table-cell office:value-type="float" office:value="282" calcext:value-type="float">
            <text:p>282</text:p>
          </table:table-cell>
          <table:table-cell table:style-name="Default" table:number-columns-repeated="1021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11" office:value-type="string" calcext:value-type="string">
            <text:p>Seksi pemeriksaan usaha</text:p>
          </table:table-cell>
          <table:table-cell office:value-type="float" office:value="282" calcext:value-type="float">
            <text:p>282</text:p>
          </table:table-cell>
          <table:table-cell table:style-name="Default" table:number-columns-repeated="1021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11" office:value-type="string" calcext:value-type="string">
            <text:p>Seksi seksi kepatuhan dan penerapan sanksi </text:p>
          </table:table-cell>
          <table:table-cell office:value-type="float" office:value="282" calcext:value-type="float">
            <text:p>282</text:p>
          </table:table-cell>
          <table:table-cell table:style-name="Default" table:number-columns-repeated="1021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0" office:value-type="string" calcext:value-type="string">
            <text:p>Kelompok jabatan fungsional DISKOP UKM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9" office:value-type="string" calcext:value-type="string">
            <text:p>UPTD Balai Pendidikan dan Pelatihan Koperasi UKM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9" office:value-type="string" calcext:value-type="string">
            <text:p>PTT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8" office:value-type="string" calcext:value-type="string">
            <text:p>Dinas Penanaman Modal dan Pelayanan Terpadu Satu Pintu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7" office:value-type="string" calcext:value-type="string">
            <text:p>Sekretariat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021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ubbag Program </text:p>
          </table:table-cell>
          <table:table-cell office:value-type="float" office:value="284" calcext:value-type="float">
            <text:p>284</text:p>
          </table:table-cell>
          <table:table-cell table:style-name="Default" table:number-columns-repeated="1021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ubbag keuangan</text:p>
          </table:table-cell>
          <table:table-cell office:value-type="float" office:value="284" calcext:value-type="float">
            <text:p>284</text:p>
          </table:table-cell>
          <table:table-cell table:style-name="Default" table:number-columns-repeated="1021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ubbag Umum </text:p>
          </table:table-cell>
          <table:table-cell office:value-type="float" office:value="284" calcext:value-type="float">
            <text:p>284</text:p>
          </table:table-cell>
          <table:table-cell table:style-name="Default"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7" office:value-type="string" calcext:value-type="string">
            <text:p>Bidang potensi dan promosi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021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eksi potensi </text:p>
          </table:table-cell>
          <table:table-cell office:value-type="float" office:value="285" calcext:value-type="float">
            <text:p>285</text:p>
          </table:table-cell>
          <table:table-cell table:style-name="Default" table:number-columns-repeated="1021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eksi pameran dan sarana promosi</text:p>
          </table:table-cell>
          <table:table-cell office:value-type="float" office:value="285" calcext:value-type="float">
            <text:p>285</text:p>
          </table:table-cell>
          <table:table-cell table:style-name="Default" table:number-columns-repeated="1021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eksi fasilitas promosi </text:p>
          </table:table-cell>
          <table:table-cell office:value-type="float" office:value="285" calcext:value-type="float">
            <text:p>285</text:p>
          </table:table-cell>
          <table:table-cell table:style-name="Default" table:number-columns-repeated="1021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7" office:value-type="string" calcext:value-type="string">
            <text:p>Bidang perizinan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021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eksi pelayanan aplikasi dan informasi </text:p>
          </table:table-cell>
          <table:table-cell office:value-type="float" office:value="286" calcext:value-type="float">
            <text:p>286</text:p>
          </table:table-cell>
          <table:table-cell table:style-name="Default" table:number-columns-repeated="1021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eksi pelayanan perizinan</text:p>
          </table:table-cell>
          <table:table-cell office:value-type="float" office:value="286" calcext:value-type="float">
            <text:p>286</text:p>
          </table:table-cell>
          <table:table-cell table:style-name="Default" table:number-columns-repeated="1021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eksi fasilitas perizinan </text:p>
          </table:table-cell>
          <table:table-cell office:value-type="float" office:value="286" calcext:value-type="float">
            <text:p>286</text:p>
          </table:table-cell>
          <table:table-cell table:style-name="Default" table:number-columns-repeated="1021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7" office:value-type="string" calcext:value-type="string">
            <text:p>Bidang pengembangan dan kerja sama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021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eksi pemberdayaan usaha dan investasi </text:p>
          </table:table-cell>
          <table:table-cell office:value-type="float" office:value="287" calcext:value-type="float">
            <text:p>287</text:p>
          </table:table-cell>
          <table:table-cell table:style-name="Default" table:number-columns-repeated="1021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eksi fasilitas kerjasama antar dunia usaha</text:p>
          </table:table-cell>
          <table:table-cell office:value-type="float" office:value="287" calcext:value-type="float">
            <text:p>287</text:p>
          </table:table-cell>
          <table:table-cell table:style-name="Default" table:number-columns-repeated="1021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eksi fasilitas kerjasama Antar pemerintah </text:p>
          </table:table-cell>
          <table:table-cell office:value-type="float" office:value="287" calcext:value-type="float">
            <text:p>287</text:p>
          </table:table-cell>
          <table:table-cell table:style-name="Default"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7" office:value-type="string" calcext:value-type="string">
            <text:p>Bidang pengendalian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021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eksi pendataan </text:p>
          </table:table-cell>
          <table:table-cell office:value-type="float" office:value="288" calcext:value-type="float">
            <text:p>288</text:p>
          </table:table-cell>
          <table:table-cell table:style-name="Default" table:number-columns-repeated="1021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eksi pembinaan dan pengawasan</text:p>
          </table:table-cell>
          <table:table-cell office:value-type="float" office:value="288" calcext:value-type="float">
            <text:p>288</text:p>
          </table:table-cell>
          <table:table-cell table:style-name="Default" table:number-columns-repeated="1021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eksi Evaluasi dan pelaporan </text:p>
          </table:table-cell>
          <table:table-cell office:value-type="float" office:value="288" calcext:value-type="float">
            <text:p>288</text:p>
          </table:table-cell>
          <table:table-cell table:style-name="Default"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7" office:value-type="string" calcext:value-type="string">
            <text:p>Kelompok jabatan fungsional DPMPT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021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9" office:value-type="string" calcext:value-type="string">
            <text:p>PTT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8" office:value-type="string" calcext:value-type="string">
            <text:p>Dinas Pemuda dan Olahrag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7" office:value-type="string" calcext:value-type="string">
            <text:p>Sekretariat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021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ub bagain program </text:p>
          </table:table-cell>
          <table:table-cell office:value-type="float" office:value="290" calcext:value-type="float">
            <text:p>290</text:p>
          </table:table-cell>
          <table:table-cell table:style-name="Default" table:number-columns-repeated="1021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Sub bagian keuangan </text:p>
          </table:table-cell>
          <table:table-cell office:value-type="float" office:value="290" calcext:value-type="float">
            <text:p>290</text:p>
          </table:table-cell>
          <table:table-cell table:style-name="Default" table:number-columns-repeated="1021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ub bagian umum </text:p>
          </table:table-cell>
          <table:table-cell office:value-type="float" office:value="290" calcext:value-type="float">
            <text:p>290</text:p>
          </table:table-cell>
          <table:table-cell table:style-name="Default" table:number-columns-repeated="1021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7" office:value-type="string" calcext:value-type="string">
            <text:p>Bidang kepemudaan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021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eksi pengembangan pemuda </text:p>
          </table:table-cell>
          <table:table-cell office:value-type="float" office:value="291" calcext:value-type="float">
            <text:p>291</text:p>
          </table:table-cell>
          <table:table-cell table:style-name="Default" table:number-columns-repeated="1021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eksi pemberdayaan pemuda </text:p>
          </table:table-cell>
          <table:table-cell office:value-type="float" office:value="291" calcext:value-type="float">
            <text:p>291</text:p>
          </table:table-cell>
          <table:table-cell table:style-name="Default" table:number-columns-repeated="1021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eksi kepramukaan dan kepemimpinan pemuda </text:p>
          </table:table-cell>
          <table:table-cell office:value-type="float" office:value="291" calcext:value-type="float">
            <text:p>291</text:p>
          </table:table-cell>
          <table:table-cell table:style-name="Default" table:number-columns-repeated="1021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7" office:value-type="string" calcext:value-type="string">
            <text:p>Bidang keolahragaan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021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Seksi Pembudayaan Olahraga</text:p>
          </table:table-cell>
          <table:table-cell office:value-type="float" office:value="292" calcext:value-type="float">
            <text:p>292</text:p>
          </table:table-cell>
          <table:table-cell table:style-name="Default" table:number-columns-repeated="1021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eksi Peningkatan Prestasi Olahraga</text:p>
          </table:table-cell>
          <table:table-cell office:value-type="float" office:value="292" calcext:value-type="float">
            <text:p>292</text:p>
          </table:table-cell>
          <table:table-cell table:style-name="Default" table:number-columns-repeated="1021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20" office:value-type="string" calcext:value-type="string">
            <text:p>Seksi Pembinaan Olahraga Pelajar</text:p>
          </table:table-cell>
          <table:table-cell office:value-type="float" office:value="292" calcext:value-type="float">
            <text:p>292</text:p>
          </table:table-cell>
          <table:table-cell table:style-name="Default" table:number-columns-repeated="1021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21" office:value-type="string" calcext:value-type="string">
            <text:p>Bidang Sarana dan Prasarana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021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eksi sarana prasarana kepemudaan </text:p>
          </table:table-cell>
          <table:table-cell office:value-type="float" office:value="293" calcext:value-type="float">
            <text:p>293</text:p>
          </table:table-cell>
          <table:table-cell table:style-name="Default" table:number-columns-repeated="1021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eksi sarana prasarana keolahragaan </text:p>
          </table:table-cell>
          <table:table-cell office:value-type="float" office:value="293" calcext:value-type="float">
            <text:p>293</text:p>
          </table:table-cell>
          <table:table-cell table:style-name="Default" table:number-columns-repeated="1021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21" office:value-type="string" calcext:value-type="string">
            <text:p>Jabatan fungsional Dispora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021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9" office:value-type="string" calcext:value-type="string">
            <text:p>PTT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8" office:value-type="string" calcext:value-type="string">
            <text:p>Dinas Perpustakaan dan Kearsipan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7" office:value-type="string" calcext:value-type="string">
            <text:p>Sekretariat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021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ub bagian program </text:p>
          </table:table-cell>
          <table:table-cell office:value-type="float" office:value="295" calcext:value-type="float">
            <text:p>295</text:p>
          </table:table-cell>
          <table:table-cell table:style-name="Default" table:number-columns-repeated="1021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ub bagian keuangan</text:p>
          </table:table-cell>
          <table:table-cell office:value-type="float" office:value="295" calcext:value-type="float">
            <text:p>295</text:p>
          </table:table-cell>
          <table:table-cell table:style-name="Default" table:number-columns-repeated="1021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ub bagian umum </text:p>
          </table:table-cell>
          <table:table-cell office:value-type="float" office:value="295" calcext:value-type="float">
            <text:p>295</text:p>
          </table:table-cell>
          <table:table-cell table:style-name="Default" table:number-columns-repeated="1021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7" office:value-type="string" calcext:value-type="string">
            <text:p>Bidang pembinaan dan pengembangan perpustakaan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021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eksi pembinaan perpustakaan </text:p>
          </table:table-cell>
          <table:table-cell office:value-type="float" office:value="296" calcext:value-type="float">
            <text:p>296</text:p>
          </table:table-cell>
          <table:table-cell table:style-name="Default" table:number-columns-repeated="1021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eksi pengembangan minat baca</text:p>
          </table:table-cell>
          <table:table-cell office:value-type="float" office:value="296" calcext:value-type="float">
            <text:p>296</text:p>
          </table:table-cell>
          <table:table-cell table:style-name="Default" table:number-columns-repeated="1021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eksi kelembagaan dan kerja sama. </text:p>
          </table:table-cell>
          <table:table-cell office:value-type="float" office:value="296" calcext:value-type="float">
            <text:p>296</text:p>
          </table:table-cell>
          <table:table-cell table:style-name="Default"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7" office:value-type="string" calcext:value-type="string">
            <text:p>Bidang deposit, dan informasi perpustakaan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021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eksi deposit perpustakaan </text:p>
          </table:table-cell>
          <table:table-cell office:value-type="float" office:value="297" calcext:value-type="float">
            <text:p>297</text:p>
          </table:table-cell>
          <table:table-cell table:style-name="Default" table:number-columns-repeated="1021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eksi pelestarian perpustakaan</text:p>
          </table:table-cell>
          <table:table-cell office:value-type="float" office:value="297" calcext:value-type="float">
            <text:p>297</text:p>
          </table:table-cell>
          <table:table-cell table:style-name="Default" table:number-columns-repeated="1021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eksi informasi perpustakaan </text:p>
          </table:table-cell>
          <table:table-cell office:value-type="float" office:value="297" calcext:value-type="float">
            <text:p>297</text:p>
          </table:table-cell>
          <table:table-cell table:style-name="Default" table:number-columns-repeated="1021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7" office:value-type="string" calcext:value-type="string">
            <text:p><text:s/>Bidang pengelolaan arsip dinamis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021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eksi pembinaan kearsipaan </text:p>
          </table:table-cell>
          <table:table-cell office:value-type="float" office:value="298" calcext:value-type="float">
            <text:p>298</text:p>
          </table:table-cell>
          <table:table-cell table:style-name="Default" table:number-columns-repeated="1021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eksi pengelolaan arsip dinamis</text:p>
          </table:table-cell>
          <table:table-cell office:value-type="float" office:value="298" calcext:value-type="float">
            <text:p>298</text:p>
          </table:table-cell>
          <table:table-cell table:style-name="Default" table:number-columns-repeated="1021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eksi penilaian dan penyusustan. </text:p>
          </table:table-cell>
          <table:table-cell office:value-type="float" office:value="298" calcext:value-type="float">
            <text:p>29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7" office:value-type="string" calcext:value-type="string">
            <text:p>Bidang pengelolaan Arsip statis</text:p>
          </table:table-cell>
          <table:table-cell office:value-type="float" office:value="27" calcext:value-type="float">
            <text:p>2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eksi penulusuran, akusisi dan penyelamatan kearsipan </text:p>
          </table:table-cell>
          <table:table-cell office:value-type="float" office:value="299" calcext:value-type="float">
            <text:p>29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eksi pengolahan, perwatan dan pelestarian kearsipan</text:p>
          </table:table-cell>
          <table:table-cell office:value-type="float" office:value="299" calcext:value-type="float">
            <text:p>29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Seksi informasi kearsipan </text:p>
          </table:table-cell>
          <table:table-cell office:value-type="float" office:value="299" calcext:value-type="float">
            <text:p>29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7" office:value-type="string" calcext:value-type="string">
            <text:p>Bidang pelayanan perpustakaan dan kearsipan</text:p>
          </table:table-cell>
          <table:table-cell office:value-type="float" office:value="27" calcext:value-type="float">
            <text:p>2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eksi otomatisasi perpustakaan dan kearsipan </text:p>
          </table:table-cell>
          <table:table-cell office:value-type="float" office:value="300" calcext:value-type="float">
            <text:p>30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eksi pelayanan perpustakaan </text:p>
          </table:table-cell>
          <table:table-cell office:value-type="float" office:value="300" calcext:value-type="float">
            <text:p>30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eksi pelayanan kearsipan </text:p>
          </table:table-cell>
          <table:table-cell office:value-type="float" office:value="300" calcext:value-type="float">
            <text:p>30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7" office:value-type="string" calcext:value-type="string">
            <text:p>Kelompok jabatan fungsional DPAP Arsip</text:p>
          </table:table-cell>
          <table:table-cell office:value-type="float" office:value="27" calcext:value-type="float">
            <text:p>2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9" office:value-type="string" calcext:value-type="string">
            <text:p>PTT</text:p>
          </table:table-cell>
          <table:table-cell office:value-type="float" office:value="27" calcext:value-type="float">
            <text:p>2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8" office:value-type="string" calcext:value-type="string">
            <text:p>Dinas Kelautan dan Perikanan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10" office:value-type="string" calcext:value-type="string">
            <text:p>Sekretariat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11" office:value-type="string" calcext:value-type="string">
            <text:p>Sub bagian program 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11" office:value-type="string" calcext:value-type="string">
            <text:p>Sub bagian keuangan 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11" office:value-type="string" calcext:value-type="string">
            <text:p>Sub bagian umum 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10" office:value-type="string" calcext:value-type="string">
            <text:p>Bidang perikanan tangkap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11" office:value-type="string" calcext:value-type="string">
            <text:p>Seksi pengelolaan sumber daya ikan dan pengendalian penangkapan ikan </text:p>
          </table:table-cell>
          <table:table-cell office:value-type="float" office:value="303" calcext:value-type="float">
            <text:p>30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11" office:value-type="string" calcext:value-type="string">
            <text:p>Seksi pelabuhan perikanan</text:p>
          </table:table-cell>
          <table:table-cell office:value-type="float" office:value="303" calcext:value-type="float">
            <text:p>30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11" office:value-type="string" calcext:value-type="string">
            <text:p>Seksi kapal perikanan, Alat penangkapan ikan dan kenelayanan </text:p>
          </table:table-cell>
          <table:table-cell office:value-type="float" office:value="303" calcext:value-type="float">
            <text:p>303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10" office:value-type="string" calcext:value-type="string">
            <text:p>Bidang perikanan budi daya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11" office:value-type="string" calcext:value-type="string">
            <text:p>Seksi perbenihan </text:p>
          </table:table-cell>
          <table:table-cell office:value-type="float" office:value="304" calcext:value-type="float">
            <text:p>304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11" office:value-type="string" calcext:value-type="string">
            <text:p>Seksi produksi budidaya </text:p>
          </table:table-cell>
          <table:table-cell office:value-type="float" office:value="304" calcext:value-type="float">
            <text:p>304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11" office:value-type="string" calcext:value-type="string">
            <text:p>Seksi usaha budidaya </text:p>
          </table:table-cell>
          <table:table-cell office:value-type="float" office:value="304" calcext:value-type="float">
            <text:p>304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10" office:value-type="string" calcext:value-type="string">
            <text:p>Bidang penguatan daya saing produk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11" office:value-type="string" calcext:value-type="string">
            <text:p>Seksi bina mutu, diversifikasi produk kelautan dan perikanan </text:p>
          </table:table-cell>
          <table:table-cell office:value-type="float" office:value="305" calcext:value-type="float">
            <text:p>305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11" office:value-type="string" calcext:value-type="string">
            <text:p>Seksi akses pasar dan promosi </text:p>
          </table:table-cell>
          <table:table-cell office:value-type="float" office:value="305" calcext:value-type="float">
            <text:p>305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11" office:value-type="string" calcext:value-type="string">
            <text:p>Seksi usaha dan logistik </text:p>
          </table:table-cell>
          <table:table-cell office:value-type="float" office:value="305" calcext:value-type="float">
            <text:p>305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10" office:value-type="string" calcext:value-type="string">
            <text:p>Bidang pengawasan pengelolaan sumber daya pesisir dan pulau- pulau kesil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11" office:value-type="string" calcext:value-type="string">
            <text:p>Seksi tataruang laut dan pengelolaan perairan pesisir </text:p>
          </table:table-cell>
          <table:table-cell office:value-type="float" office:value="306" calcext:value-type="float">
            <text:p>306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11" office:value-type="string" calcext:value-type="string">
            <text:p>Seksi pemeberdayaan masyarakat dan pelestarian sumber daya perairan pesisir dan pulau kecil </text:p>
          </table:table-cell>
          <table:table-cell office:value-type="float" office:value="306" calcext:value-type="float">
            <text:p>306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11" office:value-type="string" calcext:value-type="string">
            <text:p>Seksi pengawasan sumber daya kelautan dan perikanan </text:p>
          </table:table-cell>
          <table:table-cell office:value-type="float" office:value="306" calcext:value-type="float">
            <text:p>306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10" office:value-type="string" calcext:value-type="string">
            <text:p>Klompok jabatan fungsional Dislutkan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5" office:value-type="string" calcext:value-type="string">
            <text:p>Pelabuahan periakan labuhan Lombok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5" office:value-type="string" calcext:value-type="string">
            <text:p>Pelabuahan perikanan teluk Sentong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5" office:value-type="string" calcext:value-type="string">
            <text:p>Balai pengembangan budidaya periakanan pantai ( BP BPP)sekotong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5" office:value-type="string" calcext:value-type="string">
            <text:p>Balai pengembangan budidaya ikan air tawar (BP BIAT) Aik mel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5" office:value-type="string" calcext:value-type="string">
            <text:p>balai kesehatan ikan dan lingkunngan perikanan Budidaya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5" office:value-type="string" calcext:value-type="string">
            <text:p>Balai laboraturium pengujian dan penerapan mutu hasil kelautan dan perikanan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5" office:value-type="string" calcext:value-type="string">
            <text:p>Balai kenservasi dan pengawasan sumber daya kelautan dan perikanan kawsan bima dompu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5" office:value-type="string" calcext:value-type="string">
            <text:p>Balai konservasi dan pengawasan sumber daya kelautan dan perikanan kawasan sumbawa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5" office:value-type="string" calcext:value-type="string">
            <text:p>Balai konservasi dan pengawasan sumber daya kelautan dan perikanan kawasan sumbawa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5" office:value-type="string" calcext:value-type="string">
            <text:p>Balai pendidikan dan pelatihan kelautan dan perikanan tanjung luar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9" office:value-type="string" calcext:value-type="string">
            <text:p>PTT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8" office:value-type="string" calcext:value-type="string">
            <text:p>Dinas Pariwisat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7" office:value-type="string" calcext:value-type="string">
            <text:p>Sekretariat</text:p>
          </table:table-cell>
          <table:table-cell office:value-type="float" office:value="29" calcext:value-type="float">
            <text:p>2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ub bagian program 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ub bagian keuanga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ub bagian umum 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7" office:value-type="string" calcext:value-type="string">
            <text:p>Bidang pemasaran pariwisata </text:p>
          </table:table-cell>
          <table:table-cell office:value-type="float" office:value="29" calcext:value-type="float">
            <text:p>2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eksi analisa pasar 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eksi promosi pariwisata 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eksi kerjasama pariwisata 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7" office:value-type="string" calcext:value-type="string">
            <text:p>Bidang pengembangan pariwisata</text:p>
          </table:table-cell>
          <table:table-cell office:value-type="float" office:value="29" calcext:value-type="float">
            <text:p>2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eksi produk wisata </text:p>
          </table:table-cell>
          <table:table-cell office:value-type="float" office:value="310" calcext:value-type="float">
            <text:p>31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eksi usaha pariwisata</text:p>
          </table:table-cell>
          <table:table-cell office:value-type="float" office:value="310" calcext:value-type="float">
            <text:p>31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eksi pengembangan infrastruktur pariwisata </text:p>
          </table:table-cell>
          <table:table-cell office:value-type="float" office:value="310" calcext:value-type="float">
            <text:p>31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7" office:value-type="string" calcext:value-type="string">
            <text:p>Bidang kelembagaan pariwisata</text:p>
          </table:table-cell>
          <table:table-cell office:value-type="float" office:value="29" calcext:value-type="float">
            <text:p>2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Seksi pendidikan dan pelatihan tenaga pariwisata </text:p>
          </table:table-cell>
          <table:table-cell office:value-type="float" office:value="311" calcext:value-type="float">
            <text:p>31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eksi bimbingan masyarakat pariwisata </text:p>
          </table:table-cell>
          <table:table-cell office:value-type="float" office:value="311" calcext:value-type="float">
            <text:p>31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7" office:value-type="string" calcext:value-type="string">
            <text:p>Bidang atraksi dan daya tarik pariwisata </text:p>
          </table:table-cell>
          <table:table-cell office:value-type="float" office:value="29" calcext:value-type="float">
            <text:p>2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eksi pengembangan atraksi dan daya tarik wisata </text:p>
          </table:table-cell>
          <table:table-cell office:value-type="float" office:value="312" calcext:value-type="float">
            <text:p>31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eksi pengembangan industri kraetif</text:p>
          </table:table-cell>
          <table:table-cell office:value-type="float" office:value="312" calcext:value-type="float">
            <text:p>31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eksi atraksi Budaya </text:p>
          </table:table-cell>
          <table:table-cell office:value-type="float" office:value="312" calcext:value-type="float">
            <text:p>31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7" office:value-type="string" calcext:value-type="string">
            <text:p>Kelompok jabatan fungsional Dispar</text:p>
          </table:table-cell>
          <table:table-cell office:value-type="float" office:value="29" calcext:value-type="float">
            <text:p>2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9" office:value-type="string" calcext:value-type="string">
            <text:p>PTT</text:p>
          </table:table-cell>
          <table:table-cell office:value-type="float" office:value="29" calcext:value-type="float">
            <text:p>29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8" office:value-type="string" calcext:value-type="string">
            <text:p>Dinas Pertanian dan Perkebunan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7" office:value-type="string" calcext:value-type="string">
            <text:p>Sekretariat 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Sub bagian program </text:p>
          </table:table-cell>
          <table:table-cell office:value-type="float" office:value="314" calcext:value-type="float">
            <text:p>314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ub bagian keuangan </text:p>
          </table:table-cell>
          <table:table-cell office:value-type="float" office:value="314" calcext:value-type="float">
            <text:p>314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Sub bagian umum </text:p>
          </table:table-cell>
          <table:table-cell office:value-type="float" office:value="314" calcext:value-type="float">
            <text:p>314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7" office:value-type="string" calcext:value-type="string">
            <text:p>Bidang tanaman pangan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eksi perbenihan dan perlindungan tanaman pangan </text:p>
          </table:table-cell>
          <table:table-cell office:value-type="float" office:value="315" calcext:value-type="float">
            <text:p>315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eksi produksi tanaman pangan </text:p>
          </table:table-cell>
          <table:table-cell office:value-type="float" office:value="315" calcext:value-type="float">
            <text:p>315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Seksi pengolahan dan pemasaran tanaman pangan </text:p>
          </table:table-cell>
          <table:table-cell office:value-type="float" office:value="315" calcext:value-type="float">
            <text:p>315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7" office:value-type="string" calcext:value-type="string">
            <text:p>Bidang Holtikultura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eksi perbenihan dan perlindungan holtikultura </text:p>
          </table:table-cell>
          <table:table-cell office:value-type="float" office:value="316" calcext:value-type="float">
            <text:p>316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eksi produksi tanaman holtikultura</text:p>
          </table:table-cell>
          <table:table-cell office:value-type="float" office:value="316" calcext:value-type="float">
            <text:p>316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Seksi pengolahan dan pemasaran holtikultura</text:p>
          </table:table-cell>
          <table:table-cell office:value-type="float" office:value="316" calcext:value-type="float">
            <text:p>316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7" office:value-type="string" calcext:value-type="string">
            <text:p>Bidang perkebunan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Seksi perbenihan dan perlindungan perkebunan </text:p>
          </table:table-cell>
          <table:table-cell office:value-type="float" office:value="317" calcext:value-type="float">
            <text:p>31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eksi produksi tanaman perkebunan</text:p>
          </table:table-cell>
          <table:table-cell office:value-type="float" office:value="317" calcext:value-type="float">
            <text:p>31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eksi pengolahan dan pemasaran hasil perkebunan </text:p>
          </table:table-cell>
          <table:table-cell office:value-type="float" office:value="317" calcext:value-type="float">
            <text:p>317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7" office:value-type="string" calcext:value-type="string">
            <text:p>Bidang sarana dan prasarana pertanian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Seksi lahan, irigasi dan pembiayaan </text:p>
          </table:table-cell>
          <table:table-cell office:value-type="float" office:value="318" calcext:value-type="float">
            <text:p>31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eksi pupuk dan pestisida</text:p>
          </table:table-cell>
          <table:table-cell office:value-type="float" office:value="318" calcext:value-type="float">
            <text:p>31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eksi alat dan mesin pertanian </text:p>
          </table:table-cell>
          <table:table-cell office:value-type="float" office:value="318" calcext:value-type="float">
            <text:p>318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7" office:value-type="string" calcext:value-type="string">
            <text:p>kelompok jabatan fungsional Distanbun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5" office:value-type="string" calcext:value-type="string">
            <text:p>Balai perlindungan tanaman pertanian (BPTP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5" office:value-type="string" calcext:value-type="string">
            <text:p>Balai benih induk pertanian(BBIP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5" office:value-type="string" calcext:value-type="string">
            <text:p>Balai benih induk perkebunan (BBI-Bun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5" office:value-type="string" calcext:value-type="string">
            <text:p>Balai pengawasan dan sertifikasi benih pertanian (BPSB-P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5" office:value-type="string" calcext:value-type="string">
            <text:p>Balai penyuluhan dan pengembangan sumber daya manusia pertanian dan perkebunan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5" office:value-type="string" calcext:value-type="string">
            <text:p>Balai pengawasan dan sertifikasi benih perkebunan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5" office:value-type="string" calcext:value-type="string">
            <text:p>Balai perlindungan tanaman perkebunan BPT -Bun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5" office:value-type="string" calcext:value-type="string">
            <text:p>Sekolah menengah kejuruan pembangunan pertanian mataram SMK- PP Mataram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5" office:value-type="string" calcext:value-type="string">
            <text:p>Sekolah menengah kejuruan pembangunan pertanian bima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9" office:value-type="string" calcext:value-type="string">
            <text:p>PTT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8" office:value-type="string" calcext:value-type="string">
            <text:p>Dinas Peternakan dan Kesehatan Hewan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7" office:value-type="string" calcext:value-type="string">
            <text:p>Sekretariat</text:p>
          </table:table-cell>
          <table:table-cell office:value-type="float" office:value="31" calcext:value-type="float">
            <text:p>3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ub bagain program </text:p>
          </table:table-cell>
          <table:table-cell office:value-type="float" office:value="320" calcext:value-type="float">
            <text:p>32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ub bagian keuangan</text:p>
          </table:table-cell>
          <table:table-cell office:value-type="float" office:value="320" calcext:value-type="float">
            <text:p>32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ub bagian umum </text:p>
          </table:table-cell>
          <table:table-cell office:value-type="float" office:value="320" calcext:value-type="float">
            <text:p>320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7" office:value-type="string" calcext:value-type="string">
            <text:p>Bidang kesehatan hewan</text:p>
          </table:table-cell>
          <table:table-cell office:value-type="float" office:value="31" calcext:value-type="float">
            <text:p>3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eksi pengamatan penyakit hewan </text:p>
          </table:table-cell>
          <table:table-cell office:value-type="float" office:value="321" calcext:value-type="float">
            <text:p>32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eksi pencegahan dan Pemberantasan penyakit hewan</text:p>
          </table:table-cell>
          <table:table-cell office:value-type="float" office:value="321" calcext:value-type="float">
            <text:p>32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eksi pengawasan obat hewan dan pelayanan kesehatan hewan </text:p>
          </table:table-cell>
          <table:table-cell office:value-type="float" office:value="321" calcext:value-type="float">
            <text:p>32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7" office:value-type="string" calcext:value-type="string">
            <text:p>Bidang pembibitan, produksi dan pakan ternak</text:p>
          </table:table-cell>
          <table:table-cell office:value-type="float" office:value="31" calcext:value-type="float">
            <text:p>31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eksi pembibitan ternak </text:p>
          </table:table-cell>
          <table:table-cell office:value-type="float" office:value="322" calcext:value-type="float">
            <text:p>322</text:p>
          </table:table-cell>
          <table:table-cell table:style-name="Default"/>
          <table:table-cell table:style-name="ce1"/>
          <table:table-cell table:style-name="Default" table:number-columns-repeated="1019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eksi produksi sarana dan prasarana peternakan dan </text:p>
          </table:table-cell>
          <table:table-cell office:value-type="float" office:value="322" calcext:value-type="float">
            <text:p>322</text:p>
          </table:table-cell>
          <table:table-cell table:style-name="ce13"/>
          <table:table-cell table:style-name="ce1"/>
          <table:table-cell table:style-name="ce13" table:number-columns-repeated="1019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eksi pakan 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7" office:value-type="string" calcext:value-type="string">
            <text:p>Bidang pengolahan dan pemasaran hasil peternakan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eksi investasi dan pengembangan usaha </text:p>
          </table:table-cell>
          <table:table-cell office:value-type="float" office:value="323" calcext:value-type="float">
            <text:p>323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eksi pengolahan</text:p>
          </table:table-cell>
          <table:table-cell office:value-type="float" office:value="323" calcext:value-type="float">
            <text:p>323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eksi pemasaran </text:p>
          </table:table-cell>
          <table:table-cell office:value-type="float" office:value="323" calcext:value-type="float">
            <text:p>323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7" office:value-type="string" calcext:value-type="string">
            <text:p>Bidang kesehatan Masyarakat veteriner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eksi pengawasan keamanan produk hewan </text:p>
          </table:table-cell>
          <table:table-cell office:value-type="float" office:value="324" calcext:value-type="float">
            <text:p>324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eksi pengawasan higlenis sanitasi dan RPH</text:p>
          </table:table-cell>
          <table:table-cell office:value-type="float" office:value="324" calcext:value-type="float">
            <text:p>324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eksi zoonosis dan kesejahteraan hewan </text:p>
          </table:table-cell>
          <table:table-cell office:value-type="float" office:value="324" calcext:value-type="float">
            <text:p>324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7" office:value-type="string" calcext:value-type="string">
            <text:p>Kelompok jabatan Fungsional Disnakeswan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5" office:value-type="string" calcext:value-type="string">
            <text:p>Balai insimenasi buatan 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5" office:value-type="string" calcext:value-type="string">
            <text:p>Balai rumah sakit hewan dan laboraturium veteriner 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5" office:value-type="string" calcext:value-type="string">
            <text:p>Balai pembibitan ternak dan hijauan makanan ternak serading 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5" office:value-type="string" calcext:value-type="string">
            <text:p>Balai pengembangan dan pengolahan pakan ternak ruminansia 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9" office:value-type="string" calcext:value-type="string">
            <text:p>PTT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8" office:value-type="string" calcext:value-type="string">
            <text:p>Dinas Energi dan Sumber Daya Mineral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7" office:value-type="string" calcext:value-type="string">
            <text:p>Sekretariat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ub bagian program </text:p>
          </table:table-cell>
          <table:table-cell office:value-type="float" office:value="326" calcext:value-type="float">
            <text:p>326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ub bagian keuangan </text:p>
          </table:table-cell>
          <table:table-cell office:value-type="float" office:value="326" calcext:value-type="float">
            <text:p>326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ub bagian umum </text:p>
          </table:table-cell>
          <table:table-cell office:value-type="float" office:value="326" calcext:value-type="float">
            <text:p>326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7" office:value-type="string" calcext:value-type="string">
            <text:p>Bidang geologi dan air tanah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eksi pemetaan geologi dan air tanah </text:p>
          </table:table-cell>
          <table:table-cell office:value-type="float" office:value="327" calcext:value-type="float">
            <text:p>327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eksi pengusahaan air tanah</text:p>
          </table:table-cell>
          <table:table-cell office:value-type="float" office:value="327" calcext:value-type="float">
            <text:p>327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eksi konservasi air tanah </text:p>
          </table:table-cell>
          <table:table-cell office:value-type="float" office:value="327" calcext:value-type="float">
            <text:p>327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7" office:value-type="string" calcext:value-type="string">
            <text:p>Bidang mineral dan batu bara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eksi pengusahaan mineral bukan logam dan batuan </text:p>
          </table:table-cell>
          <table:table-cell office:value-type="float" office:value="328" calcext:value-type="float">
            <text:p>328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eksi pengusahaan mineral logam dan batu bara</text:p>
          </table:table-cell>
          <table:table-cell office:value-type="float" office:value="328" calcext:value-type="float">
            <text:p>328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eksi produksi, penjualan mineral dan batu bara </text:p>
          </table:table-cell>
          <table:table-cell office:value-type="float" office:value="328" calcext:value-type="float">
            <text:p>328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7" office:value-type="string" calcext:value-type="string">
            <text:p>Bidang energi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eksi pengembangan energi baru terbarukan </text:p>
          </table:table-cell>
          <table:table-cell office:value-type="float" office:value="329" calcext:value-type="float">
            <text:p>329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eksi pengusahaan energi baru terbarukan</text:p>
          </table:table-cell>
          <table:table-cell office:value-type="float" office:value="329" calcext:value-type="float">
            <text:p>329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eksi konservasi energi </text:p>
          </table:table-cell>
          <table:table-cell office:value-type="float" office:value="329" calcext:value-type="float">
            <text:p>329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7" office:value-type="string" calcext:value-type="string">
            <text:p>Bidang ketenagalistrikan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eksi pengembangan ketenagalistrikan 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eksi pengusahaan ketenagalistrikan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eksi pengawasan ketenagalistrikan 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7" office:value-type="string" calcext:value-type="string">
            <text:p>Kelompok jabatan fungsional DESDM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9" office:value-type="string" calcext:value-type="string">
            <text:p>Balai ESDM Wilayah Sumbaw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9" office:value-type="string" calcext:value-type="string">
            <text:p>PTT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8" office:value-type="string" calcext:value-type="string">
            <text:p>Dinas Perdaganga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7" office:value-type="string" calcext:value-type="string">
            <text:p>Sekretariat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ub bagian program 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ub bagian keuangan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ub bagian umum 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7" office:value-type="string" calcext:value-type="string">
            <text:p>Bidang stndarisasai dan perlindungan konsumen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eksi standarisasi dan tertib niaga </text:p>
          </table:table-cell>
          <table:table-cell office:value-type="float" office:value="333" calcext:value-type="float">
            <text:p>333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eksi pemberdayaan konsumen </text:p>
          </table:table-cell>
          <table:table-cell office:value-type="float" office:value="333" calcext:value-type="float">
            <text:p>333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eksi pengawasan barang beredar dan jasa </text:p>
          </table:table-cell>
          <table:table-cell office:value-type="float" office:value="333" calcext:value-type="float">
            <text:p>333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7" office:value-type="string" calcext:value-type="string">
            <text:p>Bidang perdagangan dalam negeri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eksi bina usaha dan pelaku distribusi </text:p>
          </table:table-cell>
          <table:table-cell office:value-type="float" office:value="334" calcext:value-type="float">
            <text:p>334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eksi sarana distribusi dan logistik</text:p>
          </table:table-cell>
          <table:table-cell office:value-type="float" office:value="334" calcext:value-type="float">
            <text:p>334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eksi pemasaran produk dalam negeri </text:p>
          </table:table-cell>
          <table:table-cell office:value-type="float" office:value="334" calcext:value-type="float">
            <text:p>334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7" office:value-type="string" calcext:value-type="string">
            <text:p>Bidang perdagangan luar negeri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eksi ekpor </text:p>
          </table:table-cell>
          <table:table-cell office:value-type="float" office:value="335" calcext:value-type="float">
            <text:p>335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eksi impor</text:p>
          </table:table-cell>
          <table:table-cell office:value-type="float" office:value="335" calcext:value-type="float">
            <text:p>335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eksi pengembangan dan kerjasama </text:p>
          </table:table-cell>
          <table:table-cell office:value-type="float" office:value="335" calcext:value-type="float">
            <text:p>335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21" office:value-type="string" calcext:value-type="string">
            <text:p>jabatan Fungsional Disdag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9" office:value-type="string" calcext:value-type="string">
            <text:p>Balai Pengembangan Pelatihan dan Promosi Ekspor Daerah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9" office:value-type="string" calcext:value-type="string">
            <text:p>PTT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8" office:value-type="string" calcext:value-type="string">
            <text:p>Dinas Perindustria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7" office:value-type="string" calcext:value-type="string">
            <text:p>Sekretariat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ub bagian program </text:p>
          </table:table-cell>
          <table:table-cell office:value-type="float" office:value="337" calcext:value-type="float">
            <text:p>337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ub bagian keuangan </text:p>
          </table:table-cell>
          <table:table-cell office:value-type="float" office:value="337" calcext:value-type="float">
            <text:p>337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ub bagian umum </text:p>
          </table:table-cell>
          <table:table-cell office:value-type="float" office:value="337" calcext:value-type="float">
            <text:p>337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7" office:value-type="string" calcext:value-type="string">
            <text:p>Bidang indstri agro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eksi industri hasil pertanian, hutan dan perekebunan dan</text:p>
          </table:table-cell>
          <table:table-cell office:value-type="float" office:value="338" calcext:value-type="float">
            <text:p>338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eksi industri makanan dan minuman, hasil laut, mesin, <text:s/>periakanan dan peternakan </text:p>
          </table:table-cell>
          <table:table-cell office:value-type="float" office:value="338" calcext:value-type="float">
            <text:p>338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7" office:value-type="string" calcext:value-type="string">
            <text:p>Bidang industri logam, mesin, alat transportasi, elektronika dan telematika terdiri dari 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eksi industri logam, mesin dan alat transportasi dan </text:p>
          </table:table-cell>
          <table:table-cell office:value-type="float" office:value="339" calcext:value-type="float">
            <text:p>339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eksi industri elektronika dan telematika </text:p>
          </table:table-cell>
          <table:table-cell office:value-type="float" office:value="339" calcext:value-type="float">
            <text:p>339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7" office:value-type="string" calcext:value-type="string">
            <text:p>Bidang industri kreatif, sandang dan kerajianan terdiri dari: 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eksi industri kreatif </text:p>
          </table:table-cell>
          <table:table-cell office:value-type="float" office:value="340" calcext:value-type="float">
            <text:p>340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eksi industri sandang dan kerajinan </text:p>
          </table:table-cell>
          <table:table-cell office:value-type="float" office:value="340" calcext:value-type="float">
            <text:p>340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7" office:value-type="string" calcext:value-type="string">
            <text:p>Kelompok jabatan Fungsional Disperin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5" office:value-type="string" calcext:value-type="string">
            <text:p>Balai Kemasan Produk Daerah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5" office:value-type="string" calcext:value-type="string">
            <text:p>Balai Pengelolaan Industri Daerah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9" office:value-type="string" calcext:value-type="string">
            <text:p>PTT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Satuan Polisi Pamong Praj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7" office:value-type="string" calcext:value-type="string">
            <text:p>Sekretariat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ub bagian program </text:p>
          </table:table-cell>
          <table:table-cell office:value-type="float" office:value="342" calcext:value-type="float">
            <text:p>342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ub bagian keuangan </text:p>
          </table:table-cell>
          <table:table-cell office:value-type="float" office:value="342" calcext:value-type="float">
            <text:p>342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ub bagain umum </text:p>
          </table:table-cell>
          <table:table-cell office:value-type="float" office:value="342" calcext:value-type="float">
            <text:p>342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7" office:value-type="string" calcext:value-type="string">
            <text:p>Bidang pembinaan masyarakat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eksi kewaspadaan dini </text:p>
          </table:table-cell>
          <table:table-cell office:value-type="float" office:value="343" calcext:value-type="float">
            <text:p>343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eksi bimbingan dan penyuluhan </text:p>
          </table:table-cell>
          <table:table-cell office:value-type="float" office:value="343" calcext:value-type="float">
            <text:p>343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7" office:value-type="string" calcext:value-type="string">
            <text:p>Bidang ketertiban umum dan ketentraman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eksi operasi dan pengendalian</text:p>
          </table:table-cell>
          <table:table-cell office:value-type="float" office:value="344" calcext:value-type="float">
            <text:p>344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eksi ketertiban umum </text:p>
          </table:table-cell>
          <table:table-cell office:value-type="float" office:value="344" calcext:value-type="float">
            <text:p>344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7" office:value-type="string" calcext:value-type="string">
            <text:p>Bidang penegakan peraturan daerah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eksi penegakan</text:p>
          </table:table-cell>
          <table:table-cell office:value-type="float" office:value="345" calcext:value-type="float">
            <text:p>345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eksi hubungan antar lembaga </text:p>
          </table:table-cell>
          <table:table-cell office:value-type="float" office:value="345" calcext:value-type="float">
            <text:p>345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7" office:value-type="string" calcext:value-type="string">
            <text:p>Bidang pembianaan satuan perlindungan masyarakat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eksi data dan informasi</text:p>
          </table:table-cell>
          <table:table-cell office:value-type="float" office:value="346" calcext:value-type="float">
            <text:p>346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eksi pelatihan dan mobilisasi </text:p>
          </table:table-cell>
          <table:table-cell office:value-type="float" office:value="346" calcext:value-type="float">
            <text:p>346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7" office:value-type="string" calcext:value-type="string">
            <text:p>Kelompok jabatan fungsional Polpp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9" office:value-type="string" calcext:value-type="string">
            <text:p>PTT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Badan Perencanaan Pembangunan, Penelitian dan Pengembangan Daerah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7" office:value-type="string" calcext:value-type="string">
            <text:p>Sekretariat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ub bagian program </text:p>
          </table:table-cell>
          <table:table-cell office:value-type="float" office:value="348" calcext:value-type="float">
            <text:p>348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ub bagian keuangan</text:p>
          </table:table-cell>
          <table:table-cell office:value-type="float" office:value="348" calcext:value-type="float">
            <text:p>348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ub bagian umum </text:p>
          </table:table-cell>
          <table:table-cell office:value-type="float" office:value="348" calcext:value-type="float">
            <text:p>348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7" office:value-type="string" calcext:value-type="string">
            <text:p>Bidang perencanaan wilayah dan pemabangunan infrastruktur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ubbbidang perencanaan wilayah </text:p>
          </table:table-cell>
          <table:table-cell office:value-type="float" office:value="349" calcext:value-type="float">
            <text:p>349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ubbidang pekerjaan umum, pemukiman dan transportasi</text:p>
          </table:table-cell>
          <table:table-cell office:value-type="float" office:value="349" calcext:value-type="float">
            <text:p>349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ubbidang kemaritiman dan sumber daya alam </text:p>
          </table:table-cell>
          <table:table-cell office:value-type="float" office:value="349" calcext:value-type="float">
            <text:p>349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7" office:value-type="string" calcext:value-type="string">
            <text:p>Bidang perencanaan pembungan ekonomi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ubbidang infestasi dan keuangan 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ubbidang pangan dan pertanian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Subbidang industri, perdagangan pariwisata 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7" office:value-type="string" calcext:value-type="string">
            <text:p>Bidang peremcanaan pemabangunan sosial budaya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ubbidang sosial, ketenaga kerjaan dan kependududkan </text:p>
          </table:table-cell>
          <table:table-cell office:value-type="float" office:value="351" calcext:value-type="float">
            <text:p>35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Subbbidang pendidikan dan kesehatan</text:p>
          </table:table-cell>
          <table:table-cell office:value-type="float" office:value="351" calcext:value-type="float">
            <text:p>35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ubbidang pemerintahan dan politik </text:p>
          </table:table-cell>
          <table:table-cell office:value-type="float" office:value="351" calcext:value-type="float">
            <text:p>35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7" office:value-type="string" calcext:value-type="string">
            <text:p>Bidang penelitian dan pengembangan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ubbidang penelitian dan pengembangan ekonomi wilayah </text:p>
          </table:table-cell>
          <table:table-cell office:value-type="float" office:value="352" calcext:value-type="float">
            <text:p>352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subbidang penelitan dan pengembangan sosial budaya</text:p>
          </table:table-cell>
          <table:table-cell office:value-type="float" office:value="352" calcext:value-type="float">
            <text:p>352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Subbidang penenlitian dan pengembangan informasi goespasial </text:p>
          </table:table-cell>
          <table:table-cell office:value-type="float" office:value="352" calcext:value-type="float">
            <text:p>352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7" office:value-type="string" calcext:value-type="string">
            <text:p>Bidang pemantauan, Evaluasi dan pengendalian perencanaan pemabangunan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ubbidang pemantauan, evaluasi dan pelaporan </text:p>
          </table:table-cell>
          <table:table-cell office:value-type="float" office:value="353" calcext:value-type="float">
            <text:p>353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ubbidang pengendalian perencanaan dan </text:p>
          </table:table-cell>
          <table:table-cell office:value-type="float" office:value="353" calcext:value-type="float">
            <text:p>353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ubbidang data dan sistem informasi perencanaan </text:p>
          </table:table-cell>
          <table:table-cell office:value-type="float" office:value="353" calcext:value-type="float">
            <text:p>353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7" office:value-type="string" calcext:value-type="string">
            <text:p>Kelompok jabatan fungsional Bappeda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9" office:value-type="string" calcext:value-type="string">
            <text:p>PTT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Badan pengelolaan Keuangan dan Aset Daerah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7" office:value-type="string" calcext:value-type="string">
            <text:p>Sekretariat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Sub bagian program </text:p>
          </table:table-cell>
          <table:table-cell office:value-type="float" office:value="355" calcext:value-type="float">
            <text:p>355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Sub bagain keuangan </text:p>
          </table:table-cell>
          <table:table-cell office:value-type="float" office:value="355" calcext:value-type="float">
            <text:p>355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ub bagian umum </text:p>
          </table:table-cell>
          <table:table-cell office:value-type="float" office:value="355" calcext:value-type="float">
            <text:p>355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7" office:value-type="string" calcext:value-type="string">
            <text:p>Bidang anggaran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ub bidang anggaran I </text:p>
          </table:table-cell>
          <table:table-cell office:value-type="float" office:value="356" calcext:value-type="float">
            <text:p>356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Sub bidang anggaran II</text:p>
          </table:table-cell>
          <table:table-cell office:value-type="float" office:value="356" calcext:value-type="float">
            <text:p>356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Sub bidang evaluasi anggaran kabupaten/kota </text:p>
          </table:table-cell>
          <table:table-cell office:value-type="float" office:value="356" calcext:value-type="float">
            <text:p>356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7" office:value-type="string" calcext:value-type="string">
            <text:p>Bidang perbendaharaan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Sub bidang kas </text:p>
          </table:table-cell>
          <table:table-cell office:value-type="float" office:value="357" calcext:value-type="float">
            <text:p>357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Sub bidang perbendaharaan I</text:p>
          </table:table-cell>
          <table:table-cell office:value-type="float" office:value="357" calcext:value-type="float">
            <text:p>357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Sub bidang perbendaharaan II </text:p>
          </table:table-cell>
          <table:table-cell office:value-type="float" office:value="357" calcext:value-type="float">
            <text:p>357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7" office:value-type="string" calcext:value-type="string">
            <text:p>Bidang akutansi dan pelaporan terdiri dari 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ub bidang Akuntansi I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ub bidang Akuntansi II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ub bidang pelaporan dan evaluasi keuangan daerah 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7" office:value-type="string" calcext:value-type="string">
            <text:p>Bidang pengelolaan barang milik daerah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ub bidang perencanaan kebutuhan dan pengadaan BMD </text:p>
          </table:table-cell>
          <table:table-cell office:value-type="float" office:value="359" calcext:value-type="float">
            <text:p>359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Sub bidang pemeliharaan dan penghapusan BMD </text:p>
          </table:table-cell>
          <table:table-cell office:value-type="float" office:value="359" calcext:value-type="float">
            <text:p>359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Sub bidang penatausahaan dan pembinaan BMD </text:p>
          </table:table-cell>
          <table:table-cell office:value-type="float" office:value="359" calcext:value-type="float">
            <text:p>359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7" office:value-type="string" calcext:value-type="string">
            <text:p>kelompok jabatan fungsional BPKAD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5" office:value-type="string" calcext:value-type="string">
            <text:p>Unit Layanan Pemanfaatan Aset Daerah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5" office:value-type="string" calcext:value-type="string">
            <text:p>Unit Pengelolaan Islamic Center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9" office:value-type="string" calcext:value-type="string">
            <text:p>PTT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Badan Pengelolaan Pendapatan Daerah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7" office:value-type="string" calcext:value-type="string">
            <text:p>Sekretariat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kepala Sub bagian perelengkapan </text:p>
          </table:table-cell>
          <table:table-cell office:value-type="float" office:value="361" calcext:value-type="float">
            <text:p>36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Kepala sub bagian keuangan </text:p>
          </table:table-cell>
          <table:table-cell office:value-type="float" office:value="361" calcext:value-type="float">
            <text:p>36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Kepala Sub bagian umum dan kepegawaian </text:p>
          </table:table-cell>
          <table:table-cell office:value-type="float" office:value="361" calcext:value-type="float">
            <text:p>36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7" office:value-type="string" calcext:value-type="string">
            <text:p>Bidang perencanaan dan pengembangan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Sub bidang penyusunan program </text:p>
          </table:table-cell>
          <table:table-cell office:value-type="float" office:value="362" calcext:value-type="float">
            <text:p>362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ub bidang pengembangan teknologi informasi penadapatan </text:p>
          </table:table-cell>
          <table:table-cell office:value-type="float" office:value="362" calcext:value-type="float">
            <text:p>362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ub bidang analisis dan pelaporan </text:p>
          </table:table-cell>
          <table:table-cell office:value-type="float" office:value="362" calcext:value-type="float">
            <text:p>362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7" office:value-type="string" calcext:value-type="string">
            <text:p>Bidang pajak daerah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ub bidang pajak kendaraan bermotor dan bea balik nama kendaraan bermotor 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ub bidang pajak daerah lainnya 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ub bidang administrasi dan pelayanan pajak daerah 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7" office:value-type="string" calcext:value-type="string">
            <text:p>Bidang retribusi, dana perimbangan dan pendapatan lainya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Sub bidang retribusi </text:p>
          </table:table-cell>
          <table:table-cell office:value-type="float" office:value="364" calcext:value-type="float">
            <text:p>364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Sub bidang dana perimbangan </text:p>
          </table:table-cell>
          <table:table-cell office:value-type="float" office:value="364" calcext:value-type="float">
            <text:p>364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ub bidang pendapatan lainnya </text:p>
          </table:table-cell>
          <table:table-cell office:value-type="float" office:value="364" calcext:value-type="float">
            <text:p>364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7" office:value-type="string" calcext:value-type="string">
            <text:p>Bidang pengendalian dan pembinaan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Sub bidang pengendalian </text:p>
          </table:table-cell>
          <table:table-cell office:value-type="float" office:value="365" calcext:value-type="float">
            <text:p>365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ub bidang pembinaan </text:p>
          </table:table-cell>
          <table:table-cell office:value-type="float" office:value="365" calcext:value-type="float">
            <text:p>365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ub bidang hukum dan sengketa pajak </text:p>
          </table:table-cell>
          <table:table-cell office:value-type="float" office:value="365" calcext:value-type="float">
            <text:p>365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7" office:value-type="string" calcext:value-type="string">
            <text:p>Kelompok jabatan fungsional Bappenda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5" office:value-type="string" calcext:value-type="string">
            <text:p>Unit Pelayanan Pajak Daerah <text:s/>Mataram 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5" office:value-type="string" calcext:value-type="string">
            <text:p>Unit Pelayanan Pajak Daerah Praya 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5" office:value-type="string" calcext:value-type="string">
            <text:p>Unit Pelayanan Pajak Daerah Selong 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5" office:value-type="string" calcext:value-type="string">
            <text:p>Unit Pelayanan Pajak Daerah Sumbawa Besar 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5" office:value-type="string" calcext:value-type="string">
            <text:p>Unit Pelayanan Pajak Daerah Raba Bima 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5" office:value-type="string" calcext:value-type="string">
            <text:p>Unit Pelayanan Pajak Daerah Dompu 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5" office:value-type="string" calcext:value-type="string">
            <text:p>Unit Pelayanan Pajak Daerah Taliwang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5" office:value-type="string" calcext:value-type="string">
            <text:p>Unit Pelayanan Pajak Daerah Gerung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5" office:value-type="string" calcext:value-type="string">
            <text:p>Unit Pelayanan Pajak Daerah Tanjung 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5" office:value-type="string" calcext:value-type="string">
            <text:p>Unit Pelayanan Pajak Daerah Panda Bim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9" office:value-type="string" calcext:value-type="string">
            <text:p>PTT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Badan Pengembangan Sumberdaya Manusia Daerah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7" office:value-type="string" calcext:value-type="string">
            <text:p>Sekretariat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Kepala sub bagian perencanaan dan keuangan </text:p>
          </table:table-cell>
          <table:table-cell office:value-type="float" office:value="367" calcext:value-type="float">
            <text:p>367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Kepala sub bagian umum dan kepegawaian </text:p>
          </table:table-cell>
          <table:table-cell office:value-type="float" office:value="367" calcext:value-type="float">
            <text:p>367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7" office:value-type="string" calcext:value-type="string">
            <text:p>Bidang sertifikasi dan pengelola kelembagaan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Sub bidang sertifikasi kompetensi 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ub bidang pengeloloaan kelembagaan dan tenaga pengembangan kompetensi 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ub bidang pengelolaan sumber belajar dan kerasama 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7" office:value-type="string" calcext:value-type="string">
            <text:p>Bidang pengembangan kompetensi teknis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Sub bidang pengembangan kompetensi umum dan pilihan jabatan administrasi </text:p>
          </table:table-cell>
          <table:table-cell office:value-type="float" office:value="369" calcext:value-type="float">
            <text:p>369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Sub bidang pengembangan kompetensi jabatan adminiistrasi </text:p>
          </table:table-cell>
          <table:table-cell office:value-type="float" office:value="369" calcext:value-type="float">
            <text:p>369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Sub bidang penegmbangan kompetensi jabatan adaministrasi perangkat daerah penunjang </text:p>
          </table:table-cell>
          <table:table-cell office:value-type="float" office:value="369" calcext:value-type="float">
            <text:p>369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7" office:value-type="string" calcext:value-type="string">
            <text:p>Bidang pengembangan kompetensi Manajerial dan fungsional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ub bidang pengembangan kompetensi pimpinan Daerah dan jabatan pimpinan tinggi 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Sub bidang pengembangan kompetensi jabatan fungsional 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ub bidang pengembangan kompetensi kepemimpinan dan prajabatan 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7" office:value-type="string" calcext:value-type="string">
            <text:p>Kelompok jabatan fungsional BPSDM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9" office:value-type="string" calcext:value-type="string">
            <text:p>PTT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Badan Kepegawaian Daerah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7" office:value-type="string" calcext:value-type="string">
            <text:p>Sekretaris BKD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ubbag program dan Keuangan BKD</text:p>
          </table:table-cell>
          <table:table-cell office:value-type="float" office:value="372" calcext:value-type="float">
            <text:p>372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ubbag Umum BKD</text:p>
          </table:table-cell>
          <table:table-cell office:value-type="float" office:value="372" calcext:value-type="float">
            <text:p>372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7" office:value-type="string" calcext:value-type="string">
            <text:p>Bidang Mutasi Pegawai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ubbid Formasi dan Seleksi</text:p>
          </table:table-cell>
          <table:table-cell office:value-type="float" office:value="373" calcext:value-type="float">
            <text:p>373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ubbid Pengangkatan dan Penggajian</text:p>
          </table:table-cell>
          <table:table-cell office:value-type="float" office:value="373" calcext:value-type="float">
            <text:p>373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ubbid Pemindahan dan Pemberhentian</text:p>
          </table:table-cell>
          <table:table-cell office:value-type="float" office:value="373" calcext:value-type="float">
            <text:p>373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7" office:value-type="string" calcext:value-type="string">
            <text:p>Bidang Pengembangan dan Pembinaan Pegawai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ubbid Penempatan Jabatan</text:p>
          </table:table-cell>
          <table:table-cell office:value-type="float" office:value="374" calcext:value-type="float">
            <text:p>374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ubbid Pendidikan dan Kesejahteraan Pegawai</text:p>
          </table:table-cell>
          <table:table-cell office:value-type="float" office:value="374" calcext:value-type="float">
            <text:p>374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ubbid Pembinaan dan Evaluasi</text:p>
          </table:table-cell>
          <table:table-cell office:value-type="float" office:value="374" calcext:value-type="float">
            <text:p>374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7" office:value-type="string" calcext:value-type="string">
            <text:p>Bidang Informasi Kepegawaian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ubbid Dokumentasi dan Arsip Kepegawaian</text:p>
          </table:table-cell>
          <table:table-cell office:value-type="float" office:value="375" calcext:value-type="float">
            <text:p>375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Subbid Pengolahan Data</text:p>
          </table:table-cell>
          <table:table-cell office:value-type="float" office:value="375" calcext:value-type="float">
            <text:p>375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Subbid Penilaian Dan Informasi Kompetensi Pegawai</text:p>
          </table:table-cell>
          <table:table-cell office:value-type="float" office:value="375" calcext:value-type="float">
            <text:p>375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7" office:value-type="string" calcext:value-type="string">
            <text:p>Jabatan Fungsional BKD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5" office:value-type="string" calcext:value-type="string">
            <text:p>Unit Pelayanan Penilaian Kompetensi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5" office:value-type="string" calcext:value-type="string">
            <text:p>UPT Sekretariat KORPRI Provinsi NTB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9" office:value-type="string" calcext:value-type="string">
            <text:p>PTT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" office:value-type="string" calcext:value-type="string">
            <text:p>Pelaksana Badan Penanggulangan Bencana Daerah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7" office:value-type="string" calcext:value-type="string">
            <text:p>Sekretariat</text:p>
          </table:table-cell>
          <table:table-cell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ubbag Program</text:p>
          </table:table-cell>
          <table:table-cell office:value-type="float" office:value="377" calcext:value-type="float">
            <text:p>377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ubbag Keuangan</text:p>
          </table:table-cell>
          <table:table-cell office:value-type="float" office:value="377" calcext:value-type="float">
            <text:p>377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Subbag Umum</text:p>
          </table:table-cell>
          <table:table-cell office:value-type="float" office:value="377" calcext:value-type="float">
            <text:p>377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7" office:value-type="string" calcext:value-type="string">
            <text:p>Bidang Pencegahan dan Kesiapsiagaan</text:p>
          </table:table-cell>
          <table:table-cell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eksi Pencegahan</text:p>
          </table:table-cell>
          <table:table-cell office:value-type="float" office:value="378" calcext:value-type="float">
            <text:p>378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eksi Kesiapsiagaan</text:p>
          </table:table-cell>
          <table:table-cell office:value-type="float" office:value="378" calcext:value-type="float">
            <text:p>378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7" office:value-type="string" calcext:value-type="string">
            <text:p>Bidang Kedaruratan dan Logistik</text:p>
          </table:table-cell>
          <table:table-cell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eksi Tanggap Darurat</text:p>
          </table:table-cell>
          <table:table-cell office:value-type="float" office:value="379" calcext:value-type="float">
            <text:p>379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eksi Penyelamatan dan Evakuasi</text:p>
          </table:table-cell>
          <table:table-cell office:value-type="float" office:value="379" calcext:value-type="float">
            <text:p>379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7" office:value-type="string" calcext:value-type="string">
            <text:p>Bidang Rehabilitasi dan Rekonstruksi</text:p>
          </table:table-cell>
          <table:table-cell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eksi Rehabilitasi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eksi Rekonstruksi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7" office:value-type="string" calcext:value-type="string">
            <text:p>Jabatan Fungsional BPBD</text:p>
          </table:table-cell>
          <table:table-cell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9" office:value-type="string" calcext:value-type="string">
            <text:p>PTT</text:p>
          </table:table-cell>
          <table:table-cell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Badan Penghubung Daerah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ub Bagian Tata Usaha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eksi Hubungan Antar Lembaga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eksi Pelayanan Umum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eksi Promosi dan Informasi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7" office:value-type="string" calcext:value-type="string">
            <text:p>Jabatan Fungsional Badan Penghubung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9" office:value-type="string" calcext:value-type="string">
            <text:p>PTT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1047257">
          <table:table-cell table:number-columns-repeated="1024"/>
        </table:table-row>
        <table:table-row table:style-name="ro3" table:number-rows-repeated="3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4">
        <table:shapes>
          <draw:frame draw:z-index="0" draw:name="Picture 1" draw:style-name="gr1" draw:text-style-name="P1" svg:width="20.24pt" svg:height="18pt" svg:x="0pt" svg:y="15.73pt">
            <draw:image xlink:href="Pictures/20000012000003B80000035120DB38450CA2B626.wmf" xlink:type="simple" xlink:show="embed" xlink:actuate="onLoad">
              <text:p/>
            </draw:image>
          </draw:frame>
          <draw:frame draw:z-index="1" draw:name="Picture 2" draw:style-name="gr1" draw:text-style-name="P1" svg:width="20.24pt" svg:height="17.97pt" svg:x="0pt" svg:y="31.49pt">
            <draw:image xlink:href="Pictures/20000012000003B80000035120DB38450CA2B626.wmf" xlink:type="simple" xlink:show="embed" xlink:actuate="onLoad">
              <text:p/>
            </draw:image>
          </draw:frame>
          <draw:frame draw:z-index="2" draw:name="Picture 3" draw:style-name="gr1" draw:text-style-name="P1" svg:width="20.24pt" svg:height="18pt" svg:x="0pt" svg:y="47.23pt">
            <draw:image xlink:href="Pictures/20000012000003B80000035120DB38450CA2B626.wmf" xlink:type="simple" xlink:show="embed" xlink:actuate="onLoad">
              <text:p/>
            </draw:image>
          </draw:frame>
          <draw:frame draw:z-index="3" draw:name="Picture 4" draw:style-name="gr1" draw:text-style-name="P1" svg:width="20.24pt" svg:height="18pt" svg:x="0pt" svg:y="62.99pt">
            <draw:image xlink:href="Pictures/20000012000003B80000035120DB38450CA2B626.wmf" xlink:type="simple" xlink:show="embed" xlink:actuate="onLoad">
              <text:p/>
            </draw:image>
          </draw:frame>
          <draw:frame draw:z-index="4" draw:name="Picture 5" draw:style-name="gr1" draw:text-style-name="P1" svg:width="20.24pt" svg:height="17.97pt" svg:x="0pt" svg:y="78.75pt">
            <draw:image xlink:href="Pictures/20000012000003B80000035120DB38450CA2B626.wmf" xlink:type="simple" xlink:show="embed" xlink:actuate="onLoad">
              <text:p/>
            </draw:image>
          </draw:frame>
          <draw:frame draw:z-index="5" draw:name="Picture 6" draw:style-name="gr1" draw:text-style-name="P1" svg:width="20.24pt" svg:height="18pt" svg:x="0pt" svg:y="94.48pt">
            <draw:image xlink:href="Pictures/20000012000003B80000035120DB38450CA2B626.wmf" xlink:type="simple" xlink:show="embed" xlink:actuate="onLoad">
              <text:p/>
            </draw:image>
          </draw:frame>
          <draw:frame draw:z-index="6" draw:name="Picture 7" draw:style-name="gr1" draw:text-style-name="P1" svg:width="20.24pt" svg:height="18pt" svg:x="0pt" svg:y="110.24pt">
            <draw:image xlink:href="Pictures/20000012000003B80000035120DB38450CA2B626.wmf" xlink:type="simple" xlink:show="embed" xlink:actuate="onLoad">
              <text:p/>
            </draw:image>
          </draw:frame>
          <draw:frame draw:z-index="7" draw:name="Picture 8" draw:style-name="gr1" draw:text-style-name="P1" svg:width="20.24pt" svg:height="17.97pt" svg:x="0pt" svg:y="126pt">
            <draw:image xlink:href="Pictures/20000012000003B80000035120DB38450CA2B626.wmf" xlink:type="simple" xlink:show="embed" xlink:actuate="onLoad">
              <text:p/>
            </draw:image>
          </draw:frame>
          <draw:frame draw:z-index="8" draw:name="Picture 9" draw:style-name="gr1" draw:text-style-name="P1" svg:width="20.24pt" svg:height="18pt" svg:x="0pt" svg:y="141.73pt">
            <draw:image xlink:href="Pictures/20000012000003B80000035120DB38450CA2B626.wmf" xlink:type="simple" xlink:show="embed" xlink:actuate="onLoad">
              <text:p/>
            </draw:image>
          </draw:frame>
          <draw:frame draw:z-index="9" draw:name="Picture 10" draw:style-name="gr1" draw:text-style-name="P1" svg:width="20.24pt" svg:height="17.97pt" svg:x="0pt" svg:y="157.49pt">
            <draw:image xlink:href="Pictures/20000012000003B80000035120DB38450CA2B626.wmf" xlink:type="simple" xlink:show="embed" xlink:actuate="onLoad">
              <text:p/>
            </draw:image>
          </draw:frame>
          <draw:frame draw:z-index="10" draw:name="Picture 11" draw:style-name="gr1" draw:text-style-name="P1" svg:width="20.24pt" svg:height="18pt" svg:x="0pt" svg:y="173.23pt">
            <draw:image xlink:href="Pictures/20000012000003B80000035120DB38450CA2B626.wmf" xlink:type="simple" xlink:show="embed" xlink:actuate="onLoad">
              <text:p/>
            </draw:image>
          </draw:frame>
          <draw:frame draw:z-index="11" draw:name="Picture 12" draw:style-name="gr1" draw:text-style-name="P1" svg:width="20.24pt" svg:height="18pt" svg:x="0pt" svg:y="188.99pt">
            <draw:image xlink:href="Pictures/20000012000003B80000035120DB38450CA2B626.wmf" xlink:type="simple" xlink:show="embed" xlink:actuate="onLoad">
              <text:p/>
            </draw:image>
          </draw:frame>
          <draw:frame draw:z-index="12" draw:name="Picture 13" draw:style-name="gr1" draw:text-style-name="P1" svg:width="20.24pt" svg:height="17.97pt" svg:x="0pt" svg:y="204.75pt">
            <draw:image xlink:href="Pictures/20000012000003B80000035120DB38450CA2B626.wmf" xlink:type="simple" xlink:show="embed" xlink:actuate="onLoad">
              <text:p/>
            </draw:image>
          </draw:frame>
          <draw:frame draw:z-index="13" draw:name="Picture 14" draw:style-name="gr1" draw:text-style-name="P1" svg:width="20.24pt" svg:height="18pt" svg:x="0pt" svg:y="220.48pt">
            <draw:image xlink:href="Pictures/20000012000003B80000035120DB38450CA2B626.wmf" xlink:type="simple" xlink:show="embed" xlink:actuate="onLoad">
              <text:p/>
            </draw:image>
          </draw:frame>
          <draw:frame draw:z-index="14" draw:name="Picture 15" draw:style-name="gr1" draw:text-style-name="P1" svg:width="20.24pt" svg:height="18pt" svg:x="0pt" svg:y="236.24pt">
            <draw:image xlink:href="Pictures/20000012000003B80000035120DB38450CA2B626.wmf" xlink:type="simple" xlink:show="embed" xlink:actuate="onLoad">
              <text:p/>
            </draw:image>
          </draw:frame>
          <draw:frame draw:z-index="15" draw:name="Picture 16" draw:style-name="gr1" draw:text-style-name="P1" svg:width="20.24pt" svg:height="18pt" svg:x="0pt" svg:y="252pt">
            <draw:image xlink:href="Pictures/20000012000003B80000035120DB38450CA2B626.wmf" xlink:type="simple" xlink:show="embed" xlink:actuate="onLoad">
              <text:p/>
            </draw:image>
          </draw:frame>
          <draw:frame draw:z-index="16" draw:name="Picture 17" draw:style-name="gr1" draw:text-style-name="P1" svg:width="20.24pt" svg:height="17.97pt" svg:x="0pt" svg:y="267pt">
            <draw:image xlink:href="Pictures/20000012000003B80000035120DB38450CA2B626.wmf" xlink:type="simple" xlink:show="embed" xlink:actuate="onLoad">
              <text:p/>
            </draw:image>
          </draw:frame>
          <draw:frame draw:z-index="17" draw:name="Picture 18" draw:style-name="gr1" draw:text-style-name="P1" svg:width="20.24pt" svg:height="18pt" svg:x="0pt" svg:y="282.73pt">
            <draw:image xlink:href="Pictures/20000012000003B80000035120DB38450CA2B626.wmf" xlink:type="simple" xlink:show="embed" xlink:actuate="onLoad">
              <text:p/>
            </draw:image>
          </draw:frame>
          <draw:frame draw:z-index="18" draw:name="Picture 19" draw:style-name="gr1" draw:text-style-name="P1" svg:width="20.24pt" svg:height="18pt" svg:x="0pt" svg:y="298.49pt">
            <draw:image xlink:href="Pictures/20000012000003B80000035120DB38450CA2B626.wmf" xlink:type="simple" xlink:show="embed" xlink:actuate="onLoad">
              <text:p/>
            </draw:image>
          </draw:frame>
          <draw:frame draw:z-index="19" draw:name="Picture 20" draw:style-name="gr1" draw:text-style-name="P1" svg:width="20.24pt" svg:height="17.97pt" svg:x="0pt" svg:y="314.25pt">
            <draw:image xlink:href="Pictures/20000012000003B80000035120DB38450CA2B626.wmf" xlink:type="simple" xlink:show="embed" xlink:actuate="onLoad">
              <text:p/>
            </draw:image>
          </draw:frame>
          <draw:frame draw:z-index="20" draw:name="Picture 21" draw:style-name="gr1" draw:text-style-name="P1" svg:width="20.24pt" svg:height="18pt" svg:x="0pt" svg:y="329.98pt">
            <draw:image xlink:href="Pictures/20000012000003B80000035120DB38450CA2B626.wmf" xlink:type="simple" xlink:show="embed" xlink:actuate="onLoad">
              <text:p/>
            </draw:image>
          </draw:frame>
          <draw:frame draw:z-index="21" draw:name="Picture 22" draw:style-name="gr1" draw:text-style-name="P1" svg:width="20.24pt" svg:height="17.97pt" svg:x="0pt" svg:y="345.74pt">
            <draw:image xlink:href="Pictures/20000012000003B80000035120DB38450CA2B626.wmf" xlink:type="simple" xlink:show="embed" xlink:actuate="onLoad">
              <text:p/>
            </draw:image>
          </draw:frame>
          <draw:frame draw:z-index="22" draw:name="Picture 23" draw:style-name="gr1" draw:text-style-name="P1" svg:width="20.24pt" svg:height="18pt" svg:x="0pt" svg:y="361.47pt">
            <draw:image xlink:href="Pictures/20000012000003B80000035120DB38450CA2B626.wmf" xlink:type="simple" xlink:show="embed" xlink:actuate="onLoad">
              <text:p/>
            </draw:image>
          </draw:frame>
          <draw:frame draw:z-index="23" draw:name="Picture 24" draw:style-name="gr1" draw:text-style-name="P1" svg:width="20.24pt" svg:height="18pt" svg:x="0pt" svg:y="377.23pt">
            <draw:image xlink:href="Pictures/20000012000003B80000035120DB38450CA2B626.wmf" xlink:type="simple" xlink:show="embed" xlink:actuate="onLoad">
              <text:p/>
            </draw:image>
          </draw:frame>
          <draw:frame draw:z-index="24" draw:name="Picture 25" draw:style-name="gr1" draw:text-style-name="P1" svg:width="20.24pt" svg:height="17.97pt" svg:x="0pt" svg:y="393pt">
            <draw:image xlink:href="Pictures/20000012000003B80000035120DB38450CA2B626.wmf" xlink:type="simple" xlink:show="embed" xlink:actuate="onLoad">
              <text:p/>
            </draw:image>
          </draw:frame>
          <draw:frame draw:z-index="25" draw:name="Picture 26" draw:style-name="gr1" draw:text-style-name="P1" svg:width="20.24pt" svg:height="18pt" svg:x="0pt" svg:y="408.73pt">
            <draw:image xlink:href="Pictures/20000012000003B80000035120DB38450CA2B626.wmf" xlink:type="simple" xlink:show="embed" xlink:actuate="onLoad">
              <text:p/>
            </draw:image>
          </draw:frame>
          <draw:frame draw:z-index="26" draw:name="Picture 27" draw:style-name="gr1" draw:text-style-name="P1" svg:width="20.24pt" svg:height="18pt" svg:x="0pt" svg:y="424.49pt">
            <draw:image xlink:href="Pictures/20000012000003B80000035120DB38450CA2B626.wmf" xlink:type="simple" xlink:show="embed" xlink:actuate="onLoad">
              <text:p/>
            </draw:image>
          </draw:frame>
          <draw:frame draw:z-index="27" draw:name="Picture 28" draw:style-name="gr1" draw:text-style-name="P1" svg:width="20.24pt" svg:height="17.97pt" svg:x="0pt" svg:y="440.25pt">
            <draw:image xlink:href="Pictures/20000012000003B80000035120DB38450CA2B626.wmf" xlink:type="simple" xlink:show="embed" xlink:actuate="onLoad">
              <text:p/>
            </draw:image>
          </draw:frame>
          <draw:frame draw:z-index="28" draw:name="Picture 29" draw:style-name="gr1" draw:text-style-name="P1" svg:width="20.24pt" svg:height="18pt" svg:x="0pt" svg:y="455.98pt">
            <draw:image xlink:href="Pictures/20000012000003B80000035120DB38450CA2B626.wmf" xlink:type="simple" xlink:show="embed" xlink:actuate="onLoad">
              <text:p/>
            </draw:image>
          </draw:frame>
          <draw:frame draw:z-index="29" draw:name="Picture 30" draw:style-name="gr1" draw:text-style-name="P1" svg:width="20.24pt" svg:height="17.97pt" svg:x="0pt" svg:y="471.74pt">
            <draw:image xlink:href="Pictures/20000012000003B80000035120DB38450CA2B626.wmf" xlink:type="simple" xlink:show="embed" xlink:actuate="onLoad">
              <text:p/>
            </draw:image>
          </draw:frame>
          <draw:frame draw:z-index="30" draw:name="Picture 31" draw:style-name="gr1" draw:text-style-name="P1" svg:width="20.24pt" svg:height="18pt" svg:x="0pt" svg:y="487.47pt">
            <draw:image xlink:href="Pictures/20000012000003B80000035120DB38450CA2B626.wmf" xlink:type="simple" xlink:show="embed" xlink:actuate="onLoad">
              <text:p/>
            </draw:image>
          </draw:frame>
          <draw:frame draw:z-index="31" draw:name="Picture 32" draw:style-name="gr1" draw:text-style-name="P1" svg:width="20.24pt" svg:height="18pt" svg:x="0pt" svg:y="503.23pt">
            <draw:image xlink:href="Pictures/20000012000003B80000035120DB38450CA2B626.wmf" xlink:type="simple" xlink:show="embed" xlink:actuate="onLoad">
              <text:p/>
            </draw:image>
          </draw:frame>
          <draw:frame draw:z-index="32" draw:name="Picture 33" draw:style-name="gr1" draw:text-style-name="P1" svg:width="20.24pt" svg:height="17.97pt" svg:x="0pt" svg:y="519pt">
            <draw:image xlink:href="Pictures/20000012000003B80000035120DB38450CA2B626.wmf" xlink:type="simple" xlink:show="embed" xlink:actuate="onLoad">
              <text:p/>
            </draw:image>
          </draw:frame>
          <draw:frame draw:z-index="33" draw:name="Picture 34" draw:style-name="gr1" draw:text-style-name="P1" svg:width="20.24pt" svg:height="18pt" svg:x="0pt" svg:y="534.73pt">
            <draw:image xlink:href="Pictures/20000012000003B80000035120DB38450CA2B626.wmf" xlink:type="simple" xlink:show="embed" xlink:actuate="onLoad">
              <text:p/>
            </draw:image>
          </draw:frame>
          <draw:frame draw:z-index="34" draw:name="Picture 35" draw:style-name="gr1" draw:text-style-name="P1" svg:width="20.24pt" svg:height="18pt" svg:x="0pt" svg:y="550.49pt">
            <draw:image xlink:href="Pictures/20000012000003B80000035120DB38450CA2B626.wmf" xlink:type="simple" xlink:show="embed" xlink:actuate="onLoad">
              <text:p/>
            </draw:image>
          </draw:frame>
          <draw:frame draw:z-index="35" draw:name="Picture 36" draw:style-name="gr1" draw:text-style-name="P1" svg:width="20.24pt" svg:height="17.97pt" svg:x="0pt" svg:y="566.25pt">
            <draw:image xlink:href="Pictures/20000012000003B80000035120DB38450CA2B626.wmf" xlink:type="simple" xlink:show="embed" xlink:actuate="onLoad">
              <text:p/>
            </draw:image>
          </draw:frame>
          <draw:frame draw:z-index="36" draw:name="Picture 37" draw:style-name="gr1" draw:text-style-name="P1" svg:width="20.24pt" svg:height="18pt" svg:x="0pt" svg:y="581.98pt">
            <draw:image xlink:href="Pictures/20000012000003B80000035120DB38450CA2B626.wmf" xlink:type="simple" xlink:show="embed" xlink:actuate="onLoad">
              <text:p/>
            </draw:image>
          </draw:frame>
          <draw:frame draw:z-index="37" draw:name="Picture 38" draw:style-name="gr1" draw:text-style-name="P1" svg:width="20.24pt" svg:height="17.97pt" svg:x="0pt" svg:y="597.74pt">
            <draw:image xlink:href="Pictures/20000012000003B80000035120DB38450CA2B626.wmf" xlink:type="simple" xlink:show="embed" xlink:actuate="onLoad">
              <text:p/>
            </draw:image>
          </draw:frame>
          <draw:frame draw:z-index="38" draw:name="Picture 39" draw:style-name="gr1" draw:text-style-name="P1" svg:width="20.24pt" svg:height="18pt" svg:x="0pt" svg:y="613.47pt">
            <draw:image xlink:href="Pictures/20000012000003B80000035120DB38450CA2B626.wmf" xlink:type="simple" xlink:show="embed" xlink:actuate="onLoad">
              <text:p/>
            </draw:image>
          </draw:frame>
          <draw:frame draw:z-index="39" draw:name="Picture 40" draw:style-name="gr1" draw:text-style-name="P1" svg:width="20.24pt" svg:height="18pt" svg:x="0pt" svg:y="629.23pt">
            <draw:image xlink:href="Pictures/20000012000003B80000035120DB38450CA2B626.wmf" xlink:type="simple" xlink:show="embed" xlink:actuate="onLoad">
              <text:p/>
            </draw:image>
          </draw:frame>
          <draw:frame draw:z-index="40" draw:name="Picture 41" draw:style-name="gr1" draw:text-style-name="P1" svg:width="20.24pt" svg:height="17.97pt" svg:x="0pt" svg:y="645pt">
            <draw:image xlink:href="Pictures/20000012000003B80000035120DB38450CA2B626.wmf" xlink:type="simple" xlink:show="embed" xlink:actuate="onLoad">
              <text:p/>
            </draw:image>
          </draw:frame>
          <draw:frame draw:z-index="41" draw:name="Picture 42" draw:style-name="gr1" draw:text-style-name="P1" svg:width="20.24pt" svg:height="18pt" svg:x="0pt" svg:y="660.73pt">
            <draw:image xlink:href="Pictures/20000012000003B80000035120DB38450CA2B626.wmf" xlink:type="simple" xlink:show="embed" xlink:actuate="onLoad">
              <text:p/>
            </draw:image>
          </draw:frame>
          <draw:frame draw:z-index="42" draw:name="Picture 43" draw:style-name="gr1" draw:text-style-name="P1" svg:width="20.24pt" svg:height="18pt" svg:x="0pt" svg:y="676.49pt">
            <draw:image xlink:href="Pictures/20000012000003B80000035120DB38450CA2B626.wmf" xlink:type="simple" xlink:show="embed" xlink:actuate="onLoad">
              <text:p/>
            </draw:image>
          </draw:frame>
        </table:shapes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Pemprov NTB</text:p>
          </table:table-cell>
          <table:table-cell table:style-name="ce24"/>
          <table:table-cell table:style-name="ce69" office:value-type="string" calcext:value-type="string">
            <text:p><text:a xlink:href="http://103.3.77.226:8081/iclock/data/employee/?DeptID__DeptID__exact=1" xlink:type="simple">employee</text:a></text:p>
          </table:table-cell>
          <table:table-cell table:number-columns-repeated="1020"/>
        </table:table-row>
        <table:table-row table:style-name="ro4">
          <table:table-cell table:style-name="ce23"/>
          <table:table-cell table:style-name="ce26" office:value-type="float" office:value="2" calcext:value-type="float">
            <text:p>2</text:p>
          </table:table-cell>
          <table:table-cell table:style-name="ce23" office:value-type="string" calcext:value-type="string">
            <text:p>Biro Umum</text:p>
          </table:table-cell>
          <table:table-cell table:style-name="ce23" office:value-type="string" calcext:value-type="string">
            <text:p>1 Pemprov NTB</text:p>
          </table:table-cell>
          <table:table-cell table:style-name="ce70" office:value-type="string" calcext:value-type="string">
            <text:p><text:a xlink:href="http://103.3.77.226:8081/iclock/data/employee/?DeptID__DeptID__exact=2" xlink:type="simple">employee</text:a></text:p>
          </table:table-cell>
          <table:table-cell table:number-columns-repeated="1019"/>
        </table:table-row>
        <table:table-row table:style-name="ro4">
          <table:table-cell table:style-name="ce24"/>
          <table:table-cell table:style-name="ce27" office:value-type="float" office:value="3" calcext:value-type="float">
            <text:p>3</text:p>
          </table:table-cell>
          <table:table-cell table:style-name="ce24" office:value-type="string" calcext:value-type="string">
            <text:p>Biro Organisasi</text:p>
          </table:table-cell>
          <table:table-cell table:style-name="ce24" office:value-type="string" calcext:value-type="string">
            <text:p>1 Pemprov NTB</text:p>
          </table:table-cell>
          <table:table-cell table:style-name="ce69" office:value-type="string" calcext:value-type="string">
            <text:p><text:a xlink:href="http://103.3.77.226:8081/iclock/data/employee/?DeptID__DeptID__exact=3" xlink:type="simple">employee</text:a></text:p>
          </table:table-cell>
          <table:table-cell table:number-columns-repeated="1019"/>
        </table:table-row>
        <table:table-row table:style-name="ro4">
          <table:table-cell table:style-name="ce23"/>
          <table:table-cell table:style-name="ce28" office:value-type="float" office:value="4" calcext:value-type="float">
            <text:p>4</text:p>
          </table:table-cell>
          <table:table-cell table:style-name="ce23" office:value-type="string" calcext:value-type="string">
            <text:p>Biro KSDA</text:p>
          </table:table-cell>
          <table:table-cell table:style-name="ce23" office:value-type="string" calcext:value-type="string">
            <text:p>1 Pemprov NTB</text:p>
          </table:table-cell>
          <table:table-cell table:style-name="ce70" office:value-type="string" calcext:value-type="string">
            <text:p><text:a xlink:href="http://103.3.77.226:8081/iclock/data/employee/?DeptID__DeptID__exact=4" xlink:type="simple">employee</text:a></text:p>
          </table:table-cell>
          <table:table-cell table:number-columns-repeated="1019"/>
        </table:table-row>
        <table:table-row table:style-name="ro4">
          <table:table-cell table:style-name="ce24"/>
          <table:table-cell table:style-name="ce29" office:value-type="float" office:value="5" calcext:value-type="float">
            <text:p>5</text:p>
          </table:table-cell>
          <table:table-cell table:style-name="ce24" office:value-type="string" calcext:value-type="string">
            <text:p>Biro Hukum</text:p>
          </table:table-cell>
          <table:table-cell table:style-name="ce24" office:value-type="string" calcext:value-type="string">
            <text:p>1 Pemprov NTB</text:p>
          </table:table-cell>
          <table:table-cell table:style-name="ce69" office:value-type="string" calcext:value-type="string">
            <text:p><text:a xlink:href="http://103.3.77.226:8081/iclock/data/employee/?DeptID__DeptID__exact=5" xlink:type="simple">employee</text:a></text:p>
          </table:table-cell>
          <table:table-cell table:number-columns-repeated="1019"/>
        </table:table-row>
        <table:table-row table:style-name="ro4">
          <table:table-cell table:style-name="ce23"/>
          <table:table-cell table:style-name="ce30" office:value-type="float" office:value="6" calcext:value-type="float">
            <text:p>6</text:p>
          </table:table-cell>
          <table:table-cell table:style-name="ce23" office:value-type="string" calcext:value-type="string">
            <text:p>Biro APP &amp; LPBJ</text:p>
          </table:table-cell>
          <table:table-cell table:style-name="ce23" office:value-type="string" calcext:value-type="string">
            <text:p>1 Pemprov NTB</text:p>
          </table:table-cell>
          <table:table-cell table:style-name="ce70" office:value-type="string" calcext:value-type="string">
            <text:p><text:a xlink:href="http://103.3.77.226:8081/iclock/data/employee/?DeptID__DeptID__exact=6" xlink:type="simple">employee</text:a></text:p>
          </table:table-cell>
          <table:table-cell table:number-columns-repeated="1019"/>
        </table:table-row>
        <table:table-row table:style-name="ro4">
          <table:table-cell table:style-name="ce24"/>
          <table:table-cell table:style-name="ce31" office:value-type="float" office:value="7" calcext:value-type="float">
            <text:p>7</text:p>
          </table:table-cell>
          <table:table-cell table:style-name="ce24" office:value-type="string" calcext:value-type="string">
            <text:p>Biro Pemerintahan</text:p>
          </table:table-cell>
          <table:table-cell table:style-name="ce24" office:value-type="string" calcext:value-type="string">
            <text:p>1 Pemprov NTB</text:p>
          </table:table-cell>
          <table:table-cell table:style-name="ce69" office:value-type="string" calcext:value-type="string">
            <text:p><text:a xlink:href="http://103.3.77.226:8081/iclock/data/employee/?DeptID__DeptID__exact=7" xlink:type="simple">employee</text:a></text:p>
          </table:table-cell>
          <table:table-cell table:number-columns-repeated="1019"/>
        </table:table-row>
        <table:table-row table:style-name="ro4">
          <table:table-cell table:style-name="ce23"/>
          <table:table-cell table:style-name="ce32" office:value-type="float" office:value="8" calcext:value-type="float">
            <text:p>8</text:p>
          </table:table-cell>
          <table:table-cell table:style-name="ce23" office:value-type="string" calcext:value-type="string">
            <text:p>Biro Kesra</text:p>
          </table:table-cell>
          <table:table-cell table:style-name="ce23" office:value-type="string" calcext:value-type="string">
            <text:p>1 Pemprov NTB</text:p>
          </table:table-cell>
          <table:table-cell table:style-name="ce70" office:value-type="string" calcext:value-type="string">
            <text:p><text:a xlink:href="http://103.3.77.226:8081/iclock/data/employee/?DeptID__DeptID__exact=8" xlink:type="simple">employee</text:a></text:p>
          </table:table-cell>
          <table:table-cell table:number-columns-repeated="1019"/>
        </table:table-row>
        <table:table-row table:style-name="ro4">
          <table:table-cell table:style-name="ce24"/>
          <table:table-cell table:style-name="ce33" office:value-type="float" office:value="9" calcext:value-type="float">
            <text:p>9</text:p>
          </table:table-cell>
          <table:table-cell table:style-name="ce24" office:value-type="string" calcext:value-type="string">
            <text:p>Biro Ekonomi</text:p>
          </table:table-cell>
          <table:table-cell table:style-name="ce24" office:value-type="string" calcext:value-type="string">
            <text:p>1 Pemprov NTB</text:p>
          </table:table-cell>
          <table:table-cell table:style-name="ce69" office:value-type="string" calcext:value-type="string">
            <text:p><text:a xlink:href="http://103.3.77.226:8081/iclock/data/employee/?DeptID__DeptID__exact=9" xlink:type="simple">employee</text:a></text:p>
          </table:table-cell>
          <table:table-cell table:number-columns-repeated="1019"/>
        </table:table-row>
        <table:table-row table:style-name="ro4">
          <table:table-cell table:style-name="ce23"/>
          <table:table-cell table:style-name="ce34" office:value-type="float" office:value="10" calcext:value-type="float">
            <text:p>10</text:p>
          </table:table-cell>
          <table:table-cell table:style-name="ce23" office:value-type="string" calcext:value-type="string">
            <text:p>Biro Humas</text:p>
          </table:table-cell>
          <table:table-cell table:style-name="ce23" office:value-type="string" calcext:value-type="string">
            <text:p>1 Pemprov NTB</text:p>
          </table:table-cell>
          <table:table-cell table:style-name="ce70" office:value-type="string" calcext:value-type="string">
            <text:p><text:a xlink:href="http://103.3.77.226:8081/iclock/data/employee/?DeptID__DeptID__exact=10" xlink:type="simple">employee</text:a></text:p>
          </table:table-cell>
          <table:table-cell table:number-columns-repeated="1019"/>
        </table:table-row>
        <table:table-row table:style-name="ro4">
          <table:table-cell table:style-name="ce24"/>
          <table:table-cell table:style-name="ce35" office:value-type="float" office:value="11" calcext:value-type="float">
            <text:p>11</text:p>
          </table:table-cell>
          <table:table-cell table:style-name="ce24" office:value-type="string" calcext:value-type="string">
            <text:p>BPKAD</text:p>
          </table:table-cell>
          <table:table-cell table:style-name="ce24" office:value-type="string" calcext:value-type="string">
            <text:p>1 Pemprov NTB</text:p>
          </table:table-cell>
          <table:table-cell table:style-name="ce69" office:value-type="string" calcext:value-type="string">
            <text:p><text:a xlink:href="http://103.3.77.226:8081/iclock/data/employee/?DeptID__DeptID__exact=11" xlink:type="simple">employee</text:a></text:p>
          </table:table-cell>
          <table:table-cell table:number-columns-repeated="1019"/>
        </table:table-row>
        <table:table-row table:style-name="ro4">
          <table:table-cell table:style-name="ce23"/>
          <table:table-cell table:style-name="ce36" office:value-type="float" office:value="37" calcext:value-type="float">
            <text:p>37</text:p>
          </table:table-cell>
          <table:table-cell table:style-name="ce23" office:value-type="string" calcext:value-type="string">
            <text:p>Bapenda</text:p>
          </table:table-cell>
          <table:table-cell table:style-name="ce23" office:value-type="string" calcext:value-type="string">
            <text:p>1 Pemprov NTB</text:p>
          </table:table-cell>
          <table:table-cell table:style-name="ce70" office:value-type="string" calcext:value-type="string">
            <text:p><text:a xlink:href="http://103.3.77.226:8081/iclock/data/employee/?DeptID__DeptID__exact=37" xlink:type="simple">employee</text:a></text:p>
          </table:table-cell>
          <table:table-cell table:number-columns-repeated="1019"/>
        </table:table-row>
        <table:table-row table:style-name="ro4">
          <table:table-cell table:style-name="ce24"/>
          <table:table-cell table:style-name="ce37" office:value-type="float" office:value="21" calcext:value-type="float">
            <text:p>21</text:p>
          </table:table-cell>
          <table:table-cell table:style-name="ce24" office:value-type="string" calcext:value-type="string">
            <text:p>DP3AP2KB</text:p>
          </table:table-cell>
          <table:table-cell table:style-name="ce24" office:value-type="string" calcext:value-type="string">
            <text:p>1 Pemprov NTB</text:p>
          </table:table-cell>
          <table:table-cell table:style-name="ce69" office:value-type="string" calcext:value-type="string">
            <text:p><text:a xlink:href="http://103.3.77.226:8081/iclock/data/employee/?DeptID__DeptID__exact=21" xlink:type="simple">employee</text:a></text:p>
          </table:table-cell>
          <table:table-cell table:number-columns-repeated="1019"/>
        </table:table-row>
        <table:table-row table:style-name="ro4">
          <table:table-cell table:style-name="ce23"/>
          <table:table-cell table:style-name="ce38" office:value-type="float" office:value="22" calcext:value-type="float">
            <text:p>22</text:p>
          </table:table-cell>
          <table:table-cell table:style-name="ce23" office:value-type="string" calcext:value-type="string">
            <text:p>BPBD</text:p>
          </table:table-cell>
          <table:table-cell table:style-name="ce23" office:value-type="string" calcext:value-type="string">
            <text:p>1 Pemprov NTB</text:p>
          </table:table-cell>
          <table:table-cell table:style-name="ce70" office:value-type="string" calcext:value-type="string">
            <text:p><text:a xlink:href="http://103.3.77.226:8081/iclock/data/employee/?DeptID__DeptID__exact=22" xlink:type="simple">employee</text:a></text:p>
          </table:table-cell>
          <table:table-cell table:number-columns-repeated="1019"/>
        </table:table-row>
        <table:table-row table:style-name="ro4">
          <table:table-cell table:style-name="ce24"/>
          <table:table-cell table:style-name="ce39" office:value-type="float" office:value="27" calcext:value-type="float">
            <text:p>27</text:p>
          </table:table-cell>
          <table:table-cell table:style-name="ce24" office:value-type="string" calcext:value-type="string">
            <text:p>Dinas Perkebunan</text:p>
          </table:table-cell>
          <table:table-cell table:style-name="ce24" office:value-type="string" calcext:value-type="string">
            <text:p>1 Pemprov NTB</text:p>
          </table:table-cell>
          <table:table-cell table:style-name="ce69" office:value-type="string" calcext:value-type="string">
            <text:p><text:a xlink:href="http://103.3.77.226:8081/iclock/data/employee/?DeptID__DeptID__exact=27" xlink:type="simple">employee</text:a></text:p>
          </table:table-cell>
          <table:table-cell table:number-columns-repeated="1019"/>
        </table:table-row>
        <table:table-row table:style-name="ro4">
          <table:table-cell table:style-name="ce23"/>
          <table:table-cell table:style-name="ce40" office:value-type="float" office:value="20" calcext:value-type="float">
            <text:p>20</text:p>
          </table:table-cell>
          <table:table-cell table:style-name="ce23" office:value-type="string" calcext:value-type="string">
            <text:p>BPSDM</text:p>
          </table:table-cell>
          <table:table-cell table:style-name="ce23" office:value-type="string" calcext:value-type="string">
            <text:p>1 Pemprov NTB</text:p>
          </table:table-cell>
          <table:table-cell table:style-name="ce70" office:value-type="string" calcext:value-type="string">
            <text:p><text:a xlink:href="http://103.3.77.226:8081/iclock/data/employee/?DeptID__DeptID__exact=20" xlink:type="simple">employee</text:a></text:p>
          </table:table-cell>
          <table:table-cell table:number-columns-repeated="1019"/>
        </table:table-row>
        <table:table-row table:style-name="ro1">
          <table:table-cell table:style-name="ce25"/>
          <table:table-cell table:style-name="ce41" office:value-type="float" office:value="23" calcext:value-type="float">
            <text:p>23</text:p>
          </table:table-cell>
          <table:table-cell table:style-name="ce25" office:value-type="string" calcext:value-type="string">
            <text:p>Distamben</text:p>
          </table:table-cell>
          <table:table-cell table:style-name="ce25" office:value-type="string" calcext:value-type="string">
            <text:p>1 Pemprov NTB</text:p>
          </table:table-cell>
          <table:table-cell table:style-name="ce71" office:value-type="string" calcext:value-type="string">
            <text:p><text:a xlink:href="http://103.3.77.226:8081/iclock/data/employee/?DeptID__DeptID__exact=23" xlink:type="simple">employee</text:a></text:p>
          </table:table-cell>
          <table:table-cell table:number-columns-repeated="1019"/>
        </table:table-row>
        <table:table-row table:style-name="ro4">
          <table:table-cell table:style-name="ce23"/>
          <table:table-cell table:style-name="ce42" office:value-type="float" office:value="42" calcext:value-type="float">
            <text:p>42</text:p>
          </table:table-cell>
          <table:table-cell table:style-name="ce23" office:value-type="string" calcext:value-type="string">
            <text:p>Inspektorat</text:p>
          </table:table-cell>
          <table:table-cell table:style-name="ce23" office:value-type="string" calcext:value-type="string">
            <text:p>1 Pemprov NTB</text:p>
          </table:table-cell>
          <table:table-cell table:style-name="ce70" office:value-type="string" calcext:value-type="string">
            <text:p><text:a xlink:href="http://103.3.77.226:8081/iclock/data/employee/?DeptID__DeptID__exact=42" xlink:type="simple">employee</text:a></text:p>
          </table:table-cell>
          <table:table-cell table:number-columns-repeated="1019"/>
        </table:table-row>
        <table:table-row table:style-name="ro4">
          <table:table-cell table:style-name="ce24"/>
          <table:table-cell table:style-name="ce43" office:value-type="float" office:value="41" calcext:value-type="float">
            <text:p>41</text:p>
          </table:table-cell>
          <table:table-cell table:style-name="ce24" office:value-type="string" calcext:value-type="string">
            <text:p>Sekwan</text:p>
          </table:table-cell>
          <table:table-cell table:style-name="ce24" office:value-type="string" calcext:value-type="string">
            <text:p>1 Pemprov NTB</text:p>
          </table:table-cell>
          <table:table-cell table:style-name="ce69" office:value-type="string" calcext:value-type="string">
            <text:p><text:a xlink:href="http://103.3.77.226:8081/iclock/data/employee/?DeptID__DeptID__exact=41" xlink:type="simple">employee</text:a></text:p>
          </table:table-cell>
          <table:table-cell table:number-columns-repeated="1019"/>
        </table:table-row>
        <table:table-row table:style-name="ro4">
          <table:table-cell table:style-name="ce23"/>
          <table:table-cell table:style-name="ce44" office:value-type="float" office:value="31" calcext:value-type="float">
            <text:p>31</text:p>
          </table:table-cell>
          <table:table-cell table:style-name="ce23" office:value-type="string" calcext:value-type="string">
            <text:p>Dinas Perhubungan</text:p>
          </table:table-cell>
          <table:table-cell table:style-name="ce23" office:value-type="string" calcext:value-type="string">
            <text:p>1 Pemprov NTB</text:p>
          </table:table-cell>
          <table:table-cell table:style-name="ce70" office:value-type="string" calcext:value-type="string">
            <text:p><text:a xlink:href="http://103.3.77.226:8081/iclock/data/employee/?DeptID__DeptID__exact=31" xlink:type="simple">employee</text:a></text:p>
          </table:table-cell>
          <table:table-cell table:number-columns-repeated="1019"/>
        </table:table-row>
        <table:table-row table:style-name="ro4">
          <table:table-cell table:style-name="ce24"/>
          <table:table-cell table:style-name="ce45" office:value-type="float" office:value="12" calcext:value-type="float">
            <text:p>12</text:p>
          </table:table-cell>
          <table:table-cell table:style-name="ce24" office:value-type="string" calcext:value-type="string">
            <text:p>Bappeda</text:p>
          </table:table-cell>
          <table:table-cell table:style-name="ce24" office:value-type="string" calcext:value-type="string">
            <text:p>1 Pemprov NTB</text:p>
          </table:table-cell>
          <table:table-cell table:style-name="ce69" office:value-type="string" calcext:value-type="string">
            <text:p><text:a xlink:href="http://103.3.77.226:8081/iclock/data/employee/?DeptID__DeptID__exact=12" xlink:type="simple">employee</text:a></text:p>
          </table:table-cell>
          <table:table-cell table:number-columns-repeated="1019"/>
        </table:table-row>
        <table:table-row table:style-name="ro4">
          <table:table-cell table:style-name="ce23"/>
          <table:table-cell table:style-name="ce46" office:value-type="float" office:value="13" calcext:value-type="float">
            <text:p>13</text:p>
          </table:table-cell>
          <table:table-cell table:style-name="ce23" office:value-type="string" calcext:value-type="string">
            <text:p>Diskominfotik</text:p>
          </table:table-cell>
          <table:table-cell table:style-name="ce23" office:value-type="string" calcext:value-type="string">
            <text:p>1 Pemprov NTB</text:p>
          </table:table-cell>
          <table:table-cell table:style-name="ce70" office:value-type="string" calcext:value-type="string">
            <text:p><text:a xlink:href="http://103.3.77.226:8081/iclock/data/employee/?DeptID__DeptID__exact=13" xlink:type="simple">employee</text:a></text:p>
          </table:table-cell>
          <table:table-cell table:number-columns-repeated="1019"/>
        </table:table-row>
        <table:table-row table:style-name="ro4">
          <table:table-cell table:style-name="ce24"/>
          <table:table-cell table:style-name="ce47" office:value-type="float" office:value="14" calcext:value-type="float">
            <text:p>14</text:p>
          </table:table-cell>
          <table:table-cell table:style-name="ce24" office:value-type="string" calcext:value-type="string">
            <text:p>Dispora</text:p>
          </table:table-cell>
          <table:table-cell table:style-name="ce24" office:value-type="string" calcext:value-type="string">
            <text:p>1 Pemprov NTB</text:p>
          </table:table-cell>
          <table:table-cell table:style-name="ce69" office:value-type="string" calcext:value-type="string">
            <text:p><text:a xlink:href="http://103.3.77.226:8081/iclock/data/employee/?DeptID__DeptID__exact=14" xlink:type="simple">employee</text:a></text:p>
          </table:table-cell>
          <table:table-cell table:number-columns-repeated="1019"/>
        </table:table-row>
        <table:table-row table:style-name="ro4">
          <table:table-cell table:style-name="ce23"/>
          <table:table-cell table:style-name="ce48" office:value-type="float" office:value="15" calcext:value-type="float">
            <text:p>15</text:p>
          </table:table-cell>
          <table:table-cell table:style-name="ce23" office:value-type="string" calcext:value-type="string">
            <text:p>Bakesbangpoldagri</text:p>
          </table:table-cell>
          <table:table-cell table:style-name="ce23" office:value-type="string" calcext:value-type="string">
            <text:p>1 Pemprov NTB</text:p>
          </table:table-cell>
          <table:table-cell table:style-name="ce70" office:value-type="string" calcext:value-type="string">
            <text:p><text:a xlink:href="http://103.3.77.226:8081/iclock/data/employee/?DeptID__DeptID__exact=15" xlink:type="simple">employee</text:a></text:p>
          </table:table-cell>
          <table:table-cell table:number-columns-repeated="1019"/>
        </table:table-row>
        <table:table-row table:style-name="ro4">
          <table:table-cell table:style-name="ce24"/>
          <table:table-cell table:style-name="ce49" office:value-type="float" office:value="16" calcext:value-type="float">
            <text:p>16</text:p>
          </table:table-cell>
          <table:table-cell table:style-name="ce24" office:value-type="string" calcext:value-type="string">
            <text:p>DKP</text:p>
          </table:table-cell>
          <table:table-cell table:style-name="ce24" office:value-type="string" calcext:value-type="string">
            <text:p>1 Pemprov NTB</text:p>
          </table:table-cell>
          <table:table-cell table:style-name="ce69" office:value-type="string" calcext:value-type="string">
            <text:p><text:a xlink:href="http://103.3.77.226:8081/iclock/data/employee/?DeptID__DeptID__exact=16" xlink:type="simple">employee</text:a></text:p>
          </table:table-cell>
          <table:table-cell table:number-columns-repeated="1019"/>
        </table:table-row>
        <table:table-row table:style-name="ro4">
          <table:table-cell table:style-name="ce23"/>
          <table:table-cell table:style-name="ce50" office:value-type="float" office:value="17" calcext:value-type="float">
            <text:p>17</text:p>
          </table:table-cell>
          <table:table-cell table:style-name="ce23" office:value-type="string" calcext:value-type="string">
            <text:p>DPMPT</text:p>
          </table:table-cell>
          <table:table-cell table:style-name="ce23" office:value-type="string" calcext:value-type="string">
            <text:p>1 Pemprov NTB</text:p>
          </table:table-cell>
          <table:table-cell table:style-name="ce70" office:value-type="string" calcext:value-type="string">
            <text:p><text:a xlink:href="http://103.3.77.226:8081/iclock/data/employee/?DeptID__DeptID__exact=17" xlink:type="simple">employee</text:a></text:p>
          </table:table-cell>
          <table:table-cell table:number-columns-repeated="1019"/>
        </table:table-row>
        <table:table-row table:style-name="ro4">
          <table:table-cell table:style-name="ce24"/>
          <table:table-cell table:style-name="ce51" office:value-type="float" office:value="18" calcext:value-type="float">
            <text:p>18</text:p>
          </table:table-cell>
          <table:table-cell table:style-name="ce24" office:value-type="string" calcext:value-type="string">
            <text:p>DPMPD Dukcapil</text:p>
          </table:table-cell>
          <table:table-cell table:style-name="ce24" office:value-type="string" calcext:value-type="string">
            <text:p>1 Pemprov NTB</text:p>
          </table:table-cell>
          <table:table-cell table:style-name="ce69" office:value-type="string" calcext:value-type="string">
            <text:p><text:a xlink:href="http://103.3.77.226:8081/iclock/data/employee/?DeptID__DeptID__exact=18" xlink:type="simple">employee</text:a></text:p>
          </table:table-cell>
          <table:table-cell table:number-columns-repeated="1019"/>
        </table:table-row>
        <table:table-row table:style-name="ro4">
          <table:table-cell table:style-name="ce23"/>
          <table:table-cell table:style-name="ce52" office:value-type="float" office:value="19" calcext:value-type="float">
            <text:p>19</text:p>
          </table:table-cell>
          <table:table-cell table:style-name="ce23" office:value-type="string" calcext:value-type="string">
            <text:p>BPAP</text:p>
          </table:table-cell>
          <table:table-cell table:style-name="ce23" office:value-type="string" calcext:value-type="string">
            <text:p>1 Pemprov NTB</text:p>
          </table:table-cell>
          <table:table-cell table:style-name="ce70" office:value-type="string" calcext:value-type="string">
            <text:p><text:a xlink:href="http://103.3.77.226:8081/iclock/data/employee/?DeptID__DeptID__exact=19" xlink:type="simple">employee</text:a></text:p>
          </table:table-cell>
          <table:table-cell table:number-columns-repeated="1019"/>
        </table:table-row>
        <table:table-row table:style-name="ro4">
          <table:table-cell table:style-name="ce24"/>
          <table:table-cell table:style-name="ce53" office:value-type="float" office:value="26" calcext:value-type="float">
            <text:p>26</text:p>
          </table:table-cell>
          <table:table-cell table:style-name="ce24" office:value-type="string" calcext:value-type="string">
            <text:p>Dislutkan</text:p>
          </table:table-cell>
          <table:table-cell table:style-name="ce24" office:value-type="string" calcext:value-type="string">
            <text:p>1 Pemprov NTB</text:p>
          </table:table-cell>
          <table:table-cell table:style-name="ce69" office:value-type="string" calcext:value-type="string">
            <text:p><text:a xlink:href="http://103.3.77.226:8081/iclock/data/employee/?DeptID__DeptID__exact=26" xlink:type="simple">employee</text:a></text:p>
          </table:table-cell>
          <table:table-cell table:number-columns-repeated="1019"/>
        </table:table-row>
        <table:table-row table:style-name="ro4">
          <table:table-cell table:style-name="ce23"/>
          <table:table-cell table:style-name="ce54" office:value-type="float" office:value="24" calcext:value-type="float">
            <text:p>24</text:p>
          </table:table-cell>
          <table:table-cell table:style-name="ce23" office:value-type="string" calcext:value-type="string">
            <text:p>Disnakertrans</text:p>
          </table:table-cell>
          <table:table-cell table:style-name="ce23" office:value-type="string" calcext:value-type="string">
            <text:p>1 Pemprov NTB</text:p>
          </table:table-cell>
          <table:table-cell table:style-name="ce70" office:value-type="string" calcext:value-type="string">
            <text:p><text:a xlink:href="http://103.3.77.226:8081/iclock/data/employee/?DeptID__DeptID__exact=24" xlink:type="simple">employee</text:a></text:p>
          </table:table-cell>
          <table:table-cell table:number-columns-repeated="1019"/>
        </table:table-row>
        <table:table-row table:style-name="ro4">
          <table:table-cell table:style-name="ce24"/>
          <table:table-cell table:style-name="ce55" office:value-type="float" office:value="25" calcext:value-type="float">
            <text:p>25</text:p>
          </table:table-cell>
          <table:table-cell table:style-name="ce24" office:value-type="string" calcext:value-type="string">
            <text:p>DLHK</text:p>
          </table:table-cell>
          <table:table-cell table:style-name="ce24" office:value-type="string" calcext:value-type="string">
            <text:p>1 Pemprov NTB</text:p>
          </table:table-cell>
          <table:table-cell table:style-name="ce69" office:value-type="string" calcext:value-type="string">
            <text:p><text:a xlink:href="http://103.3.77.226:8081/iclock/data/employee/?DeptID__DeptID__exact=25" xlink:type="simple">employee</text:a></text:p>
          </table:table-cell>
          <table:table-cell table:number-columns-repeated="1019"/>
        </table:table-row>
        <table:table-row table:style-name="ro4">
          <table:table-cell table:style-name="ce23"/>
          <table:table-cell table:style-name="ce56" office:value-type="float" office:value="32" calcext:value-type="float">
            <text:p>32</text:p>
          </table:table-cell>
          <table:table-cell table:style-name="ce23" office:value-type="string" calcext:value-type="string">
            <text:p>Dinas Sosial</text:p>
          </table:table-cell>
          <table:table-cell table:style-name="ce23" office:value-type="string" calcext:value-type="string">
            <text:p>1 Pemprov NTB</text:p>
          </table:table-cell>
          <table:table-cell table:style-name="ce70" office:value-type="string" calcext:value-type="string">
            <text:p><text:a xlink:href="http://103.3.77.226:8081/iclock/data/employee/?DeptID__DeptID__exact=32" xlink:type="simple">employee</text:a></text:p>
          </table:table-cell>
          <table:table-cell table:number-columns-repeated="1019"/>
        </table:table-row>
        <table:table-row table:style-name="ro4">
          <table:table-cell table:style-name="ce24"/>
          <table:table-cell table:style-name="ce57" office:value-type="float" office:value="28" calcext:value-type="float">
            <text:p>28</text:p>
          </table:table-cell>
          <table:table-cell table:style-name="ce24" office:value-type="string" calcext:value-type="string">
            <text:p>Distanbun</text:p>
          </table:table-cell>
          <table:table-cell table:style-name="ce24" office:value-type="string" calcext:value-type="string">
            <text:p>1 Pemprov NTB</text:p>
          </table:table-cell>
          <table:table-cell table:style-name="ce69" office:value-type="string" calcext:value-type="string">
            <text:p><text:a xlink:href="http://103.3.77.226:8081/iclock/data/employee/?DeptID__DeptID__exact=28" xlink:type="simple">employee</text:a></text:p>
          </table:table-cell>
          <table:table-cell table:number-columns-repeated="1019"/>
        </table:table-row>
        <table:table-row table:style-name="ro4">
          <table:table-cell table:style-name="ce23"/>
          <table:table-cell table:style-name="ce58" office:value-type="float" office:value="29" calcext:value-type="float">
            <text:p>29</text:p>
          </table:table-cell>
          <table:table-cell table:style-name="ce23" office:value-type="string" calcext:value-type="string">
            <text:p>Dinas Koperasi UKM</text:p>
          </table:table-cell>
          <table:table-cell table:style-name="ce23" office:value-type="string" calcext:value-type="string">
            <text:p>1 Pemprov NTB</text:p>
          </table:table-cell>
          <table:table-cell table:style-name="ce70" office:value-type="string" calcext:value-type="string">
            <text:p><text:a xlink:href="http://103.3.77.226:8081/iclock/data/employee/?DeptID__DeptID__exact=29" xlink:type="simple">employee</text:a></text:p>
          </table:table-cell>
          <table:table-cell table:number-columns-repeated="1019"/>
        </table:table-row>
        <table:table-row table:style-name="ro4">
          <table:table-cell table:style-name="ce24"/>
          <table:table-cell table:style-name="ce59" office:value-type="float" office:value="30" calcext:value-type="float">
            <text:p>30</text:p>
          </table:table-cell>
          <table:table-cell table:style-name="ce24" office:value-type="string" calcext:value-type="string">
            <text:p>Disnakkeswan</text:p>
          </table:table-cell>
          <table:table-cell table:style-name="ce24" office:value-type="string" calcext:value-type="string">
            <text:p>1 Pemprov NTB</text:p>
          </table:table-cell>
          <table:table-cell table:style-name="ce69" office:value-type="string" calcext:value-type="string">
            <text:p><text:a xlink:href="http://103.3.77.226:8081/iclock/data/employee/?DeptID__DeptID__exact=30" xlink:type="simple">employee</text:a></text:p>
          </table:table-cell>
          <table:table-cell table:number-columns-repeated="1019"/>
        </table:table-row>
        <table:table-row table:style-name="ro4">
          <table:table-cell table:style-name="ce23"/>
          <table:table-cell table:style-name="ce60" office:value-type="float" office:value="33" calcext:value-type="float">
            <text:p>33</text:p>
          </table:table-cell>
          <table:table-cell table:style-name="ce23" office:value-type="string" calcext:value-type="string">
            <text:p>Dinas Kesehatan</text:p>
          </table:table-cell>
          <table:table-cell table:style-name="ce23" office:value-type="string" calcext:value-type="string">
            <text:p>1 Pemprov NTB</text:p>
          </table:table-cell>
          <table:table-cell table:style-name="ce70" office:value-type="string" calcext:value-type="string">
            <text:p><text:a xlink:href="http://103.3.77.226:8081/iclock/data/employee/?DeptID__DeptID__exact=33" xlink:type="simple">employee</text:a></text:p>
          </table:table-cell>
          <table:table-cell table:number-columns-repeated="1019"/>
        </table:table-row>
        <table:table-row table:style-name="ro4">
          <table:table-cell table:style-name="ce24"/>
          <table:table-cell table:style-name="ce61" office:value-type="float" office:value="34" calcext:value-type="float">
            <text:p>34</text:p>
          </table:table-cell>
          <table:table-cell table:style-name="ce24" office:value-type="string" calcext:value-type="string">
            <text:p>Dinas Perdagangan</text:p>
          </table:table-cell>
          <table:table-cell table:style-name="ce24" office:value-type="string" calcext:value-type="string">
            <text:p>1 Pemprov NTB</text:p>
          </table:table-cell>
          <table:table-cell table:style-name="ce69" office:value-type="string" calcext:value-type="string">
            <text:p><text:a xlink:href="http://103.3.77.226:8081/iclock/data/employee/?DeptID__DeptID__exact=34" xlink:type="simple">employee</text:a></text:p>
          </table:table-cell>
          <table:table-cell table:number-columns-repeated="1019"/>
        </table:table-row>
        <table:table-row table:style-name="ro4">
          <table:table-cell table:style-name="ce23"/>
          <table:table-cell table:style-name="ce62" office:value-type="float" office:value="35" calcext:value-type="float">
            <text:p>35</text:p>
          </table:table-cell>
          <table:table-cell table:style-name="ce23" office:value-type="string" calcext:value-type="string">
            <text:p>Dinas PUTR</text:p>
          </table:table-cell>
          <table:table-cell table:style-name="ce23" office:value-type="string" calcext:value-type="string">
            <text:p>1 Pemprov NTB</text:p>
          </table:table-cell>
          <table:table-cell table:style-name="ce70" office:value-type="string" calcext:value-type="string">
            <text:p><text:a xlink:href="http://103.3.77.226:8081/iclock/data/employee/?DeptID__DeptID__exact=35" xlink:type="simple">employee</text:a></text:p>
          </table:table-cell>
          <table:table-cell table:number-columns-repeated="1019"/>
        </table:table-row>
        <table:table-row table:style-name="ro4">
          <table:table-cell table:style-name="ce24"/>
          <table:table-cell table:style-name="ce63" office:value-type="float" office:value="36" calcext:value-type="float">
            <text:p>36</text:p>
          </table:table-cell>
          <table:table-cell table:style-name="ce24" office:value-type="string" calcext:value-type="string">
            <text:p>Dinas Pariwisata</text:p>
          </table:table-cell>
          <table:table-cell table:style-name="ce24" office:value-type="string" calcext:value-type="string">
            <text:p>1 Pemprov NTB</text:p>
          </table:table-cell>
          <table:table-cell table:style-name="ce69" office:value-type="string" calcext:value-type="string">
            <text:p><text:a xlink:href="http://103.3.77.226:8081/iclock/data/employee/?DeptID__DeptID__exact=36" xlink:type="simple">employee</text:a></text:p>
          </table:table-cell>
          <table:table-cell table:number-columns-repeated="1019"/>
        </table:table-row>
        <table:table-row table:style-name="ro4">
          <table:table-cell table:style-name="ce23"/>
          <table:table-cell table:style-name="ce64" office:value-type="float" office:value="38" calcext:value-type="float">
            <text:p>38</text:p>
          </table:table-cell>
          <table:table-cell table:style-name="ce23" office:value-type="string" calcext:value-type="string">
            <text:p>Dinas Dikbud</text:p>
          </table:table-cell>
          <table:table-cell table:style-name="ce23" office:value-type="string" calcext:value-type="string">
            <text:p>1 Pemprov NTB</text:p>
          </table:table-cell>
          <table:table-cell table:style-name="ce70" office:value-type="string" calcext:value-type="string">
            <text:p><text:a xlink:href="http://103.3.77.226:8081/iclock/data/employee/?DeptID__DeptID__exact=38" xlink:type="simple">employee</text:a></text:p>
          </table:table-cell>
          <table:table-cell table:number-columns-repeated="1019"/>
        </table:table-row>
        <table:table-row table:style-name="ro4">
          <table:table-cell table:style-name="ce24"/>
          <table:table-cell table:style-name="ce65" office:value-type="float" office:value="39" calcext:value-type="float">
            <text:p>39</text:p>
          </table:table-cell>
          <table:table-cell table:style-name="ce24" office:value-type="string" calcext:value-type="string">
            <text:p>RSU</text:p>
          </table:table-cell>
          <table:table-cell table:style-name="ce24" office:value-type="string" calcext:value-type="string">
            <text:p>1 Pemprov NTB</text:p>
          </table:table-cell>
          <table:table-cell table:style-name="ce69" office:value-type="string" calcext:value-type="string">
            <text:p><text:a xlink:href="http://103.3.77.226:8081/iclock/data/employee/?DeptID__DeptID__exact=39" xlink:type="simple">employee</text:a></text:p>
          </table:table-cell>
          <table:table-cell table:number-columns-repeated="1019"/>
        </table:table-row>
        <table:table-row table:style-name="ro4">
          <table:table-cell table:style-name="ce23"/>
          <table:table-cell table:style-name="ce66" office:value-type="float" office:value="40" calcext:value-type="float">
            <text:p>40</text:p>
          </table:table-cell>
          <table:table-cell table:style-name="ce23" office:value-type="string" calcext:value-type="string">
            <text:p>RSJ</text:p>
          </table:table-cell>
          <table:table-cell table:style-name="ce23" office:value-type="string" calcext:value-type="string">
            <text:p>1 Pemprov NTB</text:p>
          </table:table-cell>
          <table:table-cell table:style-name="ce70" office:value-type="string" calcext:value-type="string">
            <text:p><text:a xlink:href="http://103.3.77.226:8081/iclock/data/employee/?DeptID__DeptID__exact=40" xlink:type="simple">employee</text:a></text:p>
          </table:table-cell>
          <table:table-cell table:number-columns-repeated="1019"/>
        </table:table-row>
        <table:table-row table:style-name="ro4">
          <table:table-cell table:style-name="ce24"/>
          <table:table-cell table:style-name="ce67" office:value-type="float" office:value="43" calcext:value-type="float">
            <text:p>43</text:p>
          </table:table-cell>
          <table:table-cell table:style-name="ce24" office:value-type="string" calcext:value-type="string">
            <text:p>Sat Pol PP</text:p>
          </table:table-cell>
          <table:table-cell table:style-name="ce24" office:value-type="string" calcext:value-type="string">
            <text:p>1 Pemprov NTB</text:p>
          </table:table-cell>
          <table:table-cell table:style-name="ce69" office:value-type="string" calcext:value-type="string">
            <text:p><text:a xlink:href="http://103.3.77.226:8081/iclock/data/employee/?DeptID__DeptID__exact=43" xlink:type="simple">employee</text:a></text:p>
          </table:table-cell>
          <table:table-cell table:number-columns-repeated="1019"/>
        </table:table-row>
        <table:table-row table:style-name="ro4">
          <table:table-cell table:style-name="ce23"/>
          <table:table-cell table:style-name="ce68" office:value-type="float" office:value="101" calcext:value-type="float">
            <text:p>101</text:p>
          </table:table-cell>
          <table:table-cell table:style-name="ce23" office:value-type="string" calcext:value-type="string">
            <text:p>Sekretaris Daerah</text:p>
          </table:table-cell>
          <table:table-cell table:style-name="ce23" office:value-type="string" calcext:value-type="string">
            <text:p>1 Pemprov NTB</text:p>
          </table:table-cell>
          <table:table-cell table:style-name="ce70" office:value-type="string" calcext:value-type="string">
            <text:p><text:a xlink:href="http://103.3.77.226:8081/iclock/data/employee/?DeptID__DeptID__exact=101" xlink:type="simple">employee</text:a></text:p>
          </table:table-cell>
          <table:table-cell table:number-columns-repeated="101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 style:data-style-name="N2" text:time-value="15:43:32.367732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DE</meta:initial-creator>
    <meta:print-date>2017-03-07T02:07:21</meta:print-date>
    <meta:creation-date>2016-08-30T23:55:58</meta:creation-date>
    <dc:date>2018-08-27T15:49:02.459455066</dc:date>
    <meta:generator>LibreOffice/5.1.6.2$Linux_X86_64 LibreOffice_project/10m0$Build-2</meta:generator>
    <meta:editing-duration>PT12M50S</meta:editing-duration>
    <meta:editing-cycles>2</meta:editing-cycles>
    <meta:document-statistic meta:table-count="3" meta:cell-count="2954" meta:object-count="43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